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style:font-size-asian="11pt" style:font-size-complex="11pt"/>
    </style:style>
    <style:style style:name="P2"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fo:font-size="11pt" fo:font-weight="normal" style:font-size-asian="11pt" style:font-weight-asian="normal" style:font-size-complex="11pt" style:font-weight-complex="normal"/>
    </style:style>
    <style:style style:name="P3" style:family="paragraph" style:parent-style-name="Standard" style:master-page-name="">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1393abe"/>
    </style:style>
    <style:style style:name="P4"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style:font-size-asian="11pt" style:font-weight-asian="normal" style:font-size-complex="11pt" style:font-weight-complex="normal"/>
    </style:style>
    <style:style style:name="P5"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1393abe" style:font-size-asian="11pt" style:font-weight-asian="normal" style:font-size-complex="11pt" style:font-weight-complex="normal"/>
    </style:style>
    <style:style style:name="P6"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1pt" fo:font-weight="normal" officeooo:paragraph-rsid="005dd3be" style:font-size-asian="11pt" style:font-weight-asian="normal" style:font-size-complex="11pt" style:font-weight-complex="normal"/>
    </style:style>
    <style:style style:name="P7"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cb7ffa" officeooo:paragraph-rsid="00cb7ffa" style:font-size-asian="13pt" style:font-weight-asian="bold" style:font-size-complex="13pt" style:font-weight-complex="bold"/>
    </style:style>
    <style:style style:name="P8" style:family="paragraph" style:parent-style-name="Standard">
      <loext:graphic-properties draw:fill="none" draw:fill-color="#729fcf"/>
      <style:paragraph-properties fo:margin-left="0cm" fo:margin-right="0cm" fo:margin-top="0cm" fo:margin-bottom="0.282cm" style:contextual-spacing="false" fo:line-height="108%" fo:text-align="start" style:justify-single-word="false" fo:orphans="2" fo:widows="2" fo:text-indent="0cm" style:auto-text-indent="false" fo:background-color="transparent" style:writing-mode="lr-tb"/>
    </style:style>
    <style:style style:name="P9" style:family="paragraph" style:parent-style-name="Standard">
      <loext:graphic-properties draw:fill="none" draw:fill-color="#729fcf"/>
      <style:paragraph-properties fo:margin-left="0cm" fo:margin-right="0cm" fo:margin-top="0cm" fo:margin-bottom="0.182cm" style:contextual-spacing="false" fo:line-height="108%" fo:text-align="start" style:justify-single-word="false" fo:orphans="2" fo:widows="2" fo:text-indent="0cm" style:auto-text-indent="false" fo:background-color="transparent" style:writing-mode="lr-tb"/>
      <style:text-properties fo:font-size="14pt" fo:font-weight="bold" officeooo:rsid="012aab92" officeooo:paragraph-rsid="0135aeb8" style:font-size-asian="14pt" style:font-weight-asian="bold" style:font-size-complex="14pt" style:font-weight-complex="bold"/>
    </style:style>
    <style:style style:name="P10" style:family="paragraph" style:parent-style-name="Standard" style:master-page-name="">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667c01"/>
    </style:style>
    <style:style style:name="P11"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64daf1" officeooo:paragraph-rsid="01667c01" style:font-size-asian="9.60000038146973pt" style:font-style-asian="normal" style:font-weight-asian="normal" style:font-size-complex="11pt" style:font-style-complex="normal" style:font-weight-complex="normal"/>
    </style:style>
    <style:style style:name="P12"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paragraph-rsid="018b26d9"/>
    </style:style>
    <style:style style:name="P13" style:family="paragraph" style:parent-style-name="Standard">
      <loext:graphic-properties draw:fill="none" draw:fill-color="#729fcf"/>
      <style:paragraph-properties fo:margin-left="0cm" fo:margin-right="0cm" fo:margin-top="0cm" fo:margin-bottom="0cm" style:contextual-spacing="false" fo:line-height="108%" fo:text-align="start" style:justify-single-word="false" fo:orphans="2" fo:widows="2" fo:text-indent="0cm" style:auto-text-indent="false" fo:background-color="transparent" style:writing-mode="lr-tb"/>
      <style:text-properties officeooo:rsid="019e06d2" officeooo:paragraph-rsid="019e06d2"/>
    </style:style>
    <style:style style:name="P14" style:family="paragraph" style:parent-style-name="Standard">
      <loext:graphic-properties draw:fill="none" draw:fill-color="#729fcf"/>
      <style:paragraph-properties fo:margin-left="0cm" fo:margin-right="0cm" fo:margin-top="0.101cm" fo:margin-bottom="0.182cm" style:contextual-spacing="false" fo:line-height="108%" fo:text-align="start" style:justify-single-word="false" fo:orphans="2" fo:widows="2" fo:text-indent="0cm" style:auto-text-indent="false" fo:background-color="transparent" style:writing-mode="lr-tb"/>
      <style:text-properties style:text-line-through-style="none" style:text-line-through-type="none" style:text-position="0% 100%" fo:font-size="11pt" fo:font-style="normal" fo:font-weight="normal" officeooo:rsid="013d8bcb" officeooo:paragraph-rsid="0140d547" style:font-size-asian="9.60000038146973pt" style:font-style-asian="normal" style:font-weight-asian="normal" style:font-size-complex="11pt" style:font-style-complex="normal" style:font-weight-complex="normal"/>
    </style:style>
    <style:style style:name="P15" style:family="paragraph" style:parent-style-name="Standard" style:master-page-name="">
      <loext:graphic-properties draw:fill="none" draw:fill-color="#729fcf"/>
      <style:paragraph-properties fo:margin-left="0cm" fo:margin-right="-0.499cm" fo:margin-top="0cm" fo:margin-bottom="0cm" style:contextual-spacing="false" fo:line-height="108%" fo:text-align="start" style:justify-single-word="false" fo:orphans="2" fo:widows="2" fo:text-indent="0cm" style:auto-text-indent="false" style:page-number="auto" fo:background-color="transparent" style:writing-mode="lr-tb"/>
      <style:text-properties officeooo:paragraph-rsid="0150cf6d"/>
    </style:style>
    <style:style style:name="P16"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1de3920"/>
    </style:style>
    <style:style style:name="P17" style:family="paragraph" style:parent-style-name="Standard" style:list-style-name="L1">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style:text-line-through-style="none" style:text-line-through-type="none" style:text-position="0% 100%" fo:font-size="11pt" fo:font-style="normal" fo:font-weight="normal" officeooo:rsid="01ddeab8" officeooo:paragraph-rsid="01df6634" style:font-size-asian="9.60000038146973pt" style:font-style-asian="normal" style:font-weight-asian="normal" style:font-size-complex="11pt" style:font-style-complex="normal" style:font-weight-complex="normal"/>
    </style:style>
    <style:style style:name="P18"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paragraph-rsid="02167697"/>
    </style:style>
    <style:style style:name="P19" style:family="paragraph" style:parent-style-name="Standard">
      <loext:graphic-properties draw:fill="none" draw:fill-color="#729fcf"/>
      <style:paragraph-properties fo:margin-top="0cm" fo:margin-bottom="0cm" style:contextual-spacing="false" fo:line-height="108%" fo:text-align="start" style:justify-single-word="false" fo:orphans="2" fo:widows="2" fo:background-color="transparent" style:writing-mode="lr-tb"/>
      <style:text-properties officeooo:rsid="021b01b8" officeooo:paragraph-rsid="021b01b8"/>
    </style:style>
    <style:style style:name="T1" style:family="text">
      <style:text-properties fo:font-size="11pt" officeooo:rsid="003f02cc" style:font-size-asian="11pt" style:font-size-complex="11pt"/>
    </style:style>
    <style:style style:name="T2" style:family="text">
      <style:text-properties fo:font-size="11pt" fo:font-weight="normal" officeooo:rsid="0042dc79" style:font-size-asian="9.60000038146973pt" style:font-weight-asian="normal" style:font-size-complex="11pt" style:font-weight-complex="normal"/>
    </style:style>
    <style:style style:name="T3" style:family="text">
      <style:text-properties fo:font-size="11pt" fo:font-weight="normal" officeooo:rsid="00451127" style:font-size-asian="9.60000038146973pt" style:font-weight-asian="normal" style:font-size-complex="11pt" style:font-weight-complex="normal"/>
    </style:style>
    <style:style style:name="T4" style:family="text">
      <style:text-properties fo:font-size="11pt" fo:font-weight="normal" officeooo:rsid="0045c862" style:font-size-asian="9.60000038146973pt" style:font-weight-asian="normal" style:font-size-complex="11pt" style:font-weight-complex="normal"/>
    </style:style>
    <style:style style:name="T5" style:family="text">
      <style:text-properties fo:font-size="11pt" fo:font-weight="normal" officeooo:rsid="0047b7d4" style:font-size-asian="9.60000038146973pt" style:font-weight-asian="normal" style:font-size-complex="11pt" style:font-weight-complex="normal"/>
    </style:style>
    <style:style style:name="T6" style:family="text">
      <style:text-properties fo:font-size="11pt" fo:font-weight="normal" officeooo:rsid="004833d5" style:font-size-asian="9.60000038146973pt" style:font-weight-asian="normal" style:font-size-complex="11pt" style:font-weight-complex="normal"/>
    </style:style>
    <style:style style:name="T7" style:family="text">
      <style:text-properties fo:font-size="11pt" fo:font-weight="normal" officeooo:rsid="00491d71" style:font-size-asian="9.60000038146973pt" style:font-weight-asian="normal" style:font-size-complex="11pt" style:font-weight-complex="normal"/>
    </style:style>
    <style:style style:name="T8" style:family="text">
      <style:text-properties fo:font-size="11pt" fo:font-weight="normal" officeooo:rsid="004c3680" style:font-size-asian="9.60000038146973pt" style:font-weight-asian="normal" style:font-size-complex="11pt" style:font-weight-complex="normal"/>
    </style:style>
    <style:style style:name="T9" style:family="text">
      <style:text-properties fo:font-size="11pt" fo:font-weight="normal" officeooo:rsid="004c6499" style:font-size-asian="9.60000038146973pt" style:font-weight-asian="normal" style:font-size-complex="11pt" style:font-weight-complex="normal"/>
    </style:style>
    <style:style style:name="T10" style:family="text">
      <style:text-properties fo:font-size="11pt" fo:font-weight="normal" officeooo:rsid="004c8915" style:font-size-asian="9.60000038146973pt" style:font-weight-asian="normal" style:font-size-complex="11pt" style:font-weight-complex="normal"/>
    </style:style>
    <style:style style:name="T11" style:family="text">
      <style:text-properties fo:font-size="11pt" fo:font-weight="normal" officeooo:rsid="004d172a" style:font-size-asian="9.60000038146973pt" style:font-weight-asian="normal" style:font-size-complex="11pt" style:font-weight-complex="normal"/>
    </style:style>
    <style:style style:name="T12" style:family="text">
      <style:text-properties fo:font-size="11pt" fo:font-weight="normal" officeooo:rsid="004dd4f3" style:font-size-asian="9.60000038146973pt" style:font-weight-asian="normal" style:font-size-complex="11pt" style:font-weight-complex="normal"/>
    </style:style>
    <style:style style:name="T13" style:family="text">
      <style:text-properties fo:font-size="11pt" fo:font-weight="normal" officeooo:rsid="00444d72" style:font-size-asian="9.60000038146973pt" style:font-weight-asian="normal" style:font-size-complex="11pt" style:font-weight-complex="normal"/>
    </style:style>
    <style:style style:name="T14" style:family="text">
      <style:text-properties fo:font-size="11pt" fo:font-weight="normal" officeooo:rsid="004df2ff" style:font-size-asian="9.60000038146973pt" style:font-weight-asian="normal" style:font-size-complex="11pt" style:font-weight-complex="normal"/>
    </style:style>
    <style:style style:name="T15" style:family="text">
      <style:text-properties fo:font-size="11pt" fo:font-weight="normal" officeooo:rsid="004f25fa" style:font-size-asian="9.60000038146973pt" style:font-weight-asian="normal" style:font-size-complex="11pt" style:font-weight-complex="normal"/>
    </style:style>
    <style:style style:name="T16" style:family="text">
      <style:text-properties fo:font-size="11pt" fo:font-weight="normal" officeooo:rsid="00503256" style:font-size-asian="9.60000038146973pt" style:font-weight-asian="normal" style:font-size-complex="11pt" style:font-weight-complex="normal"/>
    </style:style>
    <style:style style:name="T17" style:family="text">
      <style:text-properties fo:font-size="11pt" fo:font-weight="normal" officeooo:rsid="00504e50" style:font-size-asian="9.60000038146973pt" style:font-weight-asian="normal" style:font-size-complex="11pt" style:font-weight-complex="normal"/>
    </style:style>
    <style:style style:name="T18" style:family="text">
      <style:text-properties fo:font-size="11pt" fo:font-weight="normal" officeooo:rsid="0050b0a3" style:font-size-asian="9.60000038146973pt" style:font-weight-asian="normal" style:font-size-complex="11pt" style:font-weight-complex="normal"/>
    </style:style>
    <style:style style:name="T19" style:family="text">
      <style:text-properties fo:font-size="11pt" fo:font-weight="normal" officeooo:rsid="0050d873" style:font-size-asian="9.60000038146973pt" style:font-weight-asian="normal" style:font-size-complex="11pt" style:font-weight-complex="normal"/>
    </style:style>
    <style:style style:name="T20" style:family="text">
      <style:text-properties fo:font-size="11pt" fo:font-weight="normal" officeooo:rsid="005139e3" style:font-size-asian="9.60000038146973pt" style:font-weight-asian="normal" style:font-size-complex="11pt" style:font-weight-complex="normal"/>
    </style:style>
    <style:style style:name="T21" style:family="text">
      <style:text-properties fo:font-size="11pt" fo:font-weight="normal" officeooo:rsid="0051e9a2" style:font-size-asian="9.60000038146973pt" style:font-weight-asian="normal" style:font-size-complex="11pt" style:font-weight-complex="normal"/>
    </style:style>
    <style:style style:name="T22" style:family="text">
      <style:text-properties fo:font-size="11pt" fo:font-weight="normal" officeooo:rsid="0053cfd0" style:font-size-asian="9.60000038146973pt" style:font-weight-asian="normal" style:font-size-complex="11pt" style:font-weight-complex="normal"/>
    </style:style>
    <style:style style:name="T23" style:family="text">
      <style:text-properties fo:font-size="11pt" fo:font-weight="normal" officeooo:rsid="00550035" style:font-size-asian="9.60000038146973pt" style:font-weight-asian="normal" style:font-size-complex="11pt" style:font-weight-complex="normal"/>
    </style:style>
    <style:style style:name="T24" style:family="text">
      <style:text-properties fo:font-size="11pt" fo:font-weight="normal" officeooo:rsid="00554a60" style:font-size-asian="9.60000038146973pt" style:font-weight-asian="normal" style:font-size-complex="11pt" style:font-weight-complex="normal"/>
    </style:style>
    <style:style style:name="T25" style:family="text">
      <style:text-properties fo:font-size="11pt" fo:font-weight="normal" officeooo:rsid="00558716" style:font-size-asian="9.60000038146973pt" style:font-weight-asian="normal" style:font-size-complex="11pt" style:font-weight-complex="normal"/>
    </style:style>
    <style:style style:name="T26" style:family="text">
      <style:text-properties fo:font-size="11pt" fo:font-weight="normal" officeooo:rsid="0058fa77" style:font-size-asian="9.60000038146973pt" style:font-weight-asian="normal" style:font-size-complex="11pt" style:font-weight-complex="normal"/>
    </style:style>
    <style:style style:name="T27" style:family="text">
      <style:text-properties fo:font-size="11pt" fo:font-weight="normal" officeooo:rsid="005b00c9" style:font-size-asian="9.60000038146973pt" style:font-weight-asian="normal" style:font-size-complex="11pt" style:font-weight-complex="normal"/>
    </style:style>
    <style:style style:name="T28" style:family="text">
      <style:text-properties fo:font-size="11pt" fo:font-weight="normal" officeooo:rsid="005dafb7" style:font-size-asian="9.60000038146973pt" style:font-weight-asian="normal" style:font-size-complex="11pt" style:font-weight-complex="normal"/>
    </style:style>
    <style:style style:name="T29" style:family="text">
      <style:text-properties fo:font-size="11pt" fo:font-weight="normal" officeooo:rsid="005ecaa7" style:font-size-asian="9.60000038146973pt" style:font-weight-asian="normal" style:font-size-complex="11pt" style:font-weight-complex="normal"/>
    </style:style>
    <style:style style:name="T30" style:family="text">
      <style:text-properties fo:font-size="11pt" fo:font-weight="normal" officeooo:rsid="005f9f84" style:font-size-asian="9.60000038146973pt" style:font-weight-asian="normal" style:font-size-complex="11pt" style:font-weight-complex="normal"/>
    </style:style>
    <style:style style:name="T31" style:family="text">
      <style:text-properties fo:font-size="11pt" fo:font-weight="normal" officeooo:rsid="006180d5" style:font-size-asian="9.60000038146973pt" style:font-weight-asian="normal" style:font-size-complex="11pt" style:font-weight-complex="normal"/>
    </style:style>
    <style:style style:name="T32" style:family="text">
      <style:text-properties fo:font-size="11pt" fo:font-weight="normal" officeooo:rsid="00635a5d" style:font-size-asian="9.60000038146973pt" style:font-weight-asian="normal" style:font-size-complex="11pt" style:font-weight-complex="normal"/>
    </style:style>
    <style:style style:name="T33" style:family="text">
      <style:text-properties fo:font-size="11pt" fo:font-weight="normal" officeooo:rsid="00652b1c" style:font-size-asian="9.60000038146973pt" style:font-weight-asian="normal" style:font-size-complex="11pt" style:font-weight-complex="normal"/>
    </style:style>
    <style:style style:name="T34" style:family="text">
      <style:text-properties fo:font-size="11pt" fo:font-weight="normal" officeooo:rsid="012ed902" style:font-size-asian="9.60000038146973pt" style:font-weight-asian="normal" style:font-size-complex="11pt" style:font-weight-complex="normal"/>
    </style:style>
    <style:style style:name="T35" style:family="text">
      <style:text-properties fo:font-size="11pt" fo:font-weight="normal" style:font-size-asian="11pt" style:font-weight-asian="normal" style:font-size-complex="11pt" style:font-weight-complex="normal"/>
    </style:style>
    <style:style style:name="T36" style:family="text">
      <style:text-properties fo:font-size="11pt" fo:font-weight="normal" officeooo:rsid="001a7a2c" style:font-size-asian="11pt" style:font-weight-asian="normal" style:font-size-complex="11pt" style:font-weight-complex="normal"/>
    </style:style>
    <style:style style:name="T37" style:family="text">
      <style:text-properties fo:font-size="11pt" fo:font-weight="normal" officeooo:rsid="005dafb7" style:font-size-asian="11pt" style:font-weight-asian="normal" style:font-size-complex="11pt" style:font-weight-complex="normal"/>
    </style:style>
    <style:style style:name="T38" style:family="text">
      <style:text-properties fo:font-size="11pt" fo:font-weight="normal" officeooo:rsid="001fbfd8" style:font-size-asian="11pt" style:font-weight-asian="normal" style:font-size-complex="11pt" style:font-weight-complex="normal"/>
    </style:style>
    <style:style style:name="T39" style:family="text">
      <style:text-properties fo:font-size="11pt" fo:font-weight="normal" officeooo:rsid="001ba3d9" style:font-size-asian="11pt" style:font-weight-asian="normal" style:font-size-complex="11pt" style:font-weight-complex="normal"/>
    </style:style>
    <style:style style:name="T40" style:family="text">
      <style:text-properties fo:font-size="11pt" fo:font-weight="normal" officeooo:rsid="001bc285" style:font-size-asian="11pt" style:font-weight-asian="normal" style:font-size-complex="11pt" style:font-weight-complex="normal"/>
    </style:style>
    <style:style style:name="T41" style:family="text">
      <style:text-properties fo:font-size="11pt" fo:font-weight="normal" officeooo:rsid="001c2e94" style:font-size-asian="11pt" style:font-weight-asian="normal" style:font-size-complex="11pt" style:font-weight-complex="normal"/>
    </style:style>
    <style:style style:name="T42" style:family="text">
      <style:text-properties fo:font-size="11pt" fo:font-weight="normal" officeooo:rsid="001cb1a9" style:font-size-asian="11pt" style:font-weight-asian="normal" style:font-size-complex="11pt" style:font-weight-complex="normal"/>
    </style:style>
    <style:style style:name="T43" style:family="text">
      <style:text-properties fo:font-size="11pt" fo:font-weight="normal" officeooo:rsid="001e84b8" style:font-size-asian="11pt" style:font-weight-asian="normal" style:font-size-complex="11pt" style:font-weight-complex="normal"/>
    </style:style>
    <style:style style:name="T44" style:family="text">
      <style:text-properties fo:font-size="11pt" fo:font-weight="normal" officeooo:rsid="001f3b34" style:font-size-asian="11pt" style:font-weight-asian="normal" style:font-size-complex="11pt" style:font-weight-complex="normal"/>
    </style:style>
    <style:style style:name="T45" style:family="text">
      <style:text-properties fo:font-size="11pt" fo:font-weight="normal" officeooo:rsid="001f5baf" style:font-size-asian="11pt" style:font-weight-asian="normal" style:font-size-complex="11pt" style:font-weight-complex="normal"/>
    </style:style>
    <style:style style:name="T46" style:family="text">
      <style:text-properties fo:font-size="11pt" fo:font-weight="normal" officeooo:rsid="0021376a" style:font-size-asian="11pt" style:font-weight-asian="normal" style:font-size-complex="11pt" style:font-weight-complex="normal"/>
    </style:style>
    <style:style style:name="T47" style:family="text">
      <style:text-properties fo:font-size="11pt" fo:font-weight="normal" officeooo:rsid="0022c975" style:font-size-asian="11pt" style:font-weight-asian="normal" style:font-size-complex="11pt" style:font-weight-complex="normal"/>
    </style:style>
    <style:style style:name="T48" style:family="text">
      <style:text-properties fo:font-size="11pt" fo:font-weight="normal" officeooo:rsid="00248f53" style:font-size-asian="11pt" style:font-weight-asian="normal" style:font-size-complex="11pt" style:font-weight-complex="normal"/>
    </style:style>
    <style:style style:name="T49" style:family="text">
      <style:text-properties fo:font-size="11pt" fo:font-weight="normal" officeooo:rsid="00265366" style:font-size-asian="11pt" style:font-weight-asian="normal" style:font-size-complex="11pt" style:font-weight-complex="normal"/>
    </style:style>
    <style:style style:name="T50" style:family="text">
      <style:text-properties fo:font-size="11pt" fo:font-weight="normal" officeooo:rsid="0029e48f" style:font-size-asian="11pt" style:font-weight-asian="normal" style:font-size-complex="11pt" style:font-weight-complex="normal"/>
    </style:style>
    <style:style style:name="T51" style:family="text">
      <style:text-properties fo:font-size="11pt" fo:font-weight="normal" officeooo:rsid="002b9ba8" style:font-size-asian="11pt" style:font-weight-asian="normal" style:font-size-complex="11pt" style:font-weight-complex="normal"/>
    </style:style>
    <style:style style:name="T52" style:family="text">
      <style:text-properties fo:font-size="11pt" fo:font-weight="normal" officeooo:rsid="002c4488" style:font-size-asian="11pt" style:font-weight-asian="normal" style:font-size-complex="11pt" style:font-weight-complex="normal"/>
    </style:style>
    <style:style style:name="T53" style:family="text">
      <style:text-properties fo:font-size="11pt" fo:font-weight="normal" officeooo:rsid="002f7003" style:font-size-asian="11pt" style:font-weight-asian="normal" style:font-size-complex="11pt" style:font-weight-complex="normal"/>
    </style:style>
    <style:style style:name="T54" style:family="text">
      <style:text-properties fo:font-size="11pt" fo:font-weight="normal" officeooo:rsid="002d0a37" style:font-size-asian="11pt" style:font-weight-asian="normal" style:font-size-complex="11pt" style:font-weight-complex="normal"/>
    </style:style>
    <style:style style:name="T55" style:family="text">
      <style:text-properties fo:font-size="11pt" fo:font-weight="normal" officeooo:rsid="002db6f8" style:font-size-asian="11pt" style:font-weight-asian="normal" style:font-size-complex="11pt" style:font-weight-complex="normal"/>
    </style:style>
    <style:style style:name="T56" style:family="text">
      <style:text-properties fo:font-size="11pt" fo:font-weight="normal" officeooo:rsid="002f90dc" style:font-size-asian="11pt" style:font-weight-asian="normal" style:font-size-complex="11pt" style:font-weight-complex="normal"/>
    </style:style>
    <style:style style:name="T57" style:family="text">
      <style:text-properties fo:font-size="11pt" fo:font-weight="normal" officeooo:rsid="00317803" style:font-size-asian="11pt" style:font-weight-asian="normal" style:font-size-complex="11pt" style:font-weight-complex="normal"/>
    </style:style>
    <style:style style:name="T58" style:family="text">
      <style:text-properties fo:font-size="11pt" fo:font-weight="normal" officeooo:rsid="0032e97b" style:font-size-asian="11pt" style:font-weight-asian="normal" style:font-size-complex="11pt" style:font-weight-complex="normal"/>
    </style:style>
    <style:style style:name="T59" style:family="text">
      <style:text-properties fo:font-size="11pt" fo:font-weight="normal" officeooo:rsid="003baddd" style:font-size-asian="11pt" style:font-weight-asian="normal" style:font-size-complex="11pt" style:font-weight-complex="normal"/>
    </style:style>
    <style:style style:name="T60" style:family="text">
      <style:text-properties fo:font-size="11pt" fo:font-weight="normal" officeooo:rsid="003c4653" style:font-size-asian="11pt" style:font-weight-asian="normal" style:font-size-complex="11pt" style:font-weight-complex="normal"/>
    </style:style>
    <style:style style:name="T61" style:family="text">
      <style:text-properties fo:font-size="11pt" fo:font-weight="normal" officeooo:rsid="003de709" style:font-size-asian="11pt" style:font-weight-asian="normal" style:font-size-complex="11pt" style:font-weight-complex="normal"/>
    </style:style>
    <style:style style:name="T62" style:family="text">
      <style:text-properties fo:font-size="11pt" fo:font-weight="normal" officeooo:rsid="003f02cc" style:font-size-asian="11pt" style:font-weight-asian="normal" style:font-size-complex="11pt" style:font-weight-complex="normal"/>
    </style:style>
    <style:style style:name="T63" style:family="text">
      <style:text-properties fo:font-size="13pt" fo:font-weight="bold" officeooo:rsid="0041c15d" style:font-size-asian="13pt" style:font-weight-asian="bold" style:font-size-complex="13pt" style:font-weight-complex="bold"/>
    </style:style>
    <style:style style:name="T64" style:family="text">
      <style:text-properties officeooo:rsid="00595f0e"/>
    </style:style>
    <style:style style:name="T65" style:family="text">
      <style:text-properties style:text-line-through-style="none" style:text-line-through-type="none" style:text-position="0% 100%"/>
    </style:style>
    <style:style style:name="T66" style:family="text">
      <style:text-properties style:text-line-through-style="none" style:text-line-through-type="none" style:text-position="0% 100%" fo:font-size="11pt" fo:font-weight="normal"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21"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22"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23" style:family="text">
      <style:text-properties style:text-line-through-style="none" style:text-line-through-type="none" style:text-position="0% 100%" fo:font-size="11pt" fo:font-weight="normal" officeooo:rsid="00a2e480" style:font-size-asian="9.60000038146973pt" style:font-weight-asian="normal" style:font-size-complex="11pt" style:font-weight-complex="normal"/>
    </style:style>
    <style:style style:name="T124" style:family="text">
      <style:text-properties style:text-line-through-style="none" style:text-line-through-type="none" style:text-position="0% 100%" fo:font-size="11pt" fo:font-weight="normal" officeooo:rsid="00a57b6b" style:font-size-asian="9.60000038146973pt" style:font-weight-asian="normal" style:font-size-complex="11pt" style:font-weight-complex="normal"/>
    </style:style>
    <style:style style:name="T125" style:family="text">
      <style:text-properties style:text-line-through-style="none" style:text-line-through-type="none" style:text-position="0% 100%" fo:font-size="11pt" fo:font-weight="normal" officeooo:rsid="00a66ea0" style:font-size-asian="9.60000038146973pt" style:font-weight-asian="normal" style:font-size-complex="11pt" style:font-weight-complex="normal"/>
    </style:style>
    <style:style style:name="T126" style:family="text">
      <style:text-properties style:text-line-through-style="none" style:text-line-through-type="none" style:text-position="0% 100%" fo:font-size="11pt" fo:font-weight="normal" officeooo:rsid="00a7894f" style:font-size-asian="9.60000038146973pt" style:font-weight-asian="normal" style:font-size-complex="11pt" style:font-weight-complex="normal"/>
    </style:style>
    <style:style style:name="T127" style:family="text">
      <style:text-properties style:text-line-through-style="none" style:text-line-through-type="none" style:text-position="0% 100%" fo:font-size="11pt" fo:font-weight="normal" officeooo:rsid="00a8b0b0" style:font-size-asian="9.60000038146973pt" style:font-weight-asian="normal" style:font-size-complex="11pt" style:font-weight-complex="normal"/>
    </style:style>
    <style:style style:name="T128" style:family="text">
      <style:text-properties style:text-line-through-style="none" style:text-line-through-type="none" style:text-position="0% 100%" fo:font-size="11pt" fo:font-weight="normal" officeooo:rsid="00a8db24" style:font-size-asian="9.60000038146973pt" style:font-weight-asian="normal" style:font-size-complex="11pt" style:font-weight-complex="normal"/>
    </style:style>
    <style:style style:name="T129" style:family="text">
      <style:text-properties style:text-line-through-style="none" style:text-line-through-type="none" style:text-position="0% 100%" fo:font-size="11pt" fo:font-weight="normal" officeooo:rsid="00a8dcbf" style:font-size-asian="9.60000038146973pt" style:font-weight-asian="normal" style:font-size-complex="11pt" style:font-weight-complex="normal"/>
    </style:style>
    <style:style style:name="T130" style:family="text">
      <style:text-properties style:text-line-through-style="none" style:text-line-through-type="none" style:text-position="0% 100%" fo:font-size="11pt" fo:font-weight="normal" officeooo:rsid="00a95c00" style:font-size-asian="9.60000038146973pt" style:font-weight-asian="normal" style:font-size-complex="11pt" style:font-weight-complex="normal"/>
    </style:style>
    <style:style style:name="T131" style:family="text">
      <style:text-properties style:text-line-through-style="none" style:text-line-through-type="none" style:text-position="0% 100%" fo:font-size="11pt" fo:font-weight="normal" officeooo:rsid="00a9f063" style:font-size-asian="9.60000038146973pt" style:font-weight-asian="normal" style:font-size-complex="11pt" style:font-weight-complex="normal"/>
    </style:style>
    <style:style style:name="T132" style:family="text">
      <style:text-properties style:text-line-through-style="none" style:text-line-through-type="none" style:text-position="0% 100%" fo:font-size="11pt" fo:font-weight="normal" officeooo:rsid="00aaaec1" style:font-size-asian="9.60000038146973pt" style:font-weight-asian="normal" style:font-size-complex="11pt" style:font-weight-complex="normal"/>
    </style:style>
    <style:style style:name="T133" style:family="text">
      <style:text-properties style:text-line-through-style="none" style:text-line-through-type="none" style:text-position="0% 100%" fo:font-size="11pt" fo:font-weight="normal" officeooo:rsid="00ab7c10" style:font-size-asian="9.60000038146973pt" style:font-weight-asian="normal" style:font-size-complex="11pt" style:font-weight-complex="normal"/>
    </style:style>
    <style:style style:name="T134" style:family="text">
      <style:text-properties style:text-line-through-style="none" style:text-line-through-type="none" style:text-position="0% 100%" fo:font-size="11pt" fo:font-weight="normal" officeooo:rsid="00af724e" style:font-size-asian="9.60000038146973pt" style:font-weight-asian="normal" style:font-size-complex="11pt" style:font-weight-complex="normal"/>
    </style:style>
    <style:style style:name="T135" style:family="text">
      <style:text-properties style:text-line-through-style="none" style:text-line-through-type="none" style:text-position="0% 100%" fo:font-size="11pt" fo:font-weight="normal" officeooo:rsid="00b02cca" style:font-size-asian="9.60000038146973pt" style:font-weight-asian="normal" style:font-size-complex="11pt" style:font-weight-complex="normal"/>
    </style:style>
    <style:style style:name="T136" style:family="text">
      <style:text-properties style:text-line-through-style="none" style:text-line-through-type="none" style:text-position="0% 100%" fo:font-size="11pt" fo:font-weight="normal" officeooo:rsid="00b08191" style:font-size-asian="9.60000038146973pt" style:font-weight-asian="normal" style:font-size-complex="11pt" style:font-weight-complex="normal"/>
    </style:style>
    <style:style style:name="T137" style:family="text">
      <style:text-properties style:text-line-through-style="none" style:text-line-through-type="none" style:text-position="0% 100%" fo:font-size="11pt" fo:font-weight="normal" officeooo:rsid="00b0dc29" style:font-size-asian="9.60000038146973pt" style:font-weight-asian="normal" style:font-size-complex="11pt" style:font-weight-complex="normal"/>
    </style:style>
    <style:style style:name="T138" style:family="text">
      <style:text-properties style:text-line-through-style="none" style:text-line-through-type="none" style:text-position="0% 100%" fo:font-size="11pt" fo:font-weight="normal" officeooo:rsid="00b2d9c5" style:font-size-asian="9.60000038146973pt" style:font-weight-asian="normal" style:font-size-complex="11pt" style:font-weight-complex="normal"/>
    </style:style>
    <style:style style:name="T139" style:family="text">
      <style:text-properties style:text-line-through-style="none" style:text-line-through-type="none" style:text-position="0% 100%" fo:font-size="11pt" fo:font-weight="normal" officeooo:rsid="00b3aa05" style:font-size-asian="9.60000038146973pt" style:font-weight-asian="normal" style:font-size-complex="11pt" style:font-weight-complex="normal"/>
    </style:style>
    <style:style style:name="T140" style:family="text">
      <style:text-properties style:text-line-through-style="none" style:text-line-through-type="none" style:text-position="0% 100%" fo:font-size="11pt" fo:font-weight="normal" officeooo:rsid="00b3bcbe" style:font-size-asian="9.60000038146973pt" style:font-weight-asian="normal" style:font-size-complex="11pt" style:font-weight-complex="normal"/>
    </style:style>
    <style:style style:name="T141" style:family="text">
      <style:text-properties style:text-line-through-style="none" style:text-line-through-type="none" style:text-position="0% 100%" fo:font-size="11pt" fo:font-weight="normal" officeooo:rsid="00b46dcf" style:font-size-asian="9.60000038146973pt" style:font-weight-asian="normal" style:font-size-complex="11pt" style:font-weight-complex="normal"/>
    </style:style>
    <style:style style:name="T142" style:family="text">
      <style:text-properties style:text-line-through-style="none" style:text-line-through-type="none" style:text-position="0% 100%" fo:font-size="11pt" fo:font-weight="normal" officeooo:rsid="00b65028" style:font-size-asian="9.60000038146973pt" style:font-weight-asian="normal" style:font-size-complex="11pt" style:font-weight-complex="normal"/>
    </style:style>
    <style:style style:name="T143" style:family="text">
      <style:text-properties style:text-line-through-style="none" style:text-line-through-type="none" style:text-position="0% 100%" fo:font-size="11pt" fo:font-weight="normal" officeooo:rsid="00b663c9" style:font-size-asian="9.60000038146973pt" style:font-weight-asian="normal" style:font-size-complex="11pt" style:font-weight-complex="normal"/>
    </style:style>
    <style:style style:name="T144" style:family="text">
      <style:text-properties style:text-line-through-style="none" style:text-line-through-type="none" style:text-position="0% 100%" fo:font-size="11pt" fo:font-weight="normal" officeooo:rsid="00b7cea8" style:font-size-asian="9.60000038146973pt" style:font-weight-asian="normal" style:font-size-complex="11pt" style:font-weight-complex="normal"/>
    </style:style>
    <style:style style:name="T145" style:family="text">
      <style:text-properties style:text-line-through-style="none" style:text-line-through-type="none" style:text-position="0% 100%" fo:font-size="11pt" fo:font-weight="normal" officeooo:rsid="00b93b83" style:font-size-asian="9.60000038146973pt" style:font-weight-asian="normal" style:font-size-complex="11pt" style:font-weight-complex="normal"/>
    </style:style>
    <style:style style:name="T146" style:family="text">
      <style:text-properties style:text-line-through-style="none" style:text-line-through-type="none" style:text-position="0% 100%" fo:font-size="11pt" fo:font-weight="normal" officeooo:rsid="00b9d8b1" style:font-size-asian="9.60000038146973pt" style:font-weight-asian="normal" style:font-size-complex="11pt" style:font-weight-complex="normal"/>
    </style:style>
    <style:style style:name="T147" style:family="text">
      <style:text-properties style:text-line-through-style="none" style:text-line-through-type="none" style:text-position="0% 100%" fo:font-size="11pt" fo:font-weight="normal" officeooo:rsid="00bb853a" style:font-size-asian="9.60000038146973pt" style:font-weight-asian="normal" style:font-size-complex="11pt" style:font-weight-complex="normal"/>
    </style:style>
    <style:style style:name="T148" style:family="text">
      <style:text-properties style:text-line-through-style="none" style:text-line-through-type="none" style:text-position="0% 100%" fo:font-size="11pt" fo:font-weight="normal" officeooo:rsid="00bd02d5" style:font-size-asian="9.60000038146973pt" style:font-weight-asian="normal" style:font-size-complex="11pt" style:font-weight-complex="normal"/>
    </style:style>
    <style:style style:name="T149" style:family="text">
      <style:text-properties style:text-line-through-style="none" style:text-line-through-type="none" style:text-position="0% 100%" fo:font-size="11pt" fo:font-weight="normal" officeooo:rsid="00be6fd3" style:font-size-asian="9.60000038146973pt" style:font-weight-asian="normal" style:font-size-complex="11pt" style:font-weight-complex="normal"/>
    </style:style>
    <style:style style:name="T150" style:family="text">
      <style:text-properties style:text-line-through-style="none" style:text-line-through-type="none" style:text-position="0% 100%" fo:font-size="11pt" fo:font-weight="normal" officeooo:rsid="00bee164" style:font-size-asian="9.60000038146973pt" style:font-weight-asian="normal" style:font-size-complex="11pt" style:font-weight-complex="normal"/>
    </style:style>
    <style:style style:name="T151" style:family="text">
      <style:text-properties style:text-line-through-style="none" style:text-line-through-type="none" style:text-position="0% 100%" fo:font-size="11pt" fo:font-weight="normal" officeooo:rsid="00c00294" style:font-size-asian="9.60000038146973pt" style:font-weight-asian="normal" style:font-size-complex="11pt" style:font-weight-complex="normal"/>
    </style:style>
    <style:style style:name="T152" style:family="text">
      <style:text-properties style:text-line-through-style="none" style:text-line-through-type="none" style:text-position="0% 100%" fo:font-size="11pt" fo:font-weight="normal" officeooo:rsid="00c1d150" style:font-size-asian="9.60000038146973pt" style:font-weight-asian="normal" style:font-size-complex="11pt" style:font-weight-complex="normal"/>
    </style:style>
    <style:style style:name="T153" style:family="text">
      <style:text-properties style:text-line-through-style="none" style:text-line-through-type="none" style:text-position="0% 100%" fo:font-size="11pt" fo:font-weight="normal" officeooo:rsid="00c41c9d" style:font-size-asian="9.60000038146973pt" style:font-weight-asian="normal" style:font-size-complex="11pt" style:font-weight-complex="normal"/>
    </style:style>
    <style:style style:name="T154" style:family="text">
      <style:text-properties style:text-line-through-style="none" style:text-line-through-type="none" style:text-position="0% 100%" fo:font-size="11pt" fo:font-weight="normal" officeooo:rsid="00c56922" style:font-size-asian="9.60000038146973pt" style:font-weight-asian="normal" style:font-size-complex="11pt" style:font-weight-complex="normal"/>
    </style:style>
    <style:style style:name="T155" style:family="text">
      <style:text-properties style:text-line-through-style="none" style:text-line-through-type="none" style:text-position="0% 100%" fo:font-size="11pt" fo:font-weight="normal" officeooo:rsid="00c6567b" style:font-size-asian="9.60000038146973pt" style:font-weight-asian="normal" style:font-size-complex="11pt" style:font-weight-complex="normal"/>
    </style:style>
    <style:style style:name="T156" style:family="text">
      <style:text-properties style:text-line-through-style="none" style:text-line-through-type="none" style:text-position="0% 100%" fo:font-size="11pt" fo:font-weight="normal" officeooo:rsid="00c6e2e9" style:font-size-asian="9.60000038146973pt" style:font-weight-asian="normal" style:font-size-complex="11pt" style:font-weight-complex="normal"/>
    </style:style>
    <style:style style:name="T157" style:family="text">
      <style:text-properties style:text-line-through-style="none" style:text-line-through-type="none" style:text-position="0% 100%" fo:font-size="11pt" fo:font-weight="normal" officeooo:rsid="00c855c9" style:font-size-asian="9.60000038146973pt" style:font-weight-asian="normal" style:font-size-complex="11pt" style:font-weight-complex="normal"/>
    </style:style>
    <style:style style:name="T158" style:family="text">
      <style:text-properties style:text-line-through-style="none" style:text-line-through-type="none" style:text-position="0% 100%" fo:font-size="11pt" fo:font-weight="normal" officeooo:rsid="00c8c707" style:font-size-asian="9.60000038146973pt" style:font-weight-asian="normal" style:font-size-complex="11pt" style:font-weight-complex="normal"/>
    </style:style>
    <style:style style:name="T159" style:family="text">
      <style:text-properties style:text-line-through-style="none" style:text-line-through-type="none" style:text-position="0% 100%" fo:font-size="11pt" fo:font-weight="normal" officeooo:rsid="00cbbd66" style:font-size-asian="9.60000038146973pt" style:font-weight-asian="normal" style:font-size-complex="11pt" style:font-weight-complex="normal"/>
    </style:style>
    <style:style style:name="T160" style:family="text">
      <style:text-properties style:text-line-through-style="none" style:text-line-through-type="none" style:text-position="0% 100%" fo:font-size="11pt" fo:font-weight="normal" officeooo:rsid="00cdb0cc" style:font-size-asian="9.60000038146973pt" style:font-weight-asian="normal" style:font-size-complex="11pt" style:font-weight-complex="normal"/>
    </style:style>
    <style:style style:name="T161" style:family="text">
      <style:text-properties style:text-line-through-style="none" style:text-line-through-type="none" style:text-position="0% 100%" fo:font-size="11pt" fo:font-weight="normal" officeooo:rsid="00cf0d83" style:font-size-asian="9.60000038146973pt" style:font-weight-asian="normal" style:font-size-complex="11pt" style:font-weight-complex="normal"/>
    </style:style>
    <style:style style:name="T162" style:family="text">
      <style:text-properties style:text-line-through-style="none" style:text-line-through-type="none" style:text-position="0% 100%" fo:font-size="11pt" fo:font-weight="normal" officeooo:rsid="00cfd230" style:font-size-asian="9.60000038146973pt" style:font-weight-asian="normal" style:font-size-complex="11pt" style:font-weight-complex="normal"/>
    </style:style>
    <style:style style:name="T163" style:family="text">
      <style:text-properties style:text-line-through-style="none" style:text-line-through-type="none" style:text-position="0% 100%" fo:font-size="11pt" fo:font-weight="normal" officeooo:rsid="0124d764" style:font-size-asian="9.60000038146973pt" style:font-weight-asian="normal" style:font-size-complex="11pt" style:font-weight-complex="normal"/>
    </style:style>
    <style:style style:name="T164"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65" style:family="text">
      <style:text-properties style:text-line-through-style="none" style:text-line-through-type="none" style:text-position="0% 100%" fo:font-size="11pt" style:text-underline-style="solid" style:text-underline-width="auto" style:text-underline-color="font-color" fo:font-weight="normal" officeooo:rsid="00a8dcbf" style:font-size-asian="9.60000038146973pt" style:font-weight-asian="normal" style:font-size-complex="11pt" style:font-weight-complex="normal"/>
    </style:style>
    <style:style style:name="T166" style:family="text">
      <style:text-properties style:text-line-through-style="none" style:text-line-through-type="none" style:text-position="0% 100%" fo:font-size="11pt" style:text-underline-style="solid" style:text-underline-width="auto" style:text-underline-color="font-color" fo:font-weight="normal" officeooo:rsid="00a95c00" style:font-size-asian="9.60000038146973pt" style:font-weight-asian="normal" style:font-size-complex="11pt" style:font-weight-complex="normal"/>
    </style:style>
    <style:style style:name="T167" style:family="text">
      <style:text-properties style:text-line-through-style="none" style:text-line-through-type="none" style:text-position="0% 100%" fo:font-size="11pt" style:text-underline-style="solid" style:text-underline-width="auto" style:text-underline-color="font-color" fo:font-weight="normal" officeooo:rsid="00a9f063" style:font-size-asian="9.60000038146973pt" style:font-weight-asian="normal" style:font-size-complex="11pt" style:font-weight-complex="normal"/>
    </style:style>
    <style:style style:name="T168" style:family="text">
      <style:text-properties style:text-line-through-style="none" style:text-line-through-type="none" style:text-position="0% 100%" fo:font-size="11pt" style:text-underline-style="solid" style:text-underline-width="auto" style:text-underline-color="font-color" fo:font-weight="normal" officeooo:rsid="00af724e" style:font-size-asian="9.60000038146973pt" style:font-weight-asian="normal" style:font-size-complex="11pt" style:font-weight-complex="normal"/>
    </style:style>
    <style:style style:name="T169"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70" style:family="text">
      <style:text-properties style:text-line-through-style="none" style:text-line-through-type="none" style:text-position="0% 100%" fo:font-size="11pt" fo:font-style="normal" style:text-underline-style="solid" style:text-underline-width="auto" style:text-underline-color="font-color" fo:font-weight="normal" officeooo:rsid="0171f57d" style:font-size-asian="9.60000038146973pt" style:font-style-asian="normal" style:font-weight-asian="normal" style:font-size-complex="11pt" style:font-style-complex="normal" style:font-weight-complex="normal"/>
    </style:style>
    <style:style style:name="T171" style:family="text">
      <style:text-properties style:text-line-through-style="none" style:text-line-through-type="none" style:text-position="0% 100%" fo:font-size="11pt" fo:font-style="normal" fo:font-weight="normal" style:font-size-asian="9.60000038146973pt" style:font-style-asian="normal" style:font-weight-asian="normal" style:font-size-complex="11pt" style:font-style-complex="normal" style:font-weight-complex="normal"/>
    </style:style>
    <style:style style:name="T172" style:family="text">
      <style:text-properties style:text-line-through-style="none" style:text-line-through-type="none" style:text-position="0% 100%" fo:font-size="11pt" fo:font-style="normal" fo:font-weight="normal" officeooo:rsid="00cf0d83" style:font-size-asian="9.60000038146973pt" style:font-style-asian="normal" style:font-weight-asian="normal" style:font-size-complex="11pt" style:font-style-complex="normal" style:font-weight-complex="normal"/>
    </style:style>
    <style:style style:name="T173" style:family="text">
      <style:text-properties style:text-line-through-style="none" style:text-line-through-type="none" style:text-position="0% 100%" fo:font-size="11pt" fo:font-style="normal" fo:font-weight="normal" officeooo:rsid="00cfd230" style:font-size-asian="9.60000038146973pt" style:font-style-asian="normal" style:font-weight-asian="normal" style:font-size-complex="11pt" style:font-style-complex="normal" style:font-weight-complex="normal"/>
    </style:style>
    <style:style style:name="T174" style:family="text">
      <style:text-properties style:text-line-through-style="none" style:text-line-through-type="none" style:text-position="0% 100%" fo:font-size="11pt" fo:font-style="normal" fo:font-weight="normal" officeooo:rsid="00d1c357" style:font-size-asian="9.60000038146973pt" style:font-style-asian="normal" style:font-weight-asian="normal" style:font-size-complex="11pt" style:font-style-complex="normal" style:font-weight-complex="normal"/>
    </style:style>
    <style:style style:name="T175" style:family="text">
      <style:text-properties style:text-line-through-style="none" style:text-line-through-type="none" style:text-position="0% 100%" fo:font-size="11pt" fo:font-style="normal" fo:font-weight="normal" officeooo:rsid="00d2d6a0" style:font-size-asian="9.60000038146973pt" style:font-style-asian="normal" style:font-weight-asian="normal" style:font-size-complex="11pt" style:font-style-complex="normal" style:font-weight-complex="normal"/>
    </style:style>
    <style:style style:name="T176" style:family="text">
      <style:text-properties style:text-line-through-style="none" style:text-line-through-type="none" style:text-position="0% 100%" fo:font-size="11pt" fo:font-style="normal" fo:font-weight="normal" officeooo:rsid="00d448da" style:font-size-asian="9.60000038146973pt" style:font-style-asian="normal" style:font-weight-asian="normal" style:font-size-complex="11pt" style:font-style-complex="normal" style:font-weight-complex="normal"/>
    </style:style>
    <style:style style:name="T177" style:family="text">
      <style:text-properties style:text-line-through-style="none" style:text-line-through-type="none" style:text-position="0% 100%" fo:font-size="11pt" fo:font-style="normal" fo:font-weight="normal" officeooo:rsid="00d4531f" style:font-size-asian="9.60000038146973pt" style:font-style-asian="normal" style:font-weight-asian="normal" style:font-size-complex="11pt" style:font-style-complex="normal" style:font-weight-complex="normal"/>
    </style:style>
    <style:style style:name="T178" style:family="text">
      <style:text-properties style:text-line-through-style="none" style:text-line-through-type="none" style:text-position="0% 100%" fo:font-size="11pt" fo:font-style="normal" fo:font-weight="normal" officeooo:rsid="00d613ea" style:font-size-asian="9.60000038146973pt" style:font-style-asian="normal" style:font-weight-asian="normal" style:font-size-complex="11pt" style:font-style-complex="normal" style:font-weight-complex="normal"/>
    </style:style>
    <style:style style:name="T179" style:family="text">
      <style:text-properties style:text-line-through-style="none" style:text-line-through-type="none" style:text-position="0% 100%" fo:font-size="11pt" fo:font-style="normal" fo:font-weight="normal" officeooo:rsid="00d74ccc" style:font-size-asian="9.60000038146973pt" style:font-style-asian="normal" style:font-weight-asian="normal" style:font-size-complex="11pt" style:font-style-complex="normal" style:font-weight-complex="normal"/>
    </style:style>
    <style:style style:name="T180" style:family="text">
      <style:text-properties style:text-line-through-style="none" style:text-line-through-type="none" style:text-position="0% 100%" fo:font-size="11pt" fo:font-style="normal" fo:font-weight="normal" officeooo:rsid="00d9628b" style:font-size-asian="9.60000038146973pt" style:font-style-asian="normal" style:font-weight-asian="normal" style:font-size-complex="11pt" style:font-style-complex="normal" style:font-weight-complex="normal"/>
    </style:style>
    <style:style style:name="T181" style:family="text">
      <style:text-properties style:text-line-through-style="none" style:text-line-through-type="none" style:text-position="0% 100%" fo:font-size="11pt" fo:font-style="normal" fo:font-weight="normal" officeooo:rsid="00db25b5" style:font-size-asian="9.60000038146973pt" style:font-style-asian="normal" style:font-weight-asian="normal" style:font-size-complex="11pt" style:font-style-complex="normal" style:font-weight-complex="normal"/>
    </style:style>
    <style:style style:name="T182" style:family="text">
      <style:text-properties style:text-line-through-style="none" style:text-line-through-type="none" style:text-position="0% 100%" fo:font-size="11pt" fo:font-style="normal" fo:font-weight="normal" officeooo:rsid="00db56f9" style:font-size-asian="9.60000038146973pt" style:font-style-asian="normal" style:font-weight-asian="normal" style:font-size-complex="11pt" style:font-style-complex="normal" style:font-weight-complex="normal"/>
    </style:style>
    <style:style style:name="T183" style:family="text">
      <style:text-properties style:text-line-through-style="none" style:text-line-through-type="none" style:text-position="0% 100%" fo:font-size="11pt" fo:font-style="normal" fo:font-weight="normal" officeooo:rsid="00dc9451" style:font-size-asian="9.60000038146973pt" style:font-style-asian="normal" style:font-weight-asian="normal" style:font-size-complex="11pt" style:font-style-complex="normal" style:font-weight-complex="normal"/>
    </style:style>
    <style:style style:name="T184" style:family="text">
      <style:text-properties style:text-line-through-style="none" style:text-line-through-type="none" style:text-position="0% 100%" fo:font-size="11pt" fo:font-style="normal" fo:font-weight="normal" officeooo:rsid="00dded8c" style:font-size-asian="9.60000038146973pt" style:font-style-asian="normal" style:font-weight-asian="normal" style:font-size-complex="11pt" style:font-style-complex="normal" style:font-weight-complex="normal"/>
    </style:style>
    <style:style style:name="T185" style:family="text">
      <style:text-properties style:text-line-through-style="none" style:text-line-through-type="none" style:text-position="0% 100%" fo:font-size="11pt" fo:font-style="normal" fo:font-weight="normal" officeooo:rsid="00df89e6" style:font-size-asian="9.60000038146973pt" style:font-style-asian="normal" style:font-weight-asian="normal" style:font-size-complex="11pt" style:font-style-complex="normal" style:font-weight-complex="normal"/>
    </style:style>
    <style:style style:name="T186" style:family="text">
      <style:text-properties style:text-line-through-style="none" style:text-line-through-type="none" style:text-position="0% 100%" fo:font-size="11pt" fo:font-style="normal" fo:font-weight="normal" officeooo:rsid="00e0bb61" style:font-size-asian="9.60000038146973pt" style:font-style-asian="normal" style:font-weight-asian="normal" style:font-size-complex="11pt" style:font-style-complex="normal" style:font-weight-complex="normal"/>
    </style:style>
    <style:style style:name="T187" style:family="text">
      <style:text-properties style:text-line-through-style="none" style:text-line-through-type="none" style:text-position="0% 100%" fo:font-size="11pt" fo:font-style="normal" fo:font-weight="normal" officeooo:rsid="00e1300b" style:font-size-asian="9.60000038146973pt" style:font-style-asian="normal" style:font-weight-asian="normal" style:font-size-complex="11pt" style:font-style-complex="normal" style:font-weight-complex="normal"/>
    </style:style>
    <style:style style:name="T188" style:family="text">
      <style:text-properties style:text-line-through-style="none" style:text-line-through-type="none" style:text-position="0% 100%" fo:font-size="11pt" fo:font-style="normal" fo:font-weight="normal" officeooo:rsid="00e514eb" style:font-size-asian="9.60000038146973pt" style:font-style-asian="normal" style:font-weight-asian="normal" style:font-size-complex="11pt" style:font-style-complex="normal" style:font-weight-complex="normal"/>
    </style:style>
    <style:style style:name="T189" style:family="text">
      <style:text-properties style:text-line-through-style="none" style:text-line-through-type="none" style:text-position="0% 100%" fo:font-size="11pt" fo:font-style="normal" fo:font-weight="normal" officeooo:rsid="00e6f0a4" style:font-size-asian="9.60000038146973pt" style:font-style-asian="normal" style:font-weight-asian="normal" style:font-size-complex="11pt" style:font-style-complex="normal" style:font-weight-complex="normal"/>
    </style:style>
    <style:style style:name="T190" style:family="text">
      <style:text-properties style:text-line-through-style="none" style:text-line-through-type="none" style:text-position="0% 100%" fo:font-size="11pt" fo:font-style="normal" fo:font-weight="normal" officeooo:rsid="00e83555" style:font-size-asian="9.60000038146973pt" style:font-style-asian="normal" style:font-weight-asian="normal" style:font-size-complex="11pt" style:font-style-complex="normal" style:font-weight-complex="normal"/>
    </style:style>
    <style:style style:name="T191" style:family="text">
      <style:text-properties style:text-line-through-style="none" style:text-line-through-type="none" style:text-position="0% 100%" fo:font-size="11pt" fo:font-style="normal" fo:font-weight="normal" officeooo:rsid="00e86dc8" style:font-size-asian="9.60000038146973pt" style:font-style-asian="normal" style:font-weight-asian="normal" style:font-size-complex="11pt" style:font-style-complex="normal" style:font-weight-complex="normal"/>
    </style:style>
    <style:style style:name="T192" style:family="text">
      <style:text-properties style:text-line-through-style="none" style:text-line-through-type="none" style:text-position="0% 100%" fo:font-size="11pt" fo:font-style="normal" fo:font-weight="normal" officeooo:rsid="00ea5871" style:font-size-asian="9.60000038146973pt" style:font-style-asian="normal" style:font-weight-asian="normal" style:font-size-complex="11pt" style:font-style-complex="normal" style:font-weight-complex="normal"/>
    </style:style>
    <style:style style:name="T193" style:family="text">
      <style:text-properties style:text-line-through-style="none" style:text-line-through-type="none" style:text-position="0% 100%" fo:font-size="11pt" fo:font-style="normal" fo:font-weight="normal" officeooo:rsid="00eb2350" style:font-size-asian="9.60000038146973pt" style:font-style-asian="normal" style:font-weight-asian="normal" style:font-size-complex="11pt" style:font-style-complex="normal" style:font-weight-complex="normal"/>
    </style:style>
    <style:style style:name="T194" style:family="text">
      <style:text-properties style:text-line-through-style="none" style:text-line-through-type="none" style:text-position="0% 100%" fo:font-size="11pt" fo:font-style="normal" fo:font-weight="normal" officeooo:rsid="00ed2dbd" style:font-size-asian="9.60000038146973pt" style:font-style-asian="normal" style:font-weight-asian="normal" style:font-size-complex="11pt" style:font-style-complex="normal" style:font-weight-complex="normal"/>
    </style:style>
    <style:style style:name="T195" style:family="text">
      <style:text-properties style:text-line-through-style="none" style:text-line-through-type="none" style:text-position="0% 100%" fo:font-size="11pt" fo:font-style="normal" fo:font-weight="normal" officeooo:rsid="00ed922a" style:font-size-asian="9.60000038146973pt" style:font-style-asian="normal" style:font-weight-asian="normal" style:font-size-complex="11pt" style:font-style-complex="normal" style:font-weight-complex="normal"/>
    </style:style>
    <style:style style:name="T196" style:family="text">
      <style:text-properties style:text-line-through-style="none" style:text-line-through-type="none" style:text-position="0% 100%" fo:font-size="11pt" fo:font-style="normal" fo:font-weight="normal" officeooo:rsid="00f07086" style:font-size-asian="9.60000038146973pt" style:font-style-asian="normal" style:font-weight-asian="normal" style:font-size-complex="11pt" style:font-style-complex="normal" style:font-weight-complex="normal"/>
    </style:style>
    <style:style style:name="T197" style:family="text">
      <style:text-properties style:text-line-through-style="none" style:text-line-through-type="none" style:text-position="0% 100%" fo:font-size="11pt" fo:font-style="normal" fo:font-weight="normal" officeooo:rsid="00f3910f" style:font-size-asian="9.60000038146973pt" style:font-style-asian="normal" style:font-weight-asian="normal" style:font-size-complex="11pt" style:font-style-complex="normal" style:font-weight-complex="normal"/>
    </style:style>
    <style:style style:name="T198" style:family="text">
      <style:text-properties style:text-line-through-style="none" style:text-line-through-type="none" style:text-position="0% 100%" fo:font-size="11pt" fo:font-style="normal" fo:font-weight="normal" officeooo:rsid="00f504a2" style:font-size-asian="9.60000038146973pt" style:font-style-asian="normal" style:font-weight-asian="normal" style:font-size-complex="11pt" style:font-style-complex="normal" style:font-weight-complex="normal"/>
    </style:style>
    <style:style style:name="T199" style:family="text">
      <style:text-properties style:text-line-through-style="none" style:text-line-through-type="none" style:text-position="0% 100%" fo:font-size="11pt" fo:font-style="normal" fo:font-weight="normal" officeooo:rsid="00f6a2a4" style:font-size-asian="9.60000038146973pt" style:font-style-asian="normal" style:font-weight-asian="normal" style:font-size-complex="11pt" style:font-style-complex="normal" style:font-weight-complex="normal"/>
    </style:style>
    <style:style style:name="T200" style:family="text">
      <style:text-properties style:text-line-through-style="none" style:text-line-through-type="none" style:text-position="0% 100%" fo:font-size="11pt" fo:font-style="normal" fo:font-weight="normal" officeooo:rsid="00f7d5eb" style:font-size-asian="9.60000038146973pt" style:font-style-asian="normal" style:font-weight-asian="normal" style:font-size-complex="11pt" style:font-style-complex="normal" style:font-weight-complex="normal"/>
    </style:style>
    <style:style style:name="T201" style:family="text">
      <style:text-properties style:text-line-through-style="none" style:text-line-through-type="none" style:text-position="0% 100%" fo:font-size="11pt" fo:font-style="normal" fo:font-weight="normal" officeooo:rsid="00f8f700" style:font-size-asian="9.60000038146973pt" style:font-style-asian="normal" style:font-weight-asian="normal" style:font-size-complex="11pt" style:font-style-complex="normal" style:font-weight-complex="normal"/>
    </style:style>
    <style:style style:name="T202" style:family="text">
      <style:text-properties style:text-line-through-style="none" style:text-line-through-type="none" style:text-position="0% 100%" fo:font-size="11pt" fo:font-style="normal" fo:font-weight="normal" officeooo:rsid="00f92876" style:font-size-asian="9.60000038146973pt" style:font-style-asian="normal" style:font-weight-asian="normal" style:font-size-complex="11pt" style:font-style-complex="normal" style:font-weight-complex="normal"/>
    </style:style>
    <style:style style:name="T203" style:family="text">
      <style:text-properties style:text-line-through-style="none" style:text-line-through-type="none" style:text-position="0% 100%" fo:font-size="11pt" fo:font-style="normal" fo:font-weight="normal" officeooo:rsid="00fb0ce0" style:font-size-asian="9.60000038146973pt" style:font-style-asian="normal" style:font-weight-asian="normal" style:font-size-complex="11pt" style:font-style-complex="normal" style:font-weight-complex="normal"/>
    </style:style>
    <style:style style:name="T204" style:family="text">
      <style:text-properties style:text-line-through-style="none" style:text-line-through-type="none" style:text-position="0% 100%" fo:font-size="11pt" fo:font-style="normal" fo:font-weight="normal" officeooo:rsid="00fc9e50" style:font-size-asian="9.60000038146973pt" style:font-style-asian="normal" style:font-weight-asian="normal" style:font-size-complex="11pt" style:font-style-complex="normal" style:font-weight-complex="normal"/>
    </style:style>
    <style:style style:name="T205" style:family="text">
      <style:text-properties style:text-line-through-style="none" style:text-line-through-type="none" style:text-position="0% 100%" fo:font-size="11pt" fo:font-style="normal" fo:font-weight="normal" officeooo:rsid="00fcf87f" style:font-size-asian="9.60000038146973pt" style:font-style-asian="normal" style:font-weight-asian="normal" style:font-size-complex="11pt" style:font-style-complex="normal" style:font-weight-complex="normal"/>
    </style:style>
    <style:style style:name="T206" style:family="text">
      <style:text-properties style:text-line-through-style="none" style:text-line-through-type="none" style:text-position="0% 100%" fo:font-size="11pt" fo:font-style="normal" fo:font-weight="normal" officeooo:rsid="00fdcdf5" style:font-size-asian="9.60000038146973pt" style:font-style-asian="normal" style:font-weight-asian="normal" style:font-size-complex="11pt" style:font-style-complex="normal" style:font-weight-complex="normal"/>
    </style:style>
    <style:style style:name="T207" style:family="text">
      <style:text-properties style:text-line-through-style="none" style:text-line-through-type="none" style:text-position="0% 100%" fo:font-size="11pt" fo:font-style="normal" fo:font-weight="normal" officeooo:rsid="00ff59be" style:font-size-asian="9.60000038146973pt" style:font-style-asian="normal" style:font-weight-asian="normal" style:font-size-complex="11pt" style:font-style-complex="normal" style:font-weight-complex="normal"/>
    </style:style>
    <style:style style:name="T208" style:family="text">
      <style:text-properties style:text-line-through-style="none" style:text-line-through-type="none" style:text-position="0% 100%" fo:font-size="11pt" fo:font-style="normal" fo:font-weight="normal" officeooo:rsid="01014cee" style:font-size-asian="9.60000038146973pt" style:font-style-asian="normal" style:font-weight-asian="normal" style:font-size-complex="11pt" style:font-style-complex="normal" style:font-weight-complex="normal"/>
    </style:style>
    <style:style style:name="T209" style:family="text">
      <style:text-properties style:text-line-through-style="none" style:text-line-through-type="none" style:text-position="0% 100%" fo:font-size="11pt" fo:font-style="normal" fo:font-weight="normal" officeooo:rsid="0101abc3" style:font-size-asian="9.60000038146973pt" style:font-style-asian="normal" style:font-weight-asian="normal" style:font-size-complex="11pt" style:font-style-complex="normal" style:font-weight-complex="normal"/>
    </style:style>
    <style:style style:name="T210" style:family="text">
      <style:text-properties style:text-line-through-style="none" style:text-line-through-type="none" style:text-position="0% 100%" fo:font-size="11pt" fo:font-style="normal" fo:font-weight="normal" officeooo:rsid="0103a3b2" style:font-size-asian="9.60000038146973pt" style:font-style-asian="normal" style:font-weight-asian="normal" style:font-size-complex="11pt" style:font-style-complex="normal" style:font-weight-complex="normal"/>
    </style:style>
    <style:style style:name="T211" style:family="text">
      <style:text-properties style:text-line-through-style="none" style:text-line-through-type="none" style:text-position="0% 100%" fo:font-size="11pt" fo:font-style="normal" fo:font-weight="normal" officeooo:rsid="01052bcd" style:font-size-asian="9.60000038146973pt" style:font-style-asian="normal" style:font-weight-asian="normal" style:font-size-complex="11pt" style:font-style-complex="normal" style:font-weight-complex="normal"/>
    </style:style>
    <style:style style:name="T212" style:family="text">
      <style:text-properties style:text-line-through-style="none" style:text-line-through-type="none" style:text-position="0% 100%" fo:font-size="11pt" fo:font-style="normal" fo:font-weight="normal" officeooo:rsid="0107027a" style:font-size-asian="9.60000038146973pt" style:font-style-asian="normal" style:font-weight-asian="normal" style:font-size-complex="11pt" style:font-style-complex="normal" style:font-weight-complex="normal"/>
    </style:style>
    <style:style style:name="T213" style:family="text">
      <style:text-properties style:text-line-through-style="none" style:text-line-through-type="none" style:text-position="0% 100%" fo:font-size="11pt" fo:font-style="normal" fo:font-weight="normal" officeooo:rsid="01071758" style:font-size-asian="9.60000038146973pt" style:font-style-asian="normal" style:font-weight-asian="normal" style:font-size-complex="11pt" style:font-style-complex="normal" style:font-weight-complex="normal"/>
    </style:style>
    <style:style style:name="T214" style:family="text">
      <style:text-properties style:text-line-through-style="none" style:text-line-through-type="none" style:text-position="0% 100%" fo:font-size="11pt" fo:font-style="normal" fo:font-weight="normal" officeooo:rsid="01074f32" style:font-size-asian="9.60000038146973pt" style:font-style-asian="normal" style:font-weight-asian="normal" style:font-size-complex="11pt" style:font-style-complex="normal" style:font-weight-complex="normal"/>
    </style:style>
    <style:style style:name="T215" style:family="text">
      <style:text-properties style:text-line-through-style="none" style:text-line-through-type="none" style:text-position="0% 100%" fo:font-size="11pt" fo:font-style="normal" fo:font-weight="normal" officeooo:rsid="0107648f" style:font-size-asian="9.60000038146973pt" style:font-style-asian="normal" style:font-weight-asian="normal" style:font-size-complex="11pt" style:font-style-complex="normal" style:font-weight-complex="normal"/>
    </style:style>
    <style:style style:name="T216" style:family="text">
      <style:text-properties style:text-line-through-style="none" style:text-line-through-type="none" style:text-position="0% 100%" fo:font-size="11pt" fo:font-style="normal" fo:font-weight="normal" officeooo:rsid="010ac803" style:font-size-asian="9.60000038146973pt" style:font-style-asian="normal" style:font-weight-asian="normal" style:font-size-complex="11pt" style:font-style-complex="normal" style:font-weight-complex="normal"/>
    </style:style>
    <style:style style:name="T217" style:family="text">
      <style:text-properties style:text-line-through-style="none" style:text-line-through-type="none" style:text-position="0% 100%" fo:font-size="11pt" fo:font-style="normal" fo:font-weight="normal" officeooo:rsid="010ad33d" style:font-size-asian="9.60000038146973pt" style:font-style-asian="normal" style:font-weight-asian="normal" style:font-size-complex="11pt" style:font-style-complex="normal" style:font-weight-complex="normal"/>
    </style:style>
    <style:style style:name="T218" style:family="text">
      <style:text-properties style:text-line-through-style="none" style:text-line-through-type="none" style:text-position="0% 100%" fo:font-size="11pt" fo:font-style="normal" fo:font-weight="normal" officeooo:rsid="010c63a6" style:font-size-asian="9.60000038146973pt" style:font-style-asian="normal" style:font-weight-asian="normal" style:font-size-complex="11pt" style:font-style-complex="normal" style:font-weight-complex="normal"/>
    </style:style>
    <style:style style:name="T219" style:family="text">
      <style:text-properties style:text-line-through-style="none" style:text-line-through-type="none" style:text-position="0% 100%" fo:font-size="11pt" fo:font-style="normal" fo:font-weight="normal" officeooo:rsid="010fbfa6" style:font-size-asian="9.60000038146973pt" style:font-style-asian="normal" style:font-weight-asian="normal" style:font-size-complex="11pt" style:font-style-complex="normal" style:font-weight-complex="normal"/>
    </style:style>
    <style:style style:name="T220" style:family="text">
      <style:text-properties style:text-line-through-style="none" style:text-line-through-type="none" style:text-position="0% 100%" fo:font-size="11pt" fo:font-style="normal" fo:font-weight="normal" officeooo:rsid="01132e49" style:font-size-asian="9.60000038146973pt" style:font-style-asian="normal" style:font-weight-asian="normal" style:font-size-complex="11pt" style:font-style-complex="normal" style:font-weight-complex="normal"/>
    </style:style>
    <style:style style:name="T221" style:family="text">
      <style:text-properties style:text-line-through-style="none" style:text-line-through-type="none" style:text-position="0% 100%" fo:font-size="11pt" fo:font-style="normal" fo:font-weight="normal" officeooo:rsid="0113e7f8" style:font-size-asian="9.60000038146973pt" style:font-style-asian="normal" style:font-weight-asian="normal" style:font-size-complex="11pt" style:font-style-complex="normal" style:font-weight-complex="normal"/>
    </style:style>
    <style:style style:name="T222" style:family="text">
      <style:text-properties style:text-line-through-style="none" style:text-line-through-type="none" style:text-position="0% 100%" fo:font-size="11pt" fo:font-style="normal" fo:font-weight="normal" officeooo:rsid="0115dc9c" style:font-size-asian="9.60000038146973pt" style:font-style-asian="normal" style:font-weight-asian="normal" style:font-size-complex="11pt" style:font-style-complex="normal" style:font-weight-complex="normal"/>
    </style:style>
    <style:style style:name="T223" style:family="text">
      <style:text-properties style:text-line-through-style="none" style:text-line-through-type="none" style:text-position="0% 100%" fo:font-size="11pt" fo:font-style="normal" fo:font-weight="normal" officeooo:rsid="01165408" style:font-size-asian="9.60000038146973pt" style:font-style-asian="normal" style:font-weight-asian="normal" style:font-size-complex="11pt" style:font-style-complex="normal" style:font-weight-complex="normal"/>
    </style:style>
    <style:style style:name="T224" style:family="text">
      <style:text-properties style:text-line-through-style="none" style:text-line-through-type="none" style:text-position="0% 100%" fo:font-size="11pt" fo:font-style="normal" fo:font-weight="normal" officeooo:rsid="01183f0e" style:font-size-asian="9.60000038146973pt" style:font-style-asian="normal" style:font-weight-asian="normal" style:font-size-complex="11pt" style:font-style-complex="normal" style:font-weight-complex="normal"/>
    </style:style>
    <style:style style:name="T225" style:family="text">
      <style:text-properties style:text-line-through-style="none" style:text-line-through-type="none" style:text-position="0% 100%" fo:font-size="11pt" fo:font-style="normal" fo:font-weight="normal" officeooo:rsid="0119b46c" style:font-size-asian="9.60000038146973pt" style:font-style-asian="normal" style:font-weight-asian="normal" style:font-size-complex="11pt" style:font-style-complex="normal" style:font-weight-complex="normal"/>
    </style:style>
    <style:style style:name="T226" style:family="text">
      <style:text-properties style:text-line-through-style="none" style:text-line-through-type="none" style:text-position="0% 100%" fo:font-size="11pt" fo:font-style="normal" fo:font-weight="normal" officeooo:rsid="011b03a8" style:font-size-asian="9.60000038146973pt" style:font-style-asian="normal" style:font-weight-asian="normal" style:font-size-complex="11pt" style:font-style-complex="normal" style:font-weight-complex="normal"/>
    </style:style>
    <style:style style:name="T227" style:family="text">
      <style:text-properties style:text-line-through-style="none" style:text-line-through-type="none" style:text-position="0% 100%" fo:font-size="11pt" fo:font-style="normal" fo:font-weight="normal" officeooo:rsid="011c6e1f" style:font-size-asian="9.60000038146973pt" style:font-style-asian="normal" style:font-weight-asian="normal" style:font-size-complex="11pt" style:font-style-complex="normal" style:font-weight-complex="normal"/>
    </style:style>
    <style:style style:name="T228" style:family="text">
      <style:text-properties style:text-line-through-style="none" style:text-line-through-type="none" style:text-position="0% 100%" fo:font-size="11pt" fo:font-style="normal" fo:font-weight="normal" officeooo:rsid="011e0ab3" style:font-size-asian="9.60000038146973pt" style:font-style-asian="normal" style:font-weight-asian="normal" style:font-size-complex="11pt" style:font-style-complex="normal" style:font-weight-complex="normal"/>
    </style:style>
    <style:style style:name="T229" style:family="text">
      <style:text-properties style:text-line-through-style="none" style:text-line-through-type="none" style:text-position="0% 100%" fo:font-size="11pt" fo:font-style="normal" fo:font-weight="normal" officeooo:rsid="011f6ddc" style:font-size-asian="9.60000038146973pt" style:font-style-asian="normal" style:font-weight-asian="normal" style:font-size-complex="11pt" style:font-style-complex="normal" style:font-weight-complex="normal"/>
    </style:style>
    <style:style style:name="T230" style:family="text">
      <style:text-properties style:text-line-through-style="none" style:text-line-through-type="none" style:text-position="0% 100%" fo:font-size="11pt" fo:font-style="normal" fo:font-weight="normal" officeooo:rsid="0120ed49" style:font-size-asian="9.60000038146973pt" style:font-style-asian="normal" style:font-weight-asian="normal" style:font-size-complex="11pt" style:font-style-complex="normal" style:font-weight-complex="normal"/>
    </style:style>
    <style:style style:name="T231" style:family="text">
      <style:text-properties style:text-line-through-style="none" style:text-line-through-type="none" style:text-position="0% 100%" fo:font-size="11pt" fo:font-style="normal" fo:font-weight="normal" officeooo:rsid="01223910" style:font-size-asian="9.60000038146973pt" style:font-style-asian="normal" style:font-weight-asian="normal" style:font-size-complex="11pt" style:font-style-complex="normal" style:font-weight-complex="normal"/>
    </style:style>
    <style:style style:name="T232" style:family="text">
      <style:text-properties style:text-line-through-style="none" style:text-line-through-type="none" style:text-position="0% 100%" fo:font-size="11pt" fo:font-style="normal" fo:font-weight="normal" officeooo:rsid="0122f1ae" style:font-size-asian="9.60000038146973pt" style:font-style-asian="normal" style:font-weight-asian="normal" style:font-size-complex="11pt" style:font-style-complex="normal" style:font-weight-complex="normal"/>
    </style:style>
    <style:style style:name="T233" style:family="text">
      <style:text-properties style:text-line-through-style="none" style:text-line-through-type="none" style:text-position="0% 100%" fo:font-size="11pt" fo:font-style="normal" fo:font-weight="normal" officeooo:rsid="0125c310" style:font-size-asian="9.60000038146973pt" style:font-style-asian="normal" style:font-weight-asian="normal" style:font-size-complex="11pt" style:font-style-complex="normal" style:font-weight-complex="normal"/>
    </style:style>
    <style:style style:name="T234" style:family="text">
      <style:text-properties style:text-line-through-style="none" style:text-line-through-type="none" style:text-position="0% 100%" fo:font-size="11pt" fo:font-style="normal" fo:font-weight="normal" officeooo:rsid="01264738" style:font-size-asian="9.60000038146973pt" style:font-style-asian="normal" style:font-weight-asian="normal" style:font-size-complex="11pt" style:font-style-complex="normal" style:font-weight-complex="normal"/>
    </style:style>
    <style:style style:name="T235" style:family="text">
      <style:text-properties style:text-line-through-style="none" style:text-line-through-type="none" style:text-position="0% 100%" fo:font-size="11pt" fo:font-style="normal" fo:font-weight="normal" officeooo:rsid="01273267" style:font-size-asian="9.60000038146973pt" style:font-style-asian="normal" style:font-weight-asian="normal" style:font-size-complex="11pt" style:font-style-complex="normal" style:font-weight-complex="normal"/>
    </style:style>
    <style:style style:name="T236" style:family="text">
      <style:text-properties style:text-line-through-style="none" style:text-line-through-type="none" style:text-position="0% 100%" fo:font-size="11pt" fo:font-style="normal" fo:font-weight="normal" officeooo:rsid="012ade9c" style:font-size-asian="9.60000038146973pt" style:font-style-asian="normal" style:font-weight-asian="normal" style:font-size-complex="11pt" style:font-style-complex="normal" style:font-weight-complex="normal"/>
    </style:style>
    <style:style style:name="T237" style:family="text">
      <style:text-properties style:text-line-through-style="none" style:text-line-through-type="none" style:text-position="0% 100%" fo:font-size="11pt" fo:font-style="normal" fo:font-weight="normal" officeooo:rsid="012b8b70" style:font-size-asian="9.60000038146973pt" style:font-style-asian="normal" style:font-weight-asian="normal" style:font-size-complex="11pt" style:font-style-complex="normal" style:font-weight-complex="normal"/>
    </style:style>
    <style:style style:name="T238" style:family="text">
      <style:text-properties style:text-line-through-style="none" style:text-line-through-type="none" style:text-position="0% 100%" fo:font-size="11pt" fo:font-style="normal" fo:font-weight="normal" officeooo:rsid="012c1d0e" style:font-size-asian="9.60000038146973pt" style:font-style-asian="normal" style:font-weight-asian="normal" style:font-size-complex="11pt" style:font-style-complex="normal" style:font-weight-complex="normal"/>
    </style:style>
    <style:style style:name="T239" style:family="text">
      <style:text-properties style:text-line-through-style="none" style:text-line-through-type="none" style:text-position="0% 100%" fo:font-size="11pt" fo:font-style="normal" fo:font-weight="normal" officeooo:rsid="012c4ada" style:font-size-asian="9.60000038146973pt" style:font-style-asian="normal" style:font-weight-asian="normal" style:font-size-complex="11pt" style:font-style-complex="normal" style:font-weight-complex="normal"/>
    </style:style>
    <style:style style:name="T240" style:family="text">
      <style:text-properties style:text-line-through-style="none" style:text-line-through-type="none" style:text-position="0% 100%" fo:font-size="11pt" fo:font-style="normal" fo:font-weight="normal" officeooo:rsid="012cda3a" style:font-size-asian="9.60000038146973pt" style:font-style-asian="normal" style:font-weight-asian="normal" style:font-size-complex="11pt" style:font-style-complex="normal" style:font-weight-complex="normal"/>
    </style:style>
    <style:style style:name="T241" style:family="text">
      <style:text-properties style:text-line-through-style="none" style:text-line-through-type="none" style:text-position="0% 100%" fo:font-size="11pt" fo:font-style="normal" fo:font-weight="normal" officeooo:rsid="012ed902" style:font-size-asian="9.60000038146973pt" style:font-style-asian="normal" style:font-weight-asian="normal" style:font-size-complex="11pt" style:font-style-complex="normal" style:font-weight-complex="normal"/>
    </style:style>
    <style:style style:name="T242" style:family="text">
      <style:text-properties style:text-line-through-style="none" style:text-line-through-type="none" style:text-position="0% 100%" fo:font-size="11pt" fo:font-style="normal" fo:font-weight="normal" officeooo:rsid="0130b189" style:font-size-asian="9.60000038146973pt" style:font-style-asian="normal" style:font-weight-asian="normal" style:font-size-complex="11pt" style:font-style-complex="normal" style:font-weight-complex="normal"/>
    </style:style>
    <style:style style:name="T243" style:family="text">
      <style:text-properties style:text-line-through-style="none" style:text-line-through-type="none" style:text-position="0% 100%" fo:font-size="11pt" fo:font-style="normal" fo:font-weight="normal" officeooo:rsid="013266c4" style:font-size-asian="9.60000038146973pt" style:font-style-asian="normal" style:font-weight-asian="normal" style:font-size-complex="11pt" style:font-style-complex="normal" style:font-weight-complex="normal"/>
    </style:style>
    <style:style style:name="T244" style:family="text">
      <style:text-properties style:text-line-through-style="none" style:text-line-through-type="none" style:text-position="0% 100%" fo:font-size="11pt" fo:font-style="normal" fo:font-weight="normal" officeooo:rsid="0132c006" style:font-size-asian="9.60000038146973pt" style:font-style-asian="normal" style:font-weight-asian="normal" style:font-size-complex="11pt" style:font-style-complex="normal" style:font-weight-complex="normal"/>
    </style:style>
    <style:style style:name="T245" style:family="text">
      <style:text-properties style:text-line-through-style="none" style:text-line-through-type="none" style:text-position="0% 100%" fo:font-size="11pt" fo:font-style="normal" fo:font-weight="normal" officeooo:rsid="0133d10c" style:font-size-asian="9.60000038146973pt" style:font-style-asian="normal" style:font-weight-asian="normal" style:font-size-complex="11pt" style:font-style-complex="normal" style:font-weight-complex="normal"/>
    </style:style>
    <style:style style:name="T246" style:family="text">
      <style:text-properties style:text-line-through-style="none" style:text-line-through-type="none" style:text-position="0% 100%" fo:font-size="11pt" fo:font-style="normal" fo:font-weight="normal" officeooo:rsid="0135aeb8" style:font-size-asian="9.60000038146973pt" style:font-style-asian="normal" style:font-weight-asian="normal" style:font-size-complex="11pt" style:font-style-complex="normal" style:font-weight-complex="normal"/>
    </style:style>
    <style:style style:name="T247" style:family="text">
      <style:text-properties style:text-line-through-style="none" style:text-line-through-type="none" style:text-position="0% 100%" fo:font-size="11pt" fo:font-style="normal" fo:font-weight="normal" officeooo:rsid="0137b6eb" style:font-size-asian="9.60000038146973pt" style:font-style-asian="normal" style:font-weight-asian="normal" style:font-size-complex="11pt" style:font-style-complex="normal" style:font-weight-complex="normal"/>
    </style:style>
    <style:style style:name="T248" style:family="text">
      <style:text-properties style:text-line-through-style="none" style:text-line-through-type="none" style:text-position="0% 100%" fo:font-size="11pt" fo:font-style="normal" fo:font-weight="normal" officeooo:rsid="01417bfa" style:font-size-asian="9.60000038146973pt" style:font-style-asian="normal" style:font-weight-asian="normal" style:font-size-complex="11pt" style:font-style-complex="normal" style:font-weight-complex="normal"/>
    </style:style>
    <style:style style:name="T249" style:family="text">
      <style:text-properties style:text-line-through-style="none" style:text-line-through-type="none" style:text-position="0% 100%" fo:font-size="11pt" fo:font-style="normal" fo:font-weight="normal" officeooo:rsid="014267c9" style:font-size-asian="9.60000038146973pt" style:font-style-asian="normal" style:font-weight-asian="normal" style:font-size-complex="11pt" style:font-style-complex="normal" style:font-weight-complex="normal"/>
    </style:style>
    <style:style style:name="T250" style:family="text">
      <style:text-properties style:text-line-through-style="none" style:text-line-through-type="none" style:text-position="0% 100%" fo:font-size="11pt" fo:font-style="normal" fo:font-weight="normal" officeooo:rsid="01458baf" style:font-size-asian="9.60000038146973pt" style:font-style-asian="normal" style:font-weight-asian="normal" style:font-size-complex="11pt" style:font-style-complex="normal" style:font-weight-complex="normal"/>
    </style:style>
    <style:style style:name="T251" style:family="text">
      <style:text-properties style:text-line-through-style="none" style:text-line-through-type="none" style:text-position="0% 100%" fo:font-size="11pt" fo:font-style="normal" fo:font-weight="normal" officeooo:rsid="01476377" style:font-size-asian="9.60000038146973pt" style:font-style-asian="normal" style:font-weight-asian="normal" style:font-size-complex="11pt" style:font-style-complex="normal" style:font-weight-complex="normal"/>
    </style:style>
    <style:style style:name="T252" style:family="text">
      <style:text-properties style:text-line-through-style="none" style:text-line-through-type="none" style:text-position="0% 100%" fo:font-size="11pt" fo:font-style="normal" fo:font-weight="normal" officeooo:rsid="0147893c" style:font-size-asian="9.60000038146973pt" style:font-style-asian="normal" style:font-weight-asian="normal" style:font-size-complex="11pt" style:font-style-complex="normal" style:font-weight-complex="normal"/>
    </style:style>
    <style:style style:name="T253" style:family="text">
      <style:text-properties style:text-line-through-style="none" style:text-line-through-type="none" style:text-position="0% 100%" fo:font-size="11pt" fo:font-style="normal" fo:font-weight="normal" officeooo:rsid="014a2c09" style:font-size-asian="9.60000038146973pt" style:font-style-asian="normal" style:font-weight-asian="normal" style:font-size-complex="11pt" style:font-style-complex="normal" style:font-weight-complex="normal"/>
    </style:style>
    <style:style style:name="T254" style:family="text">
      <style:text-properties style:text-line-through-style="none" style:text-line-through-type="none" style:text-position="0% 100%" fo:font-size="11pt" fo:font-style="normal" fo:font-weight="normal" officeooo:rsid="014bf851" style:font-size-asian="9.60000038146973pt" style:font-style-asian="normal" style:font-weight-asian="normal" style:font-size-complex="11pt" style:font-style-complex="normal" style:font-weight-complex="normal"/>
    </style:style>
    <style:style style:name="T255" style:family="text">
      <style:text-properties style:text-line-through-style="none" style:text-line-through-type="none" style:text-position="0% 100%" fo:font-size="11pt" fo:font-style="normal" fo:font-weight="normal" officeooo:rsid="014cfdac" style:font-size-asian="9.60000038146973pt" style:font-style-asian="normal" style:font-weight-asian="normal" style:font-size-complex="11pt" style:font-style-complex="normal" style:font-weight-complex="normal"/>
    </style:style>
    <style:style style:name="T256" style:family="text">
      <style:text-properties style:text-line-through-style="none" style:text-line-through-type="none" style:text-position="0% 100%" fo:font-size="11pt" fo:font-style="normal" fo:font-weight="normal" officeooo:rsid="014e999e" style:font-size-asian="9.60000038146973pt" style:font-style-asian="normal" style:font-weight-asian="normal" style:font-size-complex="11pt" style:font-style-complex="normal" style:font-weight-complex="normal"/>
    </style:style>
    <style:style style:name="T257" style:family="text">
      <style:text-properties style:text-line-through-style="none" style:text-line-through-type="none" style:text-position="0% 100%" fo:font-size="11pt" fo:font-style="normal" fo:font-weight="normal" officeooo:rsid="014f4abf" style:font-size-asian="9.60000038146973pt" style:font-style-asian="normal" style:font-weight-asian="normal" style:font-size-complex="11pt" style:font-style-complex="normal" style:font-weight-complex="normal"/>
    </style:style>
    <style:style style:name="T258" style:family="text">
      <style:text-properties style:text-line-through-style="none" style:text-line-through-type="none" style:text-position="0% 100%" fo:font-size="11pt" fo:font-style="normal" fo:font-weight="normal" officeooo:rsid="013ee72e" style:font-size-asian="9.60000038146973pt" style:font-style-asian="normal" style:font-weight-asian="normal" style:font-size-complex="11pt" style:font-style-complex="normal" style:font-weight-complex="normal"/>
    </style:style>
    <style:style style:name="T259" style:family="text">
      <style:text-properties style:text-line-through-style="none" style:text-line-through-type="none" style:text-position="0% 100%" fo:font-size="11pt" fo:font-style="normal" fo:font-weight="normal" officeooo:rsid="0150cf6d" style:font-size-asian="9.60000038146973pt" style:font-style-asian="normal" style:font-weight-asian="normal" style:font-size-complex="11pt" style:font-style-complex="normal" style:font-weight-complex="normal"/>
    </style:style>
    <style:style style:name="T260" style:family="text">
      <style:text-properties style:text-line-through-style="none" style:text-line-through-type="none" style:text-position="0% 100%" fo:font-size="11pt" fo:font-style="normal" fo:font-weight="normal" officeooo:rsid="0153058c" style:font-size-asian="9.60000038146973pt" style:font-style-asian="normal" style:font-weight-asian="normal" style:font-size-complex="11pt" style:font-style-complex="normal" style:font-weight-complex="normal"/>
    </style:style>
    <style:style style:name="T261" style:family="text">
      <style:text-properties style:text-line-through-style="none" style:text-line-through-type="none" style:text-position="0% 100%" fo:font-size="11pt" fo:font-style="normal" fo:font-weight="normal" officeooo:rsid="0154e2a3" style:font-size-asian="9.60000038146973pt" style:font-style-asian="normal" style:font-weight-asian="normal" style:font-size-complex="11pt" style:font-style-complex="normal" style:font-weight-complex="normal"/>
    </style:style>
    <style:style style:name="T262" style:family="text">
      <style:text-properties style:text-line-through-style="none" style:text-line-through-type="none" style:text-position="0% 100%" fo:font-size="11pt" fo:font-style="normal" fo:font-weight="normal" officeooo:rsid="0155ffc0" style:font-size-asian="9.60000038146973pt" style:font-style-asian="normal" style:font-weight-asian="normal" style:font-size-complex="11pt" style:font-style-complex="normal" style:font-weight-complex="normal"/>
    </style:style>
    <style:style style:name="T263" style:family="text">
      <style:text-properties style:text-line-through-style="none" style:text-line-through-type="none" style:text-position="0% 100%" fo:font-size="11pt" fo:font-style="normal" fo:font-weight="normal" officeooo:rsid="01572e56" style:font-size-asian="9.60000038146973pt" style:font-style-asian="normal" style:font-weight-asian="normal" style:font-size-complex="11pt" style:font-style-complex="normal" style:font-weight-complex="normal"/>
    </style:style>
    <style:style style:name="T264" style:family="text">
      <style:text-properties style:text-line-through-style="none" style:text-line-through-type="none" style:text-position="0% 100%" fo:font-size="11pt" fo:font-style="normal" fo:font-weight="normal" officeooo:rsid="0158aabd" style:font-size-asian="9.60000038146973pt" style:font-style-asian="normal" style:font-weight-asian="normal" style:font-size-complex="11pt" style:font-style-complex="normal" style:font-weight-complex="normal"/>
    </style:style>
    <style:style style:name="T265" style:family="text">
      <style:text-properties style:text-line-through-style="none" style:text-line-through-type="none" style:text-position="0% 100%" fo:font-size="11pt" fo:font-style="normal" fo:font-weight="normal" officeooo:rsid="015a49dd" style:font-size-asian="9.60000038146973pt" style:font-style-asian="normal" style:font-weight-asian="normal" style:font-size-complex="11pt" style:font-style-complex="normal" style:font-weight-complex="normal"/>
    </style:style>
    <style:style style:name="T266" style:family="text">
      <style:text-properties style:text-line-through-style="none" style:text-line-through-type="none" style:text-position="0% 100%" fo:font-size="11pt" fo:font-style="normal" fo:font-weight="normal" officeooo:rsid="015c10bb" style:font-size-asian="9.60000038146973pt" style:font-style-asian="normal" style:font-weight-asian="normal" style:font-size-complex="11pt" style:font-style-complex="normal" style:font-weight-complex="normal"/>
    </style:style>
    <style:style style:name="T267" style:family="text">
      <style:text-properties style:text-line-through-style="none" style:text-line-through-type="none" style:text-position="0% 100%" fo:font-size="11pt" fo:font-style="normal" fo:font-weight="normal" officeooo:rsid="01626cb9" style:font-size-asian="9.60000038146973pt" style:font-style-asian="normal" style:font-weight-asian="normal" style:font-size-complex="11pt" style:font-style-complex="normal" style:font-weight-complex="normal"/>
    </style:style>
    <style:style style:name="T268" style:family="text">
      <style:text-properties style:text-line-through-style="none" style:text-line-through-type="none" style:text-position="0% 100%" fo:font-size="11pt" fo:font-style="normal" fo:font-weight="normal" officeooo:rsid="01638bad" style:font-size-asian="9.60000038146973pt" style:font-style-asian="normal" style:font-weight-asian="normal" style:font-size-complex="11pt" style:font-style-complex="normal" style:font-weight-complex="normal"/>
    </style:style>
    <style:style style:name="T269" style:family="text">
      <style:text-properties style:text-line-through-style="none" style:text-line-through-type="none" style:text-position="0% 100%" fo:font-size="11pt" fo:font-style="normal" fo:font-weight="normal" officeooo:rsid="0164daf1" style:font-size-asian="9.60000038146973pt" style:font-style-asian="normal" style:font-weight-asian="normal" style:font-size-complex="11pt" style:font-style-complex="normal" style:font-weight-complex="normal"/>
    </style:style>
    <style:style style:name="T270" style:family="text">
      <style:text-properties style:text-line-through-style="none" style:text-line-through-type="none" style:text-position="0% 100%" fo:font-size="11pt" fo:font-style="normal" fo:font-weight="normal" officeooo:rsid="01667c01" style:font-size-asian="9.60000038146973pt" style:font-style-asian="normal" style:font-weight-asian="normal" style:font-size-complex="11pt" style:font-style-complex="normal" style:font-weight-complex="normal"/>
    </style:style>
    <style:style style:name="T271" style:family="text">
      <style:text-properties style:text-line-through-style="none" style:text-line-through-type="none" style:text-position="0% 100%" fo:font-size="11pt" fo:font-style="normal" fo:font-weight="normal" officeooo:rsid="0166926b" style:font-size-asian="9.60000038146973pt" style:font-style-asian="normal" style:font-weight-asian="normal" style:font-size-complex="11pt" style:font-style-complex="normal" style:font-weight-complex="normal"/>
    </style:style>
    <style:style style:name="T272" style:family="text">
      <style:text-properties style:text-line-through-style="none" style:text-line-through-type="none" style:text-position="0% 100%" fo:font-size="11pt" fo:font-style="normal" fo:font-weight="normal" officeooo:rsid="0166c8d7" style:font-size-asian="9.60000038146973pt" style:font-style-asian="normal" style:font-weight-asian="normal" style:font-size-complex="11pt" style:font-style-complex="normal" style:font-weight-complex="normal"/>
    </style:style>
    <style:style style:name="T273" style:family="text">
      <style:text-properties style:text-line-through-style="none" style:text-line-through-type="none" style:text-position="0% 100%" fo:font-size="11pt" fo:font-style="normal" fo:font-weight="normal" officeooo:rsid="01673e8c" style:font-size-asian="9.60000038146973pt" style:font-style-asian="normal" style:font-weight-asian="normal" style:font-size-complex="11pt" style:font-style-complex="normal" style:font-weight-complex="normal"/>
    </style:style>
    <style:style style:name="T274" style:family="text">
      <style:text-properties style:text-line-through-style="none" style:text-line-through-type="none" style:text-position="0% 100%" fo:font-size="11pt" fo:font-style="normal" fo:font-weight="normal" officeooo:rsid="0168d26f" style:font-size-asian="9.60000038146973pt" style:font-style-asian="normal" style:font-weight-asian="normal" style:font-size-complex="11pt" style:font-style-complex="normal" style:font-weight-complex="normal"/>
    </style:style>
    <style:style style:name="T275" style:family="text">
      <style:text-properties style:text-line-through-style="none" style:text-line-through-type="none" style:text-position="0% 100%" fo:font-size="11pt" fo:font-style="normal" fo:font-weight="normal" officeooo:rsid="016afbba" style:font-size-asian="9.60000038146973pt" style:font-style-asian="normal" style:font-weight-asian="normal" style:font-size-complex="11pt" style:font-style-complex="normal" style:font-weight-complex="normal"/>
    </style:style>
    <style:style style:name="T276" style:family="text">
      <style:text-properties style:text-line-through-style="none" style:text-line-through-type="none" style:text-position="0% 100%" fo:font-size="11pt" fo:font-style="normal" fo:font-weight="normal" officeooo:rsid="016cbddb" style:font-size-asian="9.60000038146973pt" style:font-style-asian="normal" style:font-weight-asian="normal" style:font-size-complex="11pt" style:font-style-complex="normal" style:font-weight-complex="normal"/>
    </style:style>
    <style:style style:name="T277" style:family="text">
      <style:text-properties style:text-line-through-style="none" style:text-line-through-type="none" style:text-position="0% 100%" fo:font-size="11pt" fo:font-style="normal" fo:font-weight="normal" officeooo:rsid="016dbe76" style:font-size-asian="9.60000038146973pt" style:font-style-asian="normal" style:font-weight-asian="normal" style:font-size-complex="11pt" style:font-style-complex="normal" style:font-weight-complex="normal"/>
    </style:style>
    <style:style style:name="T278" style:family="text">
      <style:text-properties style:text-line-through-style="none" style:text-line-through-type="none" style:text-position="0% 100%" fo:font-size="11pt" fo:font-style="normal" fo:font-weight="normal" officeooo:rsid="016e21ce" style:font-size-asian="9.60000038146973pt" style:font-style-asian="normal" style:font-weight-asian="normal" style:font-size-complex="11pt" style:font-style-complex="normal" style:font-weight-complex="normal"/>
    </style:style>
    <style:style style:name="T279" style:family="text">
      <style:text-properties style:text-line-through-style="none" style:text-line-through-type="none" style:text-position="0% 100%" fo:font-size="11pt" fo:font-style="normal" fo:font-weight="normal" officeooo:rsid="017031cb" style:font-size-asian="9.60000038146973pt" style:font-style-asian="normal" style:font-weight-asian="normal" style:font-size-complex="11pt" style:font-style-complex="normal" style:font-weight-complex="normal"/>
    </style:style>
    <style:style style:name="T280" style:family="text">
      <style:text-properties style:text-line-through-style="none" style:text-line-through-type="none" style:text-position="0% 100%" fo:font-size="11pt" fo:font-style="normal" fo:font-weight="normal" officeooo:rsid="0171f57d" style:font-size-asian="9.60000038146973pt" style:font-style-asian="normal" style:font-weight-asian="normal" style:font-size-complex="11pt" style:font-style-complex="normal" style:font-weight-complex="normal"/>
    </style:style>
    <style:style style:name="T281" style:family="text">
      <style:text-properties style:text-line-through-style="none" style:text-line-through-type="none" style:text-position="0% 100%" fo:font-size="11pt" fo:font-style="normal" fo:font-weight="normal" officeooo:rsid="017359ad" style:font-size-asian="9.60000038146973pt" style:font-style-asian="normal" style:font-weight-asian="normal" style:font-size-complex="11pt" style:font-style-complex="normal" style:font-weight-complex="normal"/>
    </style:style>
    <style:style style:name="T282" style:family="text">
      <style:text-properties style:text-line-through-style="none" style:text-line-through-type="none" style:text-position="0% 100%" fo:font-size="11pt" fo:font-style="normal" fo:font-weight="normal" officeooo:rsid="0174758d" style:font-size-asian="9.60000038146973pt" style:font-style-asian="normal" style:font-weight-asian="normal" style:font-size-complex="11pt" style:font-style-complex="normal" style:font-weight-complex="normal"/>
    </style:style>
    <style:style style:name="T283" style:family="text">
      <style:text-properties style:text-line-through-style="none" style:text-line-through-type="none" style:text-position="0% 100%" fo:font-size="11pt" fo:font-style="normal" fo:font-weight="normal" officeooo:rsid="0175ee68" style:font-size-asian="9.60000038146973pt" style:font-style-asian="normal" style:font-weight-asian="normal" style:font-size-complex="11pt" style:font-style-complex="normal" style:font-weight-complex="normal"/>
    </style:style>
    <style:style style:name="T284" style:family="text">
      <style:text-properties style:text-line-through-style="none" style:text-line-through-type="none" style:text-position="0% 100%" fo:font-size="11pt" fo:font-style="normal" fo:font-weight="normal" officeooo:rsid="0176ff3c" style:font-size-asian="9.60000038146973pt" style:font-style-asian="normal" style:font-weight-asian="normal" style:font-size-complex="11pt" style:font-style-complex="normal" style:font-weight-complex="normal"/>
    </style:style>
    <style:style style:name="T285" style:family="text">
      <style:text-properties style:text-line-through-style="none" style:text-line-through-type="none" style:text-position="0% 100%" fo:font-size="11pt" fo:font-style="normal" fo:font-weight="normal" officeooo:rsid="01779ffd" style:font-size-asian="9.60000038146973pt" style:font-style-asian="normal" style:font-weight-asian="normal" style:font-size-complex="11pt" style:font-style-complex="normal" style:font-weight-complex="normal"/>
    </style:style>
    <style:style style:name="T286" style:family="text">
      <style:text-properties style:text-line-through-style="none" style:text-line-through-type="none" style:text-position="0% 100%" fo:font-size="11pt" fo:font-style="normal" fo:font-weight="normal" officeooo:rsid="01797846" style:font-size-asian="9.60000038146973pt" style:font-style-asian="normal" style:font-weight-asian="normal" style:font-size-complex="11pt" style:font-style-complex="normal" style:font-weight-complex="normal"/>
    </style:style>
    <style:style style:name="T287" style:family="text">
      <style:text-properties style:text-line-through-style="none" style:text-line-through-type="none" style:text-position="0% 100%" fo:font-size="11pt" fo:font-style="normal" fo:font-weight="normal" officeooo:rsid="017ad911" style:font-size-asian="9.60000038146973pt" style:font-style-asian="normal" style:font-weight-asian="normal" style:font-size-complex="11pt" style:font-style-complex="normal" style:font-weight-complex="normal"/>
    </style:style>
    <style:style style:name="T288" style:family="text">
      <style:text-properties style:text-line-through-style="none" style:text-line-through-type="none" style:text-position="0% 100%" fo:font-size="11pt" fo:font-style="normal" fo:font-weight="normal" officeooo:rsid="017b6d02" style:font-size-asian="9.60000038146973pt" style:font-style-asian="normal" style:font-weight-asian="normal" style:font-size-complex="11pt" style:font-style-complex="normal" style:font-weight-complex="normal"/>
    </style:style>
    <style:style style:name="T289" style:family="text">
      <style:text-properties style:text-line-through-style="none" style:text-line-through-type="none" style:text-position="0% 100%" fo:font-size="11pt" fo:font-style="normal" fo:font-weight="normal" officeooo:rsid="017d0c47" style:font-size-asian="9.60000038146973pt" style:font-style-asian="normal" style:font-weight-asian="normal" style:font-size-complex="11pt" style:font-style-complex="normal" style:font-weight-complex="normal"/>
    </style:style>
    <style:style style:name="T290" style:family="text">
      <style:text-properties style:text-line-through-style="none" style:text-line-through-type="none" style:text-position="0% 100%" fo:font-size="11pt" fo:font-style="normal" fo:font-weight="normal" officeooo:rsid="017de510" style:font-size-asian="9.60000038146973pt" style:font-style-asian="normal" style:font-weight-asian="normal" style:font-size-complex="11pt" style:font-style-complex="normal" style:font-weight-complex="normal"/>
    </style:style>
    <style:style style:name="T291" style:family="text">
      <style:text-properties style:text-line-through-style="none" style:text-line-through-type="none" style:text-position="0% 100%" fo:font-size="11pt" fo:font-style="normal" fo:font-weight="normal" officeooo:rsid="017fc395" style:font-size-asian="9.60000038146973pt" style:font-style-asian="normal" style:font-weight-asian="normal" style:font-size-complex="11pt" style:font-style-complex="normal" style:font-weight-complex="normal"/>
    </style:style>
    <style:style style:name="T292" style:family="text">
      <style:text-properties style:text-line-through-style="none" style:text-line-through-type="none" style:text-position="0% 100%" fo:font-size="11pt" fo:font-style="normal" fo:font-weight="normal" officeooo:rsid="018158ca" style:font-size-asian="9.60000038146973pt" style:font-style-asian="normal" style:font-weight-asian="normal" style:font-size-complex="11pt" style:font-style-complex="normal" style:font-weight-complex="normal"/>
    </style:style>
    <style:style style:name="T293" style:family="text">
      <style:text-properties style:text-line-through-style="none" style:text-line-through-type="none" style:text-position="0% 100%" fo:font-size="11pt" fo:font-style="normal" fo:font-weight="normal" officeooo:rsid="01824744" style:font-size-asian="9.60000038146973pt" style:font-style-asian="normal" style:font-weight-asian="normal" style:font-size-complex="11pt" style:font-style-complex="normal" style:font-weight-complex="normal"/>
    </style:style>
    <style:style style:name="T294" style:family="text">
      <style:text-properties style:text-line-through-style="none" style:text-line-through-type="none" style:text-position="0% 100%" fo:font-size="11pt" fo:font-style="normal" fo:font-weight="normal" officeooo:rsid="0182ff6c" style:font-size-asian="9.60000038146973pt" style:font-style-asian="normal" style:font-weight-asian="normal" style:font-size-complex="11pt" style:font-style-complex="normal" style:font-weight-complex="normal"/>
    </style:style>
    <style:style style:name="T295" style:family="text">
      <style:text-properties style:text-line-through-style="none" style:text-line-through-type="none" style:text-position="0% 100%" fo:font-size="11pt" fo:font-style="normal" fo:font-weight="normal" officeooo:rsid="0183079d" style:font-size-asian="9.60000038146973pt" style:font-style-asian="normal" style:font-weight-asian="normal" style:font-size-complex="11pt" style:font-style-complex="normal" style:font-weight-complex="normal"/>
    </style:style>
    <style:style style:name="T296" style:family="text">
      <style:text-properties style:text-line-through-style="none" style:text-line-through-type="none" style:text-position="0% 100%" fo:font-size="11pt" fo:font-style="normal" fo:font-weight="normal" officeooo:rsid="01845555" style:font-size-asian="9.60000038146973pt" style:font-style-asian="normal" style:font-weight-asian="normal" style:font-size-complex="11pt" style:font-style-complex="normal" style:font-weight-complex="normal"/>
    </style:style>
    <style:style style:name="T297" style:family="text">
      <style:text-properties style:text-line-through-style="none" style:text-line-through-type="none" style:text-position="0% 100%" fo:font-size="11pt" fo:font-style="normal" fo:font-weight="normal" officeooo:rsid="0185b59f" style:font-size-asian="9.60000038146973pt" style:font-style-asian="normal" style:font-weight-asian="normal" style:font-size-complex="11pt" style:font-style-complex="normal" style:font-weight-complex="normal"/>
    </style:style>
    <style:style style:name="T298" style:family="text">
      <style:text-properties style:text-line-through-style="none" style:text-line-through-type="none" style:text-position="0% 100%" fo:font-size="11pt" fo:font-style="normal" fo:font-weight="normal" officeooo:rsid="01877f70" style:font-size-asian="9.60000038146973pt" style:font-style-asian="normal" style:font-weight-asian="normal" style:font-size-complex="11pt" style:font-style-complex="normal" style:font-weight-complex="normal"/>
    </style:style>
    <style:style style:name="T299" style:family="text">
      <style:text-properties style:text-line-through-style="none" style:text-line-through-type="none" style:text-position="0% 100%" fo:font-size="11pt" fo:font-style="normal" fo:font-weight="normal" officeooo:rsid="018863b6" style:font-size-asian="9.60000038146973pt" style:font-style-asian="normal" style:font-weight-asian="normal" style:font-size-complex="11pt" style:font-style-complex="normal" style:font-weight-complex="normal"/>
    </style:style>
    <style:style style:name="T300" style:family="text">
      <style:text-properties style:text-line-through-style="none" style:text-line-through-type="none" style:text-position="0% 100%" fo:font-size="11pt" fo:font-style="normal" fo:font-weight="normal" officeooo:rsid="0189eed4" style:font-size-asian="9.60000038146973pt" style:font-style-asian="normal" style:font-weight-asian="normal" style:font-size-complex="11pt" style:font-style-complex="normal" style:font-weight-complex="normal"/>
    </style:style>
    <style:style style:name="T301" style:family="text">
      <style:text-properties style:text-line-through-style="none" style:text-line-through-type="none" style:text-position="0% 100%" fo:font-size="11pt" fo:font-style="normal" fo:font-weight="normal" officeooo:rsid="018b0bb8" style:font-size-asian="9.60000038146973pt" style:font-style-asian="normal" style:font-weight-asian="normal" style:font-size-complex="11pt" style:font-style-complex="normal" style:font-weight-complex="normal"/>
    </style:style>
    <style:style style:name="T302" style:family="text">
      <style:text-properties style:text-line-through-style="none" style:text-line-through-type="none" style:text-position="0% 100%" fo:font-size="11pt" fo:font-style="normal" fo:font-weight="normal" officeooo:rsid="018b26d9" style:font-size-asian="9.60000038146973pt" style:font-style-asian="normal" style:font-weight-asian="normal" style:font-size-complex="11pt" style:font-style-complex="normal" style:font-weight-complex="normal"/>
    </style:style>
    <style:style style:name="T303" style:family="text">
      <style:text-properties style:text-line-through-style="none" style:text-line-through-type="none" style:text-position="0% 100%" fo:font-size="11pt" fo:font-style="normal" fo:font-weight="normal" officeooo:rsid="018c2c23" style:font-size-asian="9.60000038146973pt" style:font-style-asian="normal" style:font-weight-asian="normal" style:font-size-complex="11pt" style:font-style-complex="normal" style:font-weight-complex="normal"/>
    </style:style>
    <style:style style:name="T304" style:family="text">
      <style:text-properties style:text-line-through-style="none" style:text-line-through-type="none" style:text-position="0% 100%" fo:font-size="11pt" fo:font-style="normal" fo:font-weight="normal" officeooo:rsid="018e234c" style:font-size-asian="9.60000038146973pt" style:font-style-asian="normal" style:font-weight-asian="normal" style:font-size-complex="11pt" style:font-style-complex="normal" style:font-weight-complex="normal"/>
    </style:style>
    <style:style style:name="T305" style:family="text">
      <style:text-properties style:text-line-through-style="none" style:text-line-through-type="none" style:text-position="0% 100%" fo:font-size="11pt" fo:font-style="normal" fo:font-weight="normal" officeooo:rsid="018f0ee3" style:font-size-asian="9.60000038146973pt" style:font-style-asian="normal" style:font-weight-asian="normal" style:font-size-complex="11pt" style:font-style-complex="normal" style:font-weight-complex="normal"/>
    </style:style>
    <style:style style:name="T306" style:family="text">
      <style:text-properties style:text-line-through-style="none" style:text-line-through-type="none" style:text-position="0% 100%" fo:font-size="11pt" fo:font-style="normal" fo:font-weight="normal" officeooo:rsid="018fbcd5" style:font-size-asian="9.60000038146973pt" style:font-style-asian="normal" style:font-weight-asian="normal" style:font-size-complex="11pt" style:font-style-complex="normal" style:font-weight-complex="normal"/>
    </style:style>
    <style:style style:name="T307" style:family="text">
      <style:text-properties style:text-line-through-style="none" style:text-line-through-type="none" style:text-position="0% 100%" fo:font-size="11pt" fo:font-style="normal" fo:font-weight="normal" officeooo:rsid="01905ed0" style:font-size-asian="9.60000038146973pt" style:font-style-asian="normal" style:font-weight-asian="normal" style:font-size-complex="11pt" style:font-style-complex="normal" style:font-weight-complex="normal"/>
    </style:style>
    <style:style style:name="T308" style:family="text">
      <style:text-properties style:text-line-through-style="none" style:text-line-through-type="none" style:text-position="0% 100%" fo:font-size="11pt" fo:font-style="normal" fo:font-weight="normal" officeooo:rsid="0191a5ea" style:font-size-asian="9.60000038146973pt" style:font-style-asian="normal" style:font-weight-asian="normal" style:font-size-complex="11pt" style:font-style-complex="normal" style:font-weight-complex="normal"/>
    </style:style>
    <style:style style:name="T309" style:family="text">
      <style:text-properties style:text-line-through-style="none" style:text-line-through-type="none" style:text-position="0% 100%" fo:font-size="11pt" fo:font-style="normal" fo:font-weight="normal" officeooo:rsid="0191fffc" style:font-size-asian="9.60000038146973pt" style:font-style-asian="normal" style:font-weight-asian="normal" style:font-size-complex="11pt" style:font-style-complex="normal" style:font-weight-complex="normal"/>
    </style:style>
    <style:style style:name="T310" style:family="text">
      <style:text-properties style:text-line-through-style="none" style:text-line-through-type="none" style:text-position="0% 100%" fo:font-size="11pt" fo:font-style="normal" fo:font-weight="normal" officeooo:rsid="01976b50" style:font-size-asian="9.60000038146973pt" style:font-style-asian="normal" style:font-weight-asian="normal" style:font-size-complex="11pt" style:font-style-complex="normal" style:font-weight-complex="normal"/>
    </style:style>
    <style:style style:name="T311" style:family="text">
      <style:text-properties style:text-line-through-style="none" style:text-line-through-type="none" style:text-position="0% 100%" fo:font-size="11pt" fo:font-style="normal" fo:font-weight="normal" officeooo:rsid="01994cd4" style:font-size-asian="9.60000038146973pt" style:font-style-asian="normal" style:font-weight-asian="normal" style:font-size-complex="11pt" style:font-style-complex="normal" style:font-weight-complex="normal"/>
    </style:style>
    <style:style style:name="T312" style:family="text">
      <style:text-properties style:text-line-through-style="none" style:text-line-through-type="none" style:text-position="0% 100%" fo:font-size="11pt" fo:font-style="normal" fo:font-weight="normal" officeooo:rsid="019ac8ef" style:font-size-asian="9.60000038146973pt" style:font-style-asian="normal" style:font-weight-asian="normal" style:font-size-complex="11pt" style:font-style-complex="normal" style:font-weight-complex="normal"/>
    </style:style>
    <style:style style:name="T313" style:family="text">
      <style:text-properties style:text-line-through-style="none" style:text-line-through-type="none" style:text-position="0% 100%" fo:font-size="11pt" fo:font-style="normal" fo:font-weight="normal" officeooo:rsid="019ba606" style:font-size-asian="9.60000038146973pt" style:font-style-asian="normal" style:font-weight-asian="normal" style:font-size-complex="11pt" style:font-style-complex="normal" style:font-weight-complex="normal"/>
    </style:style>
    <style:style style:name="T314" style:family="text">
      <style:text-properties style:text-line-through-style="none" style:text-line-through-type="none" style:text-position="0% 100%" fo:font-size="11pt" fo:font-style="normal" fo:font-weight="normal" officeooo:rsid="019c979c" style:font-size-asian="9.60000038146973pt" style:font-style-asian="normal" style:font-weight-asian="normal" style:font-size-complex="11pt" style:font-style-complex="normal" style:font-weight-complex="normal"/>
    </style:style>
    <style:style style:name="T315" style:family="text">
      <style:text-properties style:text-line-through-style="none" style:text-line-through-type="none" style:text-position="0% 100%" fo:font-size="11pt" fo:font-style="normal" fo:font-weight="normal" officeooo:rsid="019d05cd" style:font-size-asian="9.60000038146973pt" style:font-style-asian="normal" style:font-weight-asian="normal" style:font-size-complex="11pt" style:font-style-complex="normal" style:font-weight-complex="normal"/>
    </style:style>
    <style:style style:name="T316" style:family="text">
      <style:text-properties style:text-line-through-style="none" style:text-line-through-type="none" style:text-position="0% 100%" fo:font-size="11pt" fo:font-style="normal" fo:font-weight="normal" officeooo:rsid="019db3df" style:font-size-asian="9.60000038146973pt" style:font-style-asian="normal" style:font-weight-asian="normal" style:font-size-complex="11pt" style:font-style-complex="normal" style:font-weight-complex="normal"/>
    </style:style>
    <style:style style:name="T317" style:family="text">
      <style:text-properties style:text-line-through-style="none" style:text-line-through-type="none" style:text-position="0% 100%" fo:font-size="11pt" fo:font-style="normal" fo:font-weight="normal" officeooo:rsid="019e06d2" style:font-size-asian="9.60000038146973pt" style:font-style-asian="normal" style:font-weight-asian="normal" style:font-size-complex="11pt" style:font-style-complex="normal" style:font-weight-complex="normal"/>
    </style:style>
    <style:style style:name="T318" style:family="text">
      <style:text-properties style:text-line-through-style="none" style:text-line-through-type="none" style:text-position="0% 100%" fo:font-size="11pt" fo:font-style="normal" fo:font-weight="normal" officeooo:rsid="019e70a9" style:font-size-asian="9.60000038146973pt" style:font-style-asian="normal" style:font-weight-asian="normal" style:font-size-complex="11pt" style:font-style-complex="normal" style:font-weight-complex="normal"/>
    </style:style>
    <style:style style:name="T319" style:family="text">
      <style:text-properties style:text-line-through-style="none" style:text-line-through-type="none" style:text-position="0% 100%" fo:font-size="11pt" fo:font-style="normal" fo:font-weight="normal" officeooo:rsid="019ffefe" style:font-size-asian="9.60000038146973pt" style:font-style-asian="normal" style:font-weight-asian="normal" style:font-size-complex="11pt" style:font-style-complex="normal" style:font-weight-complex="normal"/>
    </style:style>
    <style:style style:name="T320" style:family="text">
      <style:text-properties style:text-line-through-style="none" style:text-line-through-type="none" style:text-position="0% 100%" fo:font-size="11pt" fo:font-style="normal" fo:font-weight="normal" officeooo:rsid="01a17dbf" style:font-size-asian="9.60000038146973pt" style:font-style-asian="normal" style:font-weight-asian="normal" style:font-size-complex="11pt" style:font-style-complex="normal" style:font-weight-complex="normal"/>
    </style:style>
    <style:style style:name="T321" style:family="text">
      <style:text-properties style:text-line-through-style="none" style:text-line-through-type="none" style:text-position="0% 100%" fo:font-size="11pt" fo:font-style="normal" fo:font-weight="normal" officeooo:rsid="01a2fc4c" style:font-size-asian="9.60000038146973pt" style:font-style-asian="normal" style:font-weight-asian="normal" style:font-size-complex="11pt" style:font-style-complex="normal" style:font-weight-complex="normal"/>
    </style:style>
    <style:style style:name="T322" style:family="text">
      <style:text-properties style:text-line-through-style="none" style:text-line-through-type="none" style:text-position="0% 100%" fo:font-size="11pt" fo:font-style="normal" fo:font-weight="normal" officeooo:rsid="01a41469" style:font-size-asian="9.60000038146973pt" style:font-style-asian="normal" style:font-weight-asian="normal" style:font-size-complex="11pt" style:font-style-complex="normal" style:font-weight-complex="normal"/>
    </style:style>
    <style:style style:name="T323" style:family="text">
      <style:text-properties style:text-line-through-style="none" style:text-line-through-type="none" style:text-position="0% 100%" fo:font-size="11pt" fo:font-style="normal" fo:font-weight="normal" officeooo:rsid="01a5ff18" style:font-size-asian="9.60000038146973pt" style:font-style-asian="normal" style:font-weight-asian="normal" style:font-size-complex="11pt" style:font-style-complex="normal" style:font-weight-complex="normal"/>
    </style:style>
    <style:style style:name="T324" style:family="text">
      <style:text-properties style:text-line-through-style="none" style:text-line-through-type="none" style:text-position="0% 100%" fo:font-size="11pt" fo:font-style="normal" fo:font-weight="normal" officeooo:rsid="01a64572" style:font-size-asian="9.60000038146973pt" style:font-style-asian="normal" style:font-weight-asian="normal" style:font-size-complex="11pt" style:font-style-complex="normal" style:font-weight-complex="normal"/>
    </style:style>
    <style:style style:name="T325" style:family="text">
      <style:text-properties style:text-line-through-style="none" style:text-line-through-type="none" style:text-position="0% 100%" fo:font-size="11pt" fo:font-style="normal" fo:font-weight="normal" officeooo:rsid="01a663e4" style:font-size-asian="9.60000038146973pt" style:font-style-asian="normal" style:font-weight-asian="normal" style:font-size-complex="11pt" style:font-style-complex="normal" style:font-weight-complex="normal"/>
    </style:style>
    <style:style style:name="T326" style:family="text">
      <style:text-properties style:text-line-through-style="none" style:text-line-through-type="none" style:text-position="0% 100%" fo:font-size="11pt" fo:font-style="normal" fo:font-weight="normal" officeooo:rsid="01a7bb61" style:font-size-asian="9.60000038146973pt" style:font-style-asian="normal" style:font-weight-asian="normal" style:font-size-complex="11pt" style:font-style-complex="normal" style:font-weight-complex="normal"/>
    </style:style>
    <style:style style:name="T327" style:family="text">
      <style:text-properties style:text-line-through-style="none" style:text-line-through-type="none" style:text-position="0% 100%" fo:font-size="11pt" fo:font-style="normal" fo:font-weight="normal" officeooo:rsid="01a80915" style:font-size-asian="9.60000038146973pt" style:font-style-asian="normal" style:font-weight-asian="normal" style:font-size-complex="11pt" style:font-style-complex="normal" style:font-weight-complex="normal"/>
    </style:style>
    <style:style style:name="T328" style:family="text">
      <style:text-properties style:text-line-through-style="none" style:text-line-through-type="none" style:text-position="0% 100%" fo:font-size="11pt" fo:font-style="normal" fo:font-weight="normal" officeooo:rsid="01a9e782" style:font-size-asian="9.60000038146973pt" style:font-style-asian="normal" style:font-weight-asian="normal" style:font-size-complex="11pt" style:font-style-complex="normal" style:font-weight-complex="normal"/>
    </style:style>
    <style:style style:name="T329" style:family="text">
      <style:text-properties style:text-line-through-style="none" style:text-line-through-type="none" style:text-position="0% 100%" fo:font-size="11pt" fo:font-style="normal" fo:font-weight="normal" officeooo:rsid="01aadaea" style:font-size-asian="9.60000038146973pt" style:font-style-asian="normal" style:font-weight-asian="normal" style:font-size-complex="11pt" style:font-style-complex="normal" style:font-weight-complex="normal"/>
    </style:style>
    <style:style style:name="T330" style:family="text">
      <style:text-properties style:text-line-through-style="none" style:text-line-through-type="none" style:text-position="0% 100%" fo:font-size="11pt" fo:font-style="normal" fo:font-weight="normal" officeooo:rsid="01abb22a" style:font-size-asian="9.60000038146973pt" style:font-style-asian="normal" style:font-weight-asian="normal" style:font-size-complex="11pt" style:font-style-complex="normal" style:font-weight-complex="normal"/>
    </style:style>
    <style:style style:name="T331" style:family="text">
      <style:text-properties style:text-line-through-style="none" style:text-line-through-type="none" style:text-position="0% 100%" fo:font-size="11pt" fo:font-style="normal" fo:font-weight="normal" officeooo:rsid="01ad18f3" style:font-size-asian="9.60000038146973pt" style:font-style-asian="normal" style:font-weight-asian="normal" style:font-size-complex="11pt" style:font-style-complex="normal" style:font-weight-complex="normal"/>
    </style:style>
    <style:style style:name="T332" style:family="text">
      <style:text-properties style:text-line-through-style="none" style:text-line-through-type="none" style:text-position="0% 100%" fo:font-size="11pt" fo:font-style="normal" fo:font-weight="normal" officeooo:rsid="01af18e7" style:font-size-asian="9.60000038146973pt" style:font-style-asian="normal" style:font-weight-asian="normal" style:font-size-complex="11pt" style:font-style-complex="normal" style:font-weight-complex="normal"/>
    </style:style>
    <style:style style:name="T333" style:family="text">
      <style:text-properties style:text-line-through-style="none" style:text-line-through-type="none" style:text-position="0% 100%" fo:font-size="11pt" fo:font-style="normal" fo:font-weight="normal" officeooo:rsid="01b107d9" style:font-size-asian="9.60000038146973pt" style:font-style-asian="normal" style:font-weight-asian="normal" style:font-size-complex="11pt" style:font-style-complex="normal" style:font-weight-complex="normal"/>
    </style:style>
    <style:style style:name="T334" style:family="text">
      <style:text-properties style:text-line-through-style="none" style:text-line-through-type="none" style:text-position="0% 100%" fo:font-size="11pt" fo:font-style="normal" fo:font-weight="normal" officeooo:rsid="01b1ecdd" style:font-size-asian="9.60000038146973pt" style:font-style-asian="normal" style:font-weight-asian="normal" style:font-size-complex="11pt" style:font-style-complex="normal" style:font-weight-complex="normal"/>
    </style:style>
    <style:style style:name="T335" style:family="text">
      <style:text-properties style:text-line-through-style="none" style:text-line-through-type="none" style:text-position="0% 100%" fo:font-size="11pt" fo:font-style="normal" fo:font-weight="normal" officeooo:rsid="01b33b26" style:font-size-asian="9.60000038146973pt" style:font-style-asian="normal" style:font-weight-asian="normal" style:font-size-complex="11pt" style:font-style-complex="normal" style:font-weight-complex="normal"/>
    </style:style>
    <style:style style:name="T336" style:family="text">
      <style:text-properties style:text-line-through-style="none" style:text-line-through-type="none" style:text-position="0% 100%" fo:font-size="11pt" fo:font-style="normal" fo:font-weight="normal" officeooo:rsid="01b41c80" style:font-size-asian="9.60000038146973pt" style:font-style-asian="normal" style:font-weight-asian="normal" style:font-size-complex="11pt" style:font-style-complex="normal" style:font-weight-complex="normal"/>
    </style:style>
    <style:style style:name="T337" style:family="text">
      <style:text-properties style:text-line-through-style="none" style:text-line-through-type="none" style:text-position="0% 100%" fo:font-size="11pt" fo:font-style="normal" fo:font-weight="normal" officeooo:rsid="01b4f171" style:font-size-asian="9.60000038146973pt" style:font-style-asian="normal" style:font-weight-asian="normal" style:font-size-complex="11pt" style:font-style-complex="normal" style:font-weight-complex="normal"/>
    </style:style>
    <style:style style:name="T338" style:family="text">
      <style:text-properties style:text-line-through-style="none" style:text-line-through-type="none" style:text-position="0% 100%" fo:font-size="11pt" fo:font-style="normal" fo:font-weight="normal" officeooo:rsid="01b70963" style:font-size-asian="9.60000038146973pt" style:font-style-asian="normal" style:font-weight-asian="normal" style:font-size-complex="11pt" style:font-style-complex="normal" style:font-weight-complex="normal"/>
    </style:style>
    <style:style style:name="T339" style:family="text">
      <style:text-properties style:text-line-through-style="none" style:text-line-through-type="none" style:text-position="0% 100%" fo:font-size="11pt" fo:font-style="normal" fo:font-weight="normal" officeooo:rsid="01b7ec3b" style:font-size-asian="9.60000038146973pt" style:font-style-asian="normal" style:font-weight-asian="normal" style:font-size-complex="11pt" style:font-style-complex="normal" style:font-weight-complex="normal"/>
    </style:style>
    <style:style style:name="T340" style:family="text">
      <style:text-properties style:text-line-through-style="none" style:text-line-through-type="none" style:text-position="0% 100%" fo:font-size="11pt" fo:font-style="normal" fo:font-weight="normal" officeooo:rsid="01b9720d" style:font-size-asian="9.60000038146973pt" style:font-style-asian="normal" style:font-weight-asian="normal" style:font-size-complex="11pt" style:font-style-complex="normal" style:font-weight-complex="normal"/>
    </style:style>
    <style:style style:name="T341" style:family="text">
      <style:text-properties style:text-line-through-style="none" style:text-line-through-type="none" style:text-position="0% 100%" fo:font-size="11pt" fo:font-style="normal" fo:font-weight="normal" officeooo:rsid="01bcbff7" style:font-size-asian="9.60000038146973pt" style:font-style-asian="normal" style:font-weight-asian="normal" style:font-size-complex="11pt" style:font-style-complex="normal" style:font-weight-complex="normal"/>
    </style:style>
    <style:style style:name="T342" style:family="text">
      <style:text-properties style:text-line-through-style="none" style:text-line-through-type="none" style:text-position="0% 100%" fo:font-size="11pt" fo:font-style="normal" fo:font-weight="normal" officeooo:rsid="01bd2d39" style:font-size-asian="9.60000038146973pt" style:font-style-asian="normal" style:font-weight-asian="normal" style:font-size-complex="11pt" style:font-style-complex="normal" style:font-weight-complex="normal"/>
    </style:style>
    <style:style style:name="T343" style:family="text">
      <style:text-properties style:text-line-through-style="none" style:text-line-through-type="none" style:text-position="0% 100%" fo:font-size="11pt" fo:font-style="normal" fo:font-weight="normal" officeooo:rsid="01be9fb1" style:font-size-asian="9.60000038146973pt" style:font-style-asian="normal" style:font-weight-asian="normal" style:font-size-complex="11pt" style:font-style-complex="normal" style:font-weight-complex="normal"/>
    </style:style>
    <style:style style:name="T344" style:family="text">
      <style:text-properties style:text-line-through-style="none" style:text-line-through-type="none" style:text-position="0% 100%" fo:font-size="11pt" fo:font-style="normal" fo:font-weight="normal" officeooo:rsid="01bf861e" style:font-size-asian="9.60000038146973pt" style:font-style-asian="normal" style:font-weight-asian="normal" style:font-size-complex="11pt" style:font-style-complex="normal" style:font-weight-complex="normal"/>
    </style:style>
    <style:style style:name="T345" style:family="text">
      <style:text-properties style:text-line-through-style="none" style:text-line-through-type="none" style:text-position="0% 100%" fo:font-size="11pt" fo:font-style="normal" fo:font-weight="normal" officeooo:rsid="01c02227" style:font-size-asian="9.60000038146973pt" style:font-style-asian="normal" style:font-weight-asian="normal" style:font-size-complex="11pt" style:font-style-complex="normal" style:font-weight-complex="normal"/>
    </style:style>
    <style:style style:name="T346" style:family="text">
      <style:text-properties style:text-line-through-style="none" style:text-line-through-type="none" style:text-position="0% 100%" fo:font-size="11pt" fo:font-style="normal" fo:font-weight="normal" officeooo:rsid="01c079ea" style:font-size-asian="9.60000038146973pt" style:font-style-asian="normal" style:font-weight-asian="normal" style:font-size-complex="11pt" style:font-style-complex="normal" style:font-weight-complex="normal"/>
    </style:style>
    <style:style style:name="T347" style:family="text">
      <style:text-properties style:text-line-through-style="none" style:text-line-through-type="none" style:text-position="0% 100%" fo:font-size="11pt" fo:font-style="normal" fo:font-weight="normal" officeooo:rsid="01c18d18" style:font-size-asian="9.60000038146973pt" style:font-style-asian="normal" style:font-weight-asian="normal" style:font-size-complex="11pt" style:font-style-complex="normal" style:font-weight-complex="normal"/>
    </style:style>
    <style:style style:name="T348" style:family="text">
      <style:text-properties style:text-line-through-style="none" style:text-line-through-type="none" style:text-position="0% 100%" fo:font-size="11pt" fo:font-style="normal" fo:font-weight="normal" officeooo:rsid="01c3409d" style:font-size-asian="9.60000038146973pt" style:font-style-asian="normal" style:font-weight-asian="normal" style:font-size-complex="11pt" style:font-style-complex="normal" style:font-weight-complex="normal"/>
    </style:style>
    <style:style style:name="T349" style:family="text">
      <style:text-properties style:text-line-through-style="none" style:text-line-through-type="none" style:text-position="0% 100%" fo:font-size="11pt" fo:font-style="normal" fo:font-weight="normal" officeooo:rsid="01c3d9c0" style:font-size-asian="9.60000038146973pt" style:font-style-asian="normal" style:font-weight-asian="normal" style:font-size-complex="11pt" style:font-style-complex="normal" style:font-weight-complex="normal"/>
    </style:style>
    <style:style style:name="T350" style:family="text">
      <style:text-properties style:text-line-through-style="none" style:text-line-through-type="none" style:text-position="0% 100%" fo:font-size="11pt" fo:font-style="normal" fo:font-weight="normal" officeooo:rsid="01c5716a" style:font-size-asian="9.60000038146973pt" style:font-style-asian="normal" style:font-weight-asian="normal" style:font-size-complex="11pt" style:font-style-complex="normal" style:font-weight-complex="normal"/>
    </style:style>
    <style:style style:name="T351" style:family="text">
      <style:text-properties style:text-line-through-style="none" style:text-line-through-type="none" style:text-position="0% 100%" fo:font-size="11pt" fo:font-style="normal" fo:font-weight="normal" officeooo:rsid="01c61ca4" style:font-size-asian="9.60000038146973pt" style:font-style-asian="normal" style:font-weight-asian="normal" style:font-size-complex="11pt" style:font-style-complex="normal" style:font-weight-complex="normal"/>
    </style:style>
    <style:style style:name="T352" style:family="text">
      <style:text-properties style:text-line-through-style="none" style:text-line-through-type="none" style:text-position="0% 100%" fo:font-size="11pt" fo:font-style="normal" fo:font-weight="normal" officeooo:rsid="01c7bedf" style:font-size-asian="9.60000038146973pt" style:font-style-asian="normal" style:font-weight-asian="normal" style:font-size-complex="11pt" style:font-style-complex="normal" style:font-weight-complex="normal"/>
    </style:style>
    <style:style style:name="T353" style:family="text">
      <style:text-properties style:text-line-through-style="none" style:text-line-through-type="none" style:text-position="0% 100%" fo:font-size="11pt" fo:font-style="normal" fo:font-weight="normal" officeooo:rsid="01c80e06" style:font-size-asian="9.60000038146973pt" style:font-style-asian="normal" style:font-weight-asian="normal" style:font-size-complex="11pt" style:font-style-complex="normal" style:font-weight-complex="normal"/>
    </style:style>
    <style:style style:name="T354" style:family="text">
      <style:text-properties style:text-line-through-style="none" style:text-line-through-type="none" style:text-position="0% 100%" fo:font-size="11pt" fo:font-style="normal" fo:font-weight="normal" officeooo:rsid="01c92b53" style:font-size-asian="9.60000038146973pt" style:font-style-asian="normal" style:font-weight-asian="normal" style:font-size-complex="11pt" style:font-style-complex="normal" style:font-weight-complex="normal"/>
    </style:style>
    <style:style style:name="T355" style:family="text">
      <style:text-properties style:text-line-through-style="none" style:text-line-through-type="none" style:text-position="0% 100%" fo:font-size="11pt" fo:font-style="normal" fo:font-weight="normal" officeooo:rsid="01ca3411" style:font-size-asian="9.60000038146973pt" style:font-style-asian="normal" style:font-weight-asian="normal" style:font-size-complex="11pt" style:font-style-complex="normal" style:font-weight-complex="normal"/>
    </style:style>
    <style:style style:name="T356" style:family="text">
      <style:text-properties style:text-line-through-style="none" style:text-line-through-type="none" style:text-position="0% 100%" fo:font-size="11pt" fo:font-style="normal" fo:font-weight="normal" officeooo:rsid="01cc18c5" style:font-size-asian="9.60000038146973pt" style:font-style-asian="normal" style:font-weight-asian="normal" style:font-size-complex="11pt" style:font-style-complex="normal" style:font-weight-complex="normal"/>
    </style:style>
    <style:style style:name="T357" style:family="text">
      <style:text-properties style:text-line-through-style="none" style:text-line-through-type="none" style:text-position="0% 100%" fo:font-size="11pt" fo:font-style="normal" fo:font-weight="normal" officeooo:rsid="01ce15b7" style:font-size-asian="9.60000038146973pt" style:font-style-asian="normal" style:font-weight-asian="normal" style:font-size-complex="11pt" style:font-style-complex="normal" style:font-weight-complex="normal"/>
    </style:style>
    <style:style style:name="T358" style:family="text">
      <style:text-properties style:text-line-through-style="none" style:text-line-through-type="none" style:text-position="0% 100%" fo:font-size="11pt" fo:font-style="normal" fo:font-weight="normal" officeooo:rsid="01cf0d87" style:font-size-asian="9.60000038146973pt" style:font-style-asian="normal" style:font-weight-asian="normal" style:font-size-complex="11pt" style:font-style-complex="normal" style:font-weight-complex="normal"/>
    </style:style>
    <style:style style:name="T359" style:family="text">
      <style:text-properties style:text-line-through-style="none" style:text-line-through-type="none" style:text-position="0% 100%" fo:font-size="11pt" fo:font-style="normal" fo:font-weight="normal" officeooo:rsid="01cf63a3" style:font-size-asian="9.60000038146973pt" style:font-style-asian="normal" style:font-weight-asian="normal" style:font-size-complex="11pt" style:font-style-complex="normal" style:font-weight-complex="normal"/>
    </style:style>
    <style:style style:name="T360" style:family="text">
      <style:text-properties style:text-line-through-style="none" style:text-line-through-type="none" style:text-position="0% 100%" fo:font-size="11pt" fo:font-style="normal" fo:font-weight="normal" officeooo:rsid="01d11b37" style:font-size-asian="9.60000038146973pt" style:font-style-asian="normal" style:font-weight-asian="normal" style:font-size-complex="11pt" style:font-style-complex="normal" style:font-weight-complex="normal"/>
    </style:style>
    <style:style style:name="T361" style:family="text">
      <style:text-properties style:text-line-through-style="none" style:text-line-through-type="none" style:text-position="0% 100%" fo:font-size="11pt" fo:font-style="normal" fo:font-weight="normal" officeooo:rsid="01d1d7f2" style:font-size-asian="9.60000038146973pt" style:font-style-asian="normal" style:font-weight-asian="normal" style:font-size-complex="11pt" style:font-style-complex="normal" style:font-weight-complex="normal"/>
    </style:style>
    <style:style style:name="T362" style:family="text">
      <style:text-properties style:text-line-through-style="none" style:text-line-through-type="none" style:text-position="0% 100%" fo:font-size="11pt" fo:font-style="normal" fo:font-weight="normal" officeooo:rsid="01d1e12d" style:font-size-asian="9.60000038146973pt" style:font-style-asian="normal" style:font-weight-asian="normal" style:font-size-complex="11pt" style:font-style-complex="normal" style:font-weight-complex="normal"/>
    </style:style>
    <style:style style:name="T363" style:family="text">
      <style:text-properties style:text-line-through-style="none" style:text-line-through-type="none" style:text-position="0% 100%" fo:font-size="11pt" fo:font-style="normal" fo:font-weight="normal" officeooo:rsid="01d2d533" style:font-size-asian="9.60000038146973pt" style:font-style-asian="normal" style:font-weight-asian="normal" style:font-size-complex="11pt" style:font-style-complex="normal" style:font-weight-complex="normal"/>
    </style:style>
    <style:style style:name="T364" style:family="text">
      <style:text-properties style:text-line-through-style="none" style:text-line-through-type="none" style:text-position="0% 100%" fo:font-size="11pt" fo:font-style="normal" fo:font-weight="normal" officeooo:rsid="01d39218" style:font-size-asian="9.60000038146973pt" style:font-style-asian="normal" style:font-weight-asian="normal" style:font-size-complex="11pt" style:font-style-complex="normal" style:font-weight-complex="normal"/>
    </style:style>
    <style:style style:name="T365" style:family="text">
      <style:text-properties style:text-line-through-style="none" style:text-line-through-type="none" style:text-position="0% 100%" fo:font-size="11pt" fo:font-style="normal" fo:font-weight="normal" officeooo:rsid="01d5c7c8" style:font-size-asian="9.60000038146973pt" style:font-style-asian="normal" style:font-weight-asian="normal" style:font-size-complex="11pt" style:font-style-complex="normal" style:font-weight-complex="normal"/>
    </style:style>
    <style:style style:name="T366" style:family="text">
      <style:text-properties style:text-line-through-style="none" style:text-line-through-type="none" style:text-position="0% 100%" fo:font-size="11pt" fo:font-style="normal" fo:font-weight="normal" officeooo:rsid="01d70eaa" style:font-size-asian="9.60000038146973pt" style:font-style-asian="normal" style:font-weight-asian="normal" style:font-size-complex="11pt" style:font-style-complex="normal" style:font-weight-complex="normal"/>
    </style:style>
    <style:style style:name="T367" style:family="text">
      <style:text-properties style:text-line-through-style="none" style:text-line-through-type="none" style:text-position="0% 100%" fo:font-size="11pt" fo:font-style="normal" fo:font-weight="normal" officeooo:rsid="01d77611" style:font-size-asian="9.60000038146973pt" style:font-style-asian="normal" style:font-weight-asian="normal" style:font-size-complex="11pt" style:font-style-complex="normal" style:font-weight-complex="normal"/>
    </style:style>
    <style:style style:name="T368" style:family="text">
      <style:text-properties style:text-line-through-style="none" style:text-line-through-type="none" style:text-position="0% 100%" fo:font-size="11pt" fo:font-style="normal" fo:font-weight="normal" officeooo:rsid="01d8a55d" style:font-size-asian="9.60000038146973pt" style:font-style-asian="normal" style:font-weight-asian="normal" style:font-size-complex="11pt" style:font-style-complex="normal" style:font-weight-complex="normal"/>
    </style:style>
    <style:style style:name="T369" style:family="text">
      <style:text-properties style:text-line-through-style="none" style:text-line-through-type="none" style:text-position="0% 100%" fo:font-size="11pt" fo:font-style="normal" fo:font-weight="normal" officeooo:rsid="01d9a190" style:font-size-asian="9.60000038146973pt" style:font-style-asian="normal" style:font-weight-asian="normal" style:font-size-complex="11pt" style:font-style-complex="normal" style:font-weight-complex="normal"/>
    </style:style>
    <style:style style:name="T370" style:family="text">
      <style:text-properties style:text-line-through-style="none" style:text-line-through-type="none" style:text-position="0% 100%" fo:font-size="11pt" fo:font-style="normal" fo:font-weight="normal" officeooo:rsid="01da84ab" style:font-size-asian="9.60000038146973pt" style:font-style-asian="normal" style:font-weight-asian="normal" style:font-size-complex="11pt" style:font-style-complex="normal" style:font-weight-complex="normal"/>
    </style:style>
    <style:style style:name="T371" style:family="text">
      <style:text-properties style:text-line-through-style="none" style:text-line-through-type="none" style:text-position="0% 100%" fo:font-size="11pt" fo:font-style="normal" fo:font-weight="normal" officeooo:rsid="01ddeab8" style:font-size-asian="9.60000038146973pt" style:font-style-asian="normal" style:font-weight-asian="normal" style:font-size-complex="11pt" style:font-style-complex="normal" style:font-weight-complex="normal"/>
    </style:style>
    <style:style style:name="T372" style:family="text">
      <style:text-properties style:text-line-through-style="none" style:text-line-through-type="none" style:text-position="0% 100%" fo:font-size="11pt" fo:font-style="normal" fo:font-weight="normal" officeooo:rsid="01de3920" style:font-size-asian="9.60000038146973pt" style:font-style-asian="normal" style:font-weight-asian="normal" style:font-size-complex="11pt" style:font-style-complex="normal" style:font-weight-complex="normal"/>
    </style:style>
    <style:style style:name="T373" style:family="text">
      <style:text-properties style:text-line-through-style="none" style:text-line-through-type="none" style:text-position="0% 100%" fo:font-size="11pt" fo:font-style="normal" fo:font-weight="normal" officeooo:rsid="01de8d1e" style:font-size-asian="9.60000038146973pt" style:font-style-asian="normal" style:font-weight-asian="normal" style:font-size-complex="11pt" style:font-style-complex="normal" style:font-weight-complex="normal"/>
    </style:style>
    <style:style style:name="T374" style:family="text">
      <style:text-properties style:text-line-through-style="none" style:text-line-through-type="none" style:text-position="0% 100%" fo:font-size="11pt" fo:font-style="normal" fo:font-weight="normal" officeooo:rsid="01df6bb8" style:font-size-asian="9.60000038146973pt" style:font-style-asian="normal" style:font-weight-asian="normal" style:font-size-complex="11pt" style:font-style-complex="normal" style:font-weight-complex="normal"/>
    </style:style>
    <style:style style:name="T375" style:family="text">
      <style:text-properties style:text-line-through-style="none" style:text-line-through-type="none" style:text-position="0% 100%" fo:font-size="11pt" fo:font-style="normal" fo:font-weight="normal" officeooo:rsid="01e11108" style:font-size-asian="9.60000038146973pt" style:font-style-asian="normal" style:font-weight-asian="normal" style:font-size-complex="11pt" style:font-style-complex="normal" style:font-weight-complex="normal"/>
    </style:style>
    <style:style style:name="T376" style:family="text">
      <style:text-properties style:text-line-through-style="none" style:text-line-through-type="none" style:text-position="0% 100%" fo:font-size="11pt" fo:font-style="normal" fo:font-weight="normal" officeooo:rsid="01e1b16d" style:font-size-asian="9.60000038146973pt" style:font-style-asian="normal" style:font-weight-asian="normal" style:font-size-complex="11pt" style:font-style-complex="normal" style:font-weight-complex="normal"/>
    </style:style>
    <style:style style:name="T377" style:family="text">
      <style:text-properties style:text-line-through-style="none" style:text-line-through-type="none" style:text-position="0% 100%" fo:font-size="11pt" fo:font-style="normal" fo:font-weight="normal" officeooo:rsid="01e3b08c" style:font-size-asian="9.60000038146973pt" style:font-style-asian="normal" style:font-weight-asian="normal" style:font-size-complex="11pt" style:font-style-complex="normal" style:font-weight-complex="normal"/>
    </style:style>
    <style:style style:name="T378" style:family="text">
      <style:text-properties style:text-line-through-style="none" style:text-line-through-type="none" style:text-position="0% 100%" fo:font-size="11pt" fo:font-style="normal" fo:font-weight="normal" officeooo:rsid="01e43d01" style:font-size-asian="9.60000038146973pt" style:font-style-asian="normal" style:font-weight-asian="normal" style:font-size-complex="11pt" style:font-style-complex="normal" style:font-weight-complex="normal"/>
    </style:style>
    <style:style style:name="T379" style:family="text">
      <style:text-properties style:text-line-through-style="none" style:text-line-through-type="none" style:text-position="0% 100%" fo:font-size="11pt" fo:font-style="normal" fo:font-weight="normal" officeooo:rsid="01e4b942" style:font-size-asian="9.60000038146973pt" style:font-style-asian="normal" style:font-weight-asian="normal" style:font-size-complex="11pt" style:font-style-complex="normal" style:font-weight-complex="normal"/>
    </style:style>
    <style:style style:name="T380" style:family="text">
      <style:text-properties style:text-line-through-style="none" style:text-line-through-type="none" style:text-position="0% 100%" fo:font-size="11pt" fo:font-style="normal" fo:font-weight="normal" officeooo:rsid="01e4f590" style:font-size-asian="9.60000038146973pt" style:font-style-asian="normal" style:font-weight-asian="normal" style:font-size-complex="11pt" style:font-style-complex="normal" style:font-weight-complex="normal"/>
    </style:style>
    <style:style style:name="T381" style:family="text">
      <style:text-properties style:text-line-through-style="none" style:text-line-through-type="none" style:text-position="0% 100%" fo:font-size="11pt" fo:font-style="normal" fo:font-weight="normal" officeooo:rsid="01e5ceba" style:font-size-asian="9.60000038146973pt" style:font-style-asian="normal" style:font-weight-asian="normal" style:font-size-complex="11pt" style:font-style-complex="normal" style:font-weight-complex="normal"/>
    </style:style>
    <style:style style:name="T382" style:family="text">
      <style:text-properties style:text-line-through-style="none" style:text-line-through-type="none" style:text-position="0% 100%" fo:font-size="11pt" fo:font-style="normal" fo:font-weight="normal" officeooo:rsid="01e6de57" style:font-size-asian="9.60000038146973pt" style:font-style-asian="normal" style:font-weight-asian="normal" style:font-size-complex="11pt" style:font-style-complex="normal" style:font-weight-complex="normal"/>
    </style:style>
    <style:style style:name="T383" style:family="text">
      <style:text-properties style:text-line-through-style="none" style:text-line-through-type="none" style:text-position="0% 100%" fo:font-size="11pt" fo:font-style="normal" fo:font-weight="normal" officeooo:rsid="01e71821" style:font-size-asian="9.60000038146973pt" style:font-style-asian="normal" style:font-weight-asian="normal" style:font-size-complex="11pt" style:font-style-complex="normal" style:font-weight-complex="normal"/>
    </style:style>
    <style:style style:name="T384" style:family="text">
      <style:text-properties style:text-line-through-style="none" style:text-line-through-type="none" style:text-position="0% 100%" fo:font-size="11pt" fo:font-style="normal" fo:font-weight="normal" officeooo:rsid="01e86970" style:font-size-asian="9.60000038146973pt" style:font-style-asian="normal" style:font-weight-asian="normal" style:font-size-complex="11pt" style:font-style-complex="normal" style:font-weight-complex="normal"/>
    </style:style>
    <style:style style:name="T385" style:family="text">
      <style:text-properties style:text-line-through-style="none" style:text-line-through-type="none" style:text-position="0% 100%" fo:font-size="11pt" fo:font-style="normal" fo:font-weight="normal" officeooo:rsid="01e95a5b" style:font-size-asian="9.60000038146973pt" style:font-style-asian="normal" style:font-weight-asian="normal" style:font-size-complex="11pt" style:font-style-complex="normal" style:font-weight-complex="normal"/>
    </style:style>
    <style:style style:name="T386" style:family="text">
      <style:text-properties style:text-line-through-style="none" style:text-line-through-type="none" style:text-position="0% 100%" fo:font-size="11pt" fo:font-style="normal" fo:font-weight="normal" officeooo:rsid="01e9f78e" style:font-size-asian="9.60000038146973pt" style:font-style-asian="normal" style:font-weight-asian="normal" style:font-size-complex="11pt" style:font-style-complex="normal" style:font-weight-complex="normal"/>
    </style:style>
    <style:style style:name="T387" style:family="text">
      <style:text-properties style:text-line-through-style="none" style:text-line-through-type="none" style:text-position="0% 100%" fo:font-size="11pt" fo:font-style="normal" fo:font-weight="normal" officeooo:rsid="01eb61cc" style:font-size-asian="9.60000038146973pt" style:font-style-asian="normal" style:font-weight-asian="normal" style:font-size-complex="11pt" style:font-style-complex="normal" style:font-weight-complex="normal"/>
    </style:style>
    <style:style style:name="T388" style:family="text">
      <style:text-properties style:text-line-through-style="none" style:text-line-through-type="none" style:text-position="0% 100%" fo:font-size="11pt" fo:font-style="normal" fo:font-weight="normal" officeooo:rsid="01ed4d3c" style:font-size-asian="9.60000038146973pt" style:font-style-asian="normal" style:font-weight-asian="normal" style:font-size-complex="11pt" style:font-style-complex="normal" style:font-weight-complex="normal"/>
    </style:style>
    <style:style style:name="T389" style:family="text">
      <style:text-properties style:text-line-through-style="none" style:text-line-through-type="none" style:text-position="0% 100%" fo:font-size="11pt" fo:font-style="normal" fo:font-weight="normal" officeooo:rsid="01edbe3d" style:font-size-asian="9.60000038146973pt" style:font-style-asian="normal" style:font-weight-asian="normal" style:font-size-complex="11pt" style:font-style-complex="normal" style:font-weight-complex="normal"/>
    </style:style>
    <style:style style:name="T390" style:family="text">
      <style:text-properties style:text-line-through-style="none" style:text-line-through-type="none" style:text-position="0% 100%" fo:font-size="11pt" fo:font-style="normal" fo:font-weight="normal" officeooo:rsid="01f0ccb0" style:font-size-asian="9.60000038146973pt" style:font-style-asian="normal" style:font-weight-asian="normal" style:font-size-complex="11pt" style:font-style-complex="normal" style:font-weight-complex="normal"/>
    </style:style>
    <style:style style:name="T391" style:family="text">
      <style:text-properties style:text-line-through-style="none" style:text-line-through-type="none" style:text-position="0% 100%" fo:font-size="11pt" fo:font-style="normal" fo:font-weight="normal" officeooo:rsid="01f1bb6b" style:font-size-asian="9.60000038146973pt" style:font-style-asian="normal" style:font-weight-asian="normal" style:font-size-complex="11pt" style:font-style-complex="normal" style:font-weight-complex="normal"/>
    </style:style>
    <style:style style:name="T392" style:family="text">
      <style:text-properties style:text-line-through-style="none" style:text-line-through-type="none" style:text-position="0% 100%" fo:font-size="11pt" fo:font-style="normal" fo:font-weight="normal" officeooo:rsid="01f394ec" style:font-size-asian="9.60000038146973pt" style:font-style-asian="normal" style:font-weight-asian="normal" style:font-size-complex="11pt" style:font-style-complex="normal" style:font-weight-complex="normal"/>
    </style:style>
    <style:style style:name="T393" style:family="text">
      <style:text-properties style:text-line-through-style="none" style:text-line-through-type="none" style:text-position="0% 100%" fo:font-size="11pt" fo:font-style="normal" fo:font-weight="normal" officeooo:rsid="01f75fa8" style:font-size-asian="9.60000038146973pt" style:font-style-asian="normal" style:font-weight-asian="normal" style:font-size-complex="11pt" style:font-style-complex="normal" style:font-weight-complex="normal"/>
    </style:style>
    <style:style style:name="T394" style:family="text">
      <style:text-properties style:text-line-through-style="none" style:text-line-through-type="none" style:text-position="0% 100%" fo:font-size="11pt" fo:font-style="normal" fo:font-weight="normal" officeooo:rsid="01f8454a" style:font-size-asian="9.60000038146973pt" style:font-style-asian="normal" style:font-weight-asian="normal" style:font-size-complex="11pt" style:font-style-complex="normal" style:font-weight-complex="normal"/>
    </style:style>
    <style:style style:name="T395" style:family="text">
      <style:text-properties style:text-line-through-style="none" style:text-line-through-type="none" style:text-position="0% 100%" fo:font-size="11pt" fo:font-style="normal" fo:font-weight="normal" officeooo:rsid="01fa1328" style:font-size-asian="9.60000038146973pt" style:font-style-asian="normal" style:font-weight-asian="normal" style:font-size-complex="11pt" style:font-style-complex="normal" style:font-weight-complex="normal"/>
    </style:style>
    <style:style style:name="T396" style:family="text">
      <style:text-properties style:text-line-through-style="none" style:text-line-through-type="none" style:text-position="0% 100%" fo:font-size="11pt" fo:font-style="normal" fo:font-weight="normal" officeooo:rsid="01fdb19f" style:font-size-asian="9.60000038146973pt" style:font-style-asian="normal" style:font-weight-asian="normal" style:font-size-complex="11pt" style:font-style-complex="normal" style:font-weight-complex="normal"/>
    </style:style>
    <style:style style:name="T397" style:family="text">
      <style:text-properties style:text-line-through-style="none" style:text-line-through-type="none" style:text-position="0% 100%" fo:font-size="11pt" fo:font-style="normal" fo:font-weight="normal" officeooo:rsid="01ff4241" style:font-size-asian="9.60000038146973pt" style:font-style-asian="normal" style:font-weight-asian="normal" style:font-size-complex="11pt" style:font-style-complex="normal" style:font-weight-complex="normal"/>
    </style:style>
    <style:style style:name="T398" style:family="text">
      <style:text-properties style:text-line-through-style="none" style:text-line-through-type="none" style:text-position="0% 100%" fo:font-size="11pt" fo:font-style="normal" fo:font-weight="normal" officeooo:rsid="02013aa7" style:font-size-asian="9.60000038146973pt" style:font-style-asian="normal" style:font-weight-asian="normal" style:font-size-complex="11pt" style:font-style-complex="normal" style:font-weight-complex="normal"/>
    </style:style>
    <style:style style:name="T399" style:family="text">
      <style:text-properties style:text-line-through-style="none" style:text-line-through-type="none" style:text-position="0% 100%" fo:font-size="11pt" fo:font-style="normal" fo:font-weight="normal" officeooo:rsid="02020950" style:font-size-asian="9.60000038146973pt" style:font-style-asian="normal" style:font-weight-asian="normal" style:font-size-complex="11pt" style:font-style-complex="normal" style:font-weight-complex="normal"/>
    </style:style>
    <style:style style:name="T400" style:family="text">
      <style:text-properties style:text-line-through-style="none" style:text-line-through-type="none" style:text-position="0% 100%" fo:font-size="11pt" fo:font-style="normal" fo:font-weight="normal" officeooo:rsid="0202f715" style:font-size-asian="9.60000038146973pt" style:font-style-asian="normal" style:font-weight-asian="normal" style:font-size-complex="11pt" style:font-style-complex="normal" style:font-weight-complex="normal"/>
    </style:style>
    <style:style style:name="T401" style:family="text">
      <style:text-properties style:text-line-through-style="none" style:text-line-through-type="none" style:text-position="0% 100%" fo:font-size="11pt" fo:font-style="normal" fo:font-weight="normal" officeooo:rsid="020687d9" style:font-size-asian="9.60000038146973pt" style:font-style-asian="normal" style:font-weight-asian="normal" style:font-size-complex="11pt" style:font-style-complex="normal" style:font-weight-complex="normal"/>
    </style:style>
    <style:style style:name="T402" style:family="text">
      <style:text-properties style:text-line-through-style="none" style:text-line-through-type="none" style:text-position="0% 100%" fo:font-size="11pt" fo:font-style="normal" fo:font-weight="normal" officeooo:rsid="02073c33" style:font-size-asian="9.60000038146973pt" style:font-style-asian="normal" style:font-weight-asian="normal" style:font-size-complex="11pt" style:font-style-complex="normal" style:font-weight-complex="normal"/>
    </style:style>
    <style:style style:name="T403" style:family="text">
      <style:text-properties style:text-line-through-style="none" style:text-line-through-type="none" style:text-position="0% 100%" fo:font-size="11pt" fo:font-style="normal" fo:font-weight="normal" officeooo:rsid="02090535" style:font-size-asian="9.60000038146973pt" style:font-style-asian="normal" style:font-weight-asian="normal" style:font-size-complex="11pt" style:font-style-complex="normal" style:font-weight-complex="normal"/>
    </style:style>
    <style:style style:name="T404" style:family="text">
      <style:text-properties style:text-line-through-style="none" style:text-line-through-type="none" style:text-position="0% 100%" fo:font-size="11pt" fo:font-style="normal" fo:font-weight="normal" officeooo:rsid="020ae047" style:font-size-asian="9.60000038146973pt" style:font-style-asian="normal" style:font-weight-asian="normal" style:font-size-complex="11pt" style:font-style-complex="normal" style:font-weight-complex="normal"/>
    </style:style>
    <style:style style:name="T405" style:family="text">
      <style:text-properties style:text-line-through-style="none" style:text-line-through-type="none" style:text-position="0% 100%" fo:font-size="11pt" fo:font-style="normal" fo:font-weight="normal" officeooo:rsid="020c84fd" style:font-size-asian="9.60000038146973pt" style:font-style-asian="normal" style:font-weight-asian="normal" style:font-size-complex="11pt" style:font-style-complex="normal" style:font-weight-complex="normal"/>
    </style:style>
    <style:style style:name="T406" style:family="text">
      <style:text-properties style:text-line-through-style="none" style:text-line-through-type="none" style:text-position="0% 100%" fo:font-size="11pt" fo:font-style="normal" fo:font-weight="normal" officeooo:rsid="020e4c97" style:font-size-asian="9.60000038146973pt" style:font-style-asian="normal" style:font-weight-asian="normal" style:font-size-complex="11pt" style:font-style-complex="normal" style:font-weight-complex="normal"/>
    </style:style>
    <style:style style:name="T407" style:family="text">
      <style:text-properties style:text-line-through-style="none" style:text-line-through-type="none" style:text-position="0% 100%" fo:font-size="11pt" fo:font-style="normal" fo:font-weight="normal" officeooo:rsid="020fd554" style:font-size-asian="9.60000038146973pt" style:font-style-asian="normal" style:font-weight-asian="normal" style:font-size-complex="11pt" style:font-style-complex="normal" style:font-weight-complex="normal"/>
    </style:style>
    <style:style style:name="T408" style:family="text">
      <style:text-properties style:text-line-through-style="none" style:text-line-through-type="none" style:text-position="0% 100%" fo:font-size="11pt" fo:font-style="normal" fo:font-weight="normal" officeooo:rsid="0210a34a" style:font-size-asian="9.60000038146973pt" style:font-style-asian="normal" style:font-weight-asian="normal" style:font-size-complex="11pt" style:font-style-complex="normal" style:font-weight-complex="normal"/>
    </style:style>
    <style:style style:name="T409" style:family="text">
      <style:text-properties style:text-line-through-style="none" style:text-line-through-type="none" style:text-position="0% 100%" fo:font-size="11pt" fo:font-style="normal" fo:font-weight="normal" officeooo:rsid="02128db0" style:font-size-asian="9.60000038146973pt" style:font-style-asian="normal" style:font-weight-asian="normal" style:font-size-complex="11pt" style:font-style-complex="normal" style:font-weight-complex="normal"/>
    </style:style>
    <style:style style:name="T410" style:family="text">
      <style:text-properties style:text-line-through-style="none" style:text-line-through-type="none" style:text-position="0% 100%" fo:font-size="11pt" fo:font-style="normal" fo:font-weight="normal" officeooo:rsid="0212ac0e" style:font-size-asian="9.60000038146973pt" style:font-style-asian="normal" style:font-weight-asian="normal" style:font-size-complex="11pt" style:font-style-complex="normal" style:font-weight-complex="normal"/>
    </style:style>
    <style:style style:name="T411" style:family="text">
      <style:text-properties style:text-line-through-style="none" style:text-line-through-type="none" style:text-position="0% 100%" fo:font-size="11pt" fo:font-style="normal" fo:font-weight="normal" officeooo:rsid="0212f108" style:font-size-asian="9.60000038146973pt" style:font-style-asian="normal" style:font-weight-asian="normal" style:font-size-complex="11pt" style:font-style-complex="normal" style:font-weight-complex="normal"/>
    </style:style>
    <style:style style:name="T412" style:family="text">
      <style:text-properties style:text-line-through-style="none" style:text-line-through-type="none" style:text-position="0% 100%" fo:font-size="11pt" fo:font-style="normal" fo:font-weight="normal" officeooo:rsid="0214a9f2" style:font-size-asian="9.60000038146973pt" style:font-style-asian="normal" style:font-weight-asian="normal" style:font-size-complex="11pt" style:font-style-complex="normal" style:font-weight-complex="normal"/>
    </style:style>
    <style:style style:name="T413" style:family="text">
      <style:text-properties style:text-line-through-style="none" style:text-line-through-type="none" style:text-position="0% 100%" fo:font-size="11pt" fo:font-style="normal" fo:font-weight="normal" officeooo:rsid="021642d5" style:font-size-asian="9.60000038146973pt" style:font-style-asian="normal" style:font-weight-asian="normal" style:font-size-complex="11pt" style:font-style-complex="normal" style:font-weight-complex="normal"/>
    </style:style>
    <style:style style:name="T414" style:family="text">
      <style:text-properties style:text-line-through-style="none" style:text-line-through-type="none" style:text-position="0% 100%" fo:font-size="11pt" fo:font-style="normal" fo:font-weight="normal" officeooo:rsid="02167697" style:font-size-asian="9.60000038146973pt" style:font-style-asian="normal" style:font-weight-asian="normal" style:font-size-complex="11pt" style:font-style-complex="normal" style:font-weight-complex="normal"/>
    </style:style>
    <style:style style:name="T415" style:family="text">
      <style:text-properties style:text-line-through-style="none" style:text-line-through-type="none" style:text-position="0% 100%" fo:font-size="11pt" fo:font-style="normal" fo:font-weight="normal" officeooo:rsid="0216d7a3" style:font-size-asian="9.60000038146973pt" style:font-style-asian="normal" style:font-weight-asian="normal" style:font-size-complex="11pt" style:font-style-complex="normal" style:font-weight-complex="normal"/>
    </style:style>
    <style:style style:name="T416" style:family="text">
      <style:text-properties style:text-line-through-style="none" style:text-line-through-type="none" style:text-position="0% 100%" fo:font-size="11pt" fo:font-style="normal" fo:font-weight="normal" officeooo:rsid="0216dcc8" style:font-size-asian="9.60000038146973pt" style:font-style-asian="normal" style:font-weight-asian="normal" style:font-size-complex="11pt" style:font-style-complex="normal" style:font-weight-complex="normal"/>
    </style:style>
    <style:style style:name="T417" style:family="text">
      <style:text-properties style:text-line-through-style="none" style:text-line-through-type="none" style:text-position="0% 100%" fo:font-size="11pt" fo:font-style="normal" fo:font-weight="normal" officeooo:rsid="0218b3ce" style:font-size-asian="9.60000038146973pt" style:font-style-asian="normal" style:font-weight-asian="normal" style:font-size-complex="11pt" style:font-style-complex="normal" style:font-weight-complex="normal"/>
    </style:style>
    <style:style style:name="T418" style:family="text">
      <style:text-properties style:text-line-through-style="none" style:text-line-through-type="none" style:text-position="0% 100%" fo:font-size="11pt" fo:font-style="normal" fo:font-weight="normal" officeooo:rsid="02197dbe" style:font-size-asian="9.60000038146973pt" style:font-style-asian="normal" style:font-weight-asian="normal" style:font-size-complex="11pt" style:font-style-complex="normal" style:font-weight-complex="normal"/>
    </style:style>
    <style:style style:name="T419" style:family="text">
      <style:text-properties style:text-line-through-style="none" style:text-line-through-type="none" style:text-position="0% 100%" fo:font-size="11pt" fo:font-style="normal" fo:font-weight="normal" officeooo:rsid="021b01b8" style:font-size-asian="9.60000038146973pt" style:font-style-asian="normal" style:font-weight-asian="normal" style:font-size-complex="11pt" style:font-style-complex="normal" style:font-weight-complex="normal"/>
    </style:style>
    <style:style style:name="T420" style:family="text">
      <style:text-properties style:text-line-through-style="none" style:text-line-through-type="none" style:text-position="0% 100%" fo:font-size="11pt" fo:font-style="normal" fo:font-weight="normal" officeooo:rsid="021c32c5" style:font-size-asian="9.60000038146973pt" style:font-style-asian="normal" style:font-weight-asian="normal" style:font-size-complex="11pt" style:font-style-complex="normal" style:font-weight-complex="normal"/>
    </style:style>
    <style:style style:name="T421" style:family="text">
      <style:text-properties style:text-line-through-style="none" style:text-line-through-type="none" style:text-position="0% 100%" fo:font-size="11pt" fo:font-style="normal" fo:font-weight="normal" officeooo:rsid="021d0e0e" style:font-size-asian="9.60000038146973pt" style:font-style-asian="normal" style:font-weight-asian="normal" style:font-size-complex="11pt" style:font-style-complex="normal" style:font-weight-complex="normal"/>
    </style:style>
    <style:style style:name="T422" style:family="text">
      <style:text-properties style:text-line-through-style="none" style:text-line-through-type="none" style:text-position="0% 100%" fo:font-size="11pt" fo:font-style="normal" fo:font-weight="normal" officeooo:rsid="021eddc6" style:font-size-asian="9.60000038146973pt" style:font-style-asian="normal" style:font-weight-asian="normal" style:font-size-complex="11pt" style:font-style-complex="normal" style:font-weight-complex="normal"/>
    </style:style>
    <style:style style:name="T423" style:family="text">
      <style:text-properties style:text-line-through-style="none" style:text-line-through-type="none" style:text-position="0% 100%" fo:font-size="11pt" fo:font-style="normal" fo:font-weight="normal" officeooo:rsid="0220c663" style:font-size-asian="9.60000038146973pt" style:font-style-asian="normal" style:font-weight-asian="normal" style:font-size-complex="11pt" style:font-style-complex="normal" style:font-weight-complex="normal"/>
    </style:style>
    <style:style style:name="T424" style:family="text">
      <style:text-properties style:text-line-through-style="none" style:text-line-through-type="none" style:text-position="0% 100%" fo:font-size="11pt" fo:font-style="normal" fo:font-weight="normal" officeooo:rsid="022220f7" style:font-size-asian="9.60000038146973pt" style:font-style-asian="normal" style:font-weight-asian="normal" style:font-size-complex="11pt" style:font-style-complex="normal" style:font-weight-complex="normal"/>
    </style:style>
    <style:style style:name="T425" style:family="text">
      <style:text-properties style:text-line-through-style="none" style:text-line-through-type="none" style:text-position="0% 100%" fo:font-size="11pt" fo:font-style="normal" fo:font-weight="normal" officeooo:rsid="02260170" style:font-size-asian="9.60000038146973pt" style:font-style-asian="normal" style:font-weight-asian="normal" style:font-size-complex="11pt" style:font-style-complex="normal" style:font-weight-complex="normal"/>
    </style:style>
    <style:style style:name="T426" style:family="text">
      <style:text-properties style:text-line-through-style="none" style:text-line-through-type="none" style:text-position="0% 100%" fo:font-size="11pt" fo:font-style="normal" officeooo:rsid="00dded8c" style:font-size-asian="9.60000038146973pt" style:font-style-asian="normal" style:font-size-complex="11pt" style:font-style-complex="normal"/>
    </style:style>
    <style:style style:name="T427" style:family="text">
      <style:text-properties style:text-line-through-style="none" style:text-line-through-type="none" style:text-position="0% 100%" fo:font-size="11pt" fo:font-style="normal" officeooo:rsid="00e83555" style:font-size-asian="9.60000038146973pt" style:font-style-asian="normal" style:font-size-complex="11pt" style:font-style-complex="normal"/>
    </style:style>
    <style:style style:name="T428" style:family="text">
      <style:text-properties style:text-line-through-style="none" style:text-line-through-type="none" style:text-position="0% 100%" fo:font-size="11pt" fo:font-style="normal" officeooo:rsid="00eb2350" style:font-size-asian="9.60000038146973pt" style:font-style-asian="normal" style:font-size-complex="11pt" style:font-style-complex="normal"/>
    </style:style>
    <style:style style:name="T429" style:family="text">
      <style:text-properties style:text-line-through-style="none" style:text-line-through-type="none" style:text-position="0% 100%" fo:font-size="11pt" fo:font-style="normal" officeooo:rsid="00ed2dbd" style:font-size-asian="9.60000038146973pt" style:font-style-asian="normal" style:font-size-complex="11pt" style:font-style-complex="normal"/>
    </style:style>
    <style:style style:name="T430" style:family="text">
      <style:text-properties style:text-line-through-style="none" style:text-line-through-type="none" style:text-position="0% 100%" fo:font-size="11pt" fo:font-style="normal" fo:font-weight="bold" officeooo:rsid="01417bfa" style:font-size-asian="9.60000038146973pt" style:font-style-asian="normal" style:font-weight-asian="bold" style:font-size-complex="11pt" style:font-style-complex="normal" style:font-weight-complex="bold"/>
    </style:style>
    <style:style style:name="T431" style:family="text">
      <style:text-properties style:text-line-through-style="none" style:text-line-through-type="none" style:text-position="0% 100%" fo:font-size="11pt" fo:font-style="normal" fo:font-weight="bold" officeooo:rsid="0174758d" style:font-size-asian="9.60000038146973pt" style:font-style-asian="normal" style:font-weight-asian="bold" style:font-size-complex="11pt" style:font-style-complex="normal" style:font-weight-complex="bold"/>
    </style:style>
    <style:style style:name="T432" style:family="text">
      <style:text-properties style:text-line-through-style="none" style:text-line-through-type="none" style:text-position="0% 100%" fo:font-size="11pt" fo:font-style="normal" fo:font-weight="bold" officeooo:rsid="0176ff3c" style:font-size-asian="9.60000038146973pt" style:font-style-asian="normal" style:font-weight-asian="bold" style:font-size-complex="11pt" style:font-style-complex="normal" style:font-weight-complex="bold"/>
    </style:style>
    <style:style style:name="T433" style:family="text">
      <style:text-properties style:text-line-through-style="none" style:text-line-through-type="none" style:text-position="0% 100%" fo:font-size="11pt" fo:font-style="normal" fo:font-weight="bold" officeooo:rsid="018863b6" style:font-size-asian="9.60000038146973pt" style:font-style-asian="normal" style:font-weight-asian="bold" style:font-size-complex="11pt" style:font-style-complex="normal" style:font-weight-complex="bold"/>
    </style:style>
    <style:style style:name="T434" style:family="text">
      <style:text-properties style:text-line-through-style="none" style:text-line-through-type="none" style:text-position="0% 100%" fo:font-size="11pt" fo:font-style="normal" fo:font-weight="bold" officeooo:rsid="01a2fc4c" style:font-size-asian="9.60000038146973pt" style:font-style-asian="normal" style:font-weight-asian="bold" style:font-size-complex="11pt" style:font-style-complex="normal" style:font-weight-complex="bold"/>
    </style:style>
    <style:style style:name="T435" style:family="text">
      <style:text-properties style:text-line-through-style="none" style:text-line-through-type="none" style:text-position="0% 100%" fo:font-size="11pt" fo:font-style="normal" fo:font-weight="bold" officeooo:rsid="01e5ceba" style:font-size-asian="9.60000038146973pt" style:font-style-asian="normal" style:font-weight-asian="bold" style:font-size-complex="11pt" style:font-style-complex="normal" style:font-weight-complex="bold"/>
    </style:style>
    <style:style style:name="T436" style:family="text">
      <style:text-properties style:text-line-through-style="none" style:text-line-through-type="none" style:text-position="0% 100%" fo:font-size="11pt" fo:font-style="normal" fo:font-weight="bold" officeooo:rsid="01e620b1" style:font-size-asian="9.60000038146973pt" style:font-style-asian="normal" style:font-weight-asian="bold" style:font-size-complex="11pt" style:font-style-complex="normal" style:font-weight-complex="bold"/>
    </style:style>
    <style:style style:name="T437" style:family="text">
      <style:text-properties style:text-line-through-style="none" style:text-line-through-type="none" style:text-position="0% 100%" fo:font-size="11pt" fo:font-style="normal" fo:font-weight="bold" officeooo:rsid="0212f108" style:font-size-asian="9.60000038146973pt" style:font-style-asian="normal" style:font-weight-asian="bold" style:font-size-complex="11pt" style:font-style-complex="normal" style:font-weight-complex="bold"/>
    </style:style>
    <style:style style:name="T438"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439" style:family="text">
      <style:text-properties style:text-line-through-style="none" style:text-line-through-type="none" style:text-position="0% 100%" fo:font-size="11pt" officeooo:rsid="00cf0d83" style:font-size-asian="9.60000038146973pt" style:font-size-complex="11pt"/>
    </style:style>
    <style:style style:name="T440" style:family="text">
      <style:text-properties style:text-line-through-style="none" style:text-line-through-type="none" style:text-position="0% 100%" fo:font-size="11pt" fo:font-style="italic" fo:font-weight="normal" officeooo:rsid="00cf0d83" style:font-size-asian="9.60000038146973pt" style:font-style-asian="italic" style:font-weight-asian="normal" style:font-size-complex="11pt" style:font-style-complex="italic" style:font-weight-complex="normal"/>
    </style:style>
    <style:style style:name="T441" style:family="text">
      <style:text-properties style:text-line-through-style="none" style:text-line-through-type="none" style:text-position="0% 100%" fo:font-size="11pt" fo:font-style="italic" fo:font-weight="normal" officeooo:rsid="00cfd230" style:font-size-asian="9.60000038146973pt" style:font-style-asian="italic" style:font-weight-asian="normal" style:font-size-complex="11pt" style:font-style-complex="italic" style:font-weight-complex="normal"/>
    </style:style>
    <style:style style:name="T442" style:family="text">
      <style:text-properties style:text-line-through-style="none" style:text-line-through-type="none" style:text-position="0% 100%" fo:font-size="11pt" fo:font-style="italic" fo:font-weight="normal" officeooo:rsid="0107648f" style:font-size-asian="9.60000038146973pt" style:font-style-asian="italic" style:font-weight-asian="normal" style:font-size-complex="11pt" style:font-style-complex="italic" style:font-weight-complex="normal"/>
    </style:style>
    <style:style style:name="T443" style:family="text">
      <style:text-properties style:text-line-through-style="none" style:text-line-through-type="none" style:text-position="0% 100%" fo:font-size="11pt" fo:font-style="italic" fo:font-weight="normal" officeooo:rsid="01074f32" style:font-size-asian="9.60000038146973pt" style:font-style-asian="italic" style:font-weight-asian="normal" style:font-size-complex="11pt" style:font-style-complex="italic" style:font-weight-complex="normal"/>
    </style:style>
    <style:style style:name="T444" style:family="text">
      <style:text-properties style:text-line-through-style="none" style:text-line-through-type="none" style:text-position="0% 100%" fo:font-size="11pt" fo:font-style="italic" fo:font-weight="normal" officeooo:rsid="0166926b" style:font-size-asian="9.60000038146973pt" style:font-style-asian="italic" style:font-weight-asian="normal" style:font-size-complex="11pt" style:font-style-complex="italic" style:font-weight-complex="normal"/>
    </style:style>
    <style:style style:name="T445" style:family="text">
      <style:text-properties style:text-line-through-style="none" style:text-line-through-type="none" style:text-position="0% 100%" fo:font-size="11pt" fo:font-style="italic" fo:font-weight="normal" officeooo:rsid="0166c8d7" style:font-size-asian="9.60000038146973pt" style:font-style-asian="italic" style:font-weight-asian="normal" style:font-size-complex="11pt" style:font-style-complex="italic" style:font-weight-complex="normal"/>
    </style:style>
    <style:style style:name="T446" style:family="text">
      <style:text-properties style:text-line-through-style="none" style:text-line-through-type="none" style:text-position="0% 100%" fo:font-size="11pt" fo:font-style="italic" fo:font-weight="normal" officeooo:rsid="0171f57d" style:font-size-asian="9.60000038146973pt" style:font-style-asian="italic" style:font-weight-asian="normal" style:font-size-complex="11pt" style:font-style-complex="italic" style:font-weight-complex="normal"/>
    </style:style>
    <style:style style:name="T447" style:family="text">
      <style:text-properties style:text-line-through-style="none" style:text-line-through-type="none" style:text-position="0% 100%" officeooo:rsid="00c8c707"/>
    </style:style>
    <style:style style:name="T448" style:family="text">
      <style:text-properties style:text-line-through-style="none" style:text-line-through-type="none" style:text-position="0% 100%" fo:font-style="normal" style:font-style-asian="normal" style:font-style-complex="normal"/>
    </style:style>
    <style:style style:name="T449" style:family="text">
      <style:text-properties style:text-line-through-style="none" style:text-line-through-type="none" style:text-position="0% 100%" fo:font-size="13pt" fo:font-style="normal" style:font-size-asian="13pt" style:font-style-asian="normal" style:font-size-complex="13pt" style:font-style-complex="normal"/>
    </style:style>
    <style:style style:name="T450" style:family="text">
      <style:text-properties style:text-line-through-style="none" style:text-line-through-type="none" style:text-position="0% 100%" fo:font-size="13pt" fo:font-style="normal" officeooo:rsid="01273267" style:font-size-asian="13pt" style:font-style-asian="normal" style:font-size-complex="13pt" style:font-style-complex="normal"/>
    </style:style>
    <style:style style:name="T451" style:family="text">
      <style:text-properties style:text-line-through-style="none" style:text-line-through-type="none" style:text-position="0% 100%" fo:font-size="14pt" fo:font-style="normal" fo:font-weight="bold" officeooo:rsid="01d8a55d" style:font-size-asian="14pt" style:font-style-asian="normal" style:font-weight-asian="bold" style:font-size-complex="14pt" style:font-style-complex="normal" style:font-weight-complex="bold"/>
    </style:style>
    <style:style style:name="T452"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453"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454"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455"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456"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457"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458"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459"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460"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461"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style:style style:name="T462" style:family="text">
      <style:text-properties style:text-line-through-style="none" style:text-line-through-type="none" style:text-position="sub 58%" fo:font-size="11pt" fo:font-weight="normal" officeooo:rsid="00c8c707" style:font-size-asian="9.60000038146973pt" style:font-weight-asian="normal" style:font-size-complex="11pt" style:font-weight-complex="normal"/>
    </style:style>
    <style:style style:name="T463" style:family="text">
      <style:text-properties style:text-line-through-style="none" style:text-line-through-type="none" style:text-position="sub 58%" fo:font-size="11pt" fo:font-style="normal" fo:font-weight="normal" style:font-size-asian="9.60000038146973pt" style:font-style-asian="normal" style:font-weight-asian="normal" style:font-size-complex="11pt" style:font-style-complex="normal" style:font-weight-complex="normal"/>
    </style:style>
    <style:style style:name="T464" style:family="text">
      <style:text-properties style:text-line-through-style="none" style:text-line-through-type="none" style:text-position="sub 58%" fo:font-size="11pt" fo:font-style="normal" fo:font-weight="normal" officeooo:rsid="00e514eb" style:font-size-asian="9.60000038146973pt" style:font-style-asian="normal" style:font-weight-asian="normal" style:font-size-complex="11pt" style:font-style-complex="normal" style:font-weight-complex="normal"/>
    </style:style>
    <style:style style:name="T465" style:family="text">
      <style:text-properties style:text-line-through-style="none" style:text-line-through-type="none" style:text-position="sub 58%" fo:font-size="11pt" fo:font-style="normal" fo:font-weight="normal" officeooo:rsid="00ed922a" style:font-size-asian="9.60000038146973pt" style:font-style-asian="normal" style:font-weight-asian="normal" style:font-size-complex="11pt" style:font-style-complex="normal" style:font-weight-complex="normal"/>
    </style:style>
    <style:style style:name="T466" style:family="text">
      <style:text-properties style:text-line-through-style="none" style:text-line-through-type="none" style:text-position="sub 58%" fo:font-size="11pt" fo:font-style="normal" fo:font-weight="normal" officeooo:rsid="011e0ab3" style:font-size-asian="9.60000038146973pt" style:font-style-asian="normal" style:font-weight-asian="normal" style:font-size-complex="11pt" style:font-style-complex="normal" style:font-weight-complex="normal"/>
    </style:style>
    <style:style style:name="T467" style:family="text">
      <style:text-properties style:text-line-through-style="none" style:text-line-through-type="none" style:text-position="sub 58%" fo:font-size="11pt" fo:font-style="normal" fo:font-weight="normal" officeooo:rsid="0191a5ea" style:font-size-asian="9.60000038146973pt" style:font-style-asian="normal" style:font-weight-asian="normal" style:font-size-complex="11pt" style:font-style-complex="normal" style:font-weight-complex="normal"/>
    </style:style>
    <style:style style:name="T468" style:family="text">
      <style:text-properties style:text-line-through-style="none" style:text-line-through-type="none" style:text-position="sub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469" style:family="text">
      <style:text-properties style:text-line-through-style="none" style:text-line-through-type="none" style:text-position="super 58%" fo:font-size="11pt" fo:font-style="normal" fo:font-weight="normal" officeooo:rsid="02013aa7" style:font-size-asian="9.60000038146973pt" style:font-style-asian="normal" style:font-weight-asian="normal" style:font-size-complex="11pt" style:font-style-complex="normal" style:font-weight-complex="normal"/>
    </style:style>
    <style:style style:name="T470" style:family="text">
      <style:text-properties officeooo:rsid="0124d764"/>
    </style:style>
    <style:style style:name="T471" style:family="text">
      <style:text-properties fo:font-weight="normal" style:font-weight-asian="normal" style:font-weight-complex="normal"/>
    </style:style>
    <style:style style:name="T472" style:family="text">
      <style:text-properties fo:font-weight="normal" officeooo:rsid="00595f0e" style:font-weight-asian="normal" style:font-weight-complex="normal"/>
    </style:style>
    <style:style style:name="T473" style:family="text">
      <style:text-properties officeooo:rsid="013e209b"/>
    </style:style>
    <style:style style:name="T474" style:family="text">
      <style:text-properties officeooo:rsid="013ee72e"/>
    </style:style>
    <style:style style:name="T475" style:family="text">
      <style:text-properties officeooo:rsid="01409f45"/>
    </style:style>
    <style:style style:name="T476" style:family="text">
      <style:text-properties officeooo:rsid="0140d547"/>
    </style:style>
    <style:style style:name="T477" style:family="text">
      <style:text-properties officeooo:rsid="014445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72">22/02/2021</text:span><text:span text:style-name="T64"><text:line-break/></text:span><text:span text:style-name="T471">BIOTECNOLOGIA *QUORN (single cell proteins)*</text:span></text:p>
      <text:p text:style-name="P4">Tecnologia che ha a che fare con un microorganismo (batteri, funghi, lieviti).<text:line-break/>Obiettivo: produrre il microorganismo stesso (lo produco per farlo poi lavorare, come i lieviti) o produrre quel microorganismo per fare reazioni chimiche.</text:p>
      <text:p text:style-name="P4">Lieviti: funghi unicellulari, sono in grado di degradare una serie di substrati che altri organismi non sono in grado di fare.</text:p>
      <text:p text:style-name="P2">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5">Microorganismo pacchetto proteico (50% della cellula è fatta da proteine).<text:line-break/>Antibiotico prodotto solo nella fase premorte dell’organismo.</text:p>
      <text:p text:style-name="P4">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4">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4">La produzione biotecnologica usa fermentatori giganteschi dove ho principalmente acqua, prodotto fermentato e infine ho il prodotto in sé che però è davvero poco. 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6">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text:span text:style-name="T470">a</text:span>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p>
      <text:p text:style-name="P3"><text:span text:style-name="T36">25/02/202</text:span><text:span text:style-name="T37">1</text:span><text:span text:style-name="T36"><text:line-break/>La biotecnologia è una scienza in grado di dare risposte nuove e soprattu</text:span><text:span text:style-name="T38">t</text:span><text:span text:style-name="T36">to sostenibile, va ad impatt</text:span><text:span text:style-name="T38">ar</text:span><text:span text:style-name="T36">e in modo<text:line-break/> pesante l’economia più sostenibile (green economy).<text:line-break/></text:span><text:soft-page-break/><text:span text:style-name="T36">Obiettivo: fare stessi prodotti </text:span><text:span text:style-name="T39">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40">con gli enzimi siamo in condizioni con zero waste, vantaggio: uso di condizioni molto blande, T e P amb ma anche una catalisi estremamente mirata</text:span><text:span text:style-name="T41">)</text:span><text:span text:style-name="T39">.<text:line-break/></text:span><text:span text:style-name="T42">La biotecnologia non è la microbiologia. </text:span><text:span text:style-name="T43">È difficile mantenere dei confini stretti, avremo alcune sovrapposizioni. Microbiologia si occupa delle cellule e dei microorganismi,</text:span><text:span text:style-name="T44"> studia le reazioni che avvengono all’interno. </text:span><text:span text:style-name="T45">Noi faremo biotecnologia, non microbiologia.</text:span><text:span text:style-name="T43"><text:line-break/>La biotecnologia è un’industria, impatta e ha a che fare con cose vive (enzima è una molecola </text:span><text:span text:style-name="T44">che proviene da </text:span><text:span text:style-name="T43">una cosa viva </text:span><text:span text:style-name="T44">ma l’enzima stesso non lo è</text:span><text:span text:style-name="T43">). </text:span><text:span text:style-name="T35"><text:line-break/></text:span><text:span text:style-name="T45">La biotec non è neppure biologia, la differenza sostanziale è la scala. La biotecnologia è qualcosa che ha a che fare con la produzione</text:span><text:span text:style-name="T35"><text:line-break/></text:span><text:span text:style-name="T46">Nei processi biotec siamo legati alla tracciabilità, se i microorganismo cambia/muore bisogna spegnere il reattore.</text:span><text:span text:style-name="T47"><text:line-break/>La microbiologia è divisa in sotto-discipline: bianca, rosse e verde. Rossa → medicale Verde → ambiente e ecologia Bianca → Cibo<text:line-break/></text:span><text:span text:style-name="T48">Possiamo essere stereospecifici (carbonio chirale, C con 4 sostituenti diversi). </text:span><text:span text:style-name="T49">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50">Un processo che ha solo un sottoprodotto non è conveniente.<text:line-break/><text:line-break/></text:span><text:span text:style-name="T51">FERMENTAZIONE: Quasi mai ha senso applicarlo ad un processo enzimatico, la fermentazione deve impattarsi con organismi. </text:span><text:span text:style-name="T52">Fermentazione sinonimo di bioprocesso. <text:line-break/></text:span><text:span text:style-name="T53">1)</text:span><text:span text:style-name="T54">Abbiamo a che fare con redox. Accettore molecola organica → fermentazione alcolica e fermentazione lattica. <text:line-break/></text:span><text:span text:style-name="T55">Quando l’accettore finale è un composto inorganico si parla di Respirazione: aerobica se l’accettore è l’ossigeno, anaerobica se è un altra molecola inorganica.<text:line-break/>Cellula trasforma i substrati in qualcosa di utile.<text:line-break/></text:span><text:span text:style-name="T53">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56">l</text:span><text:span text:style-name="T53">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57">La biotecnologia non può stare a sé, ha bisogno di conoscenze e competenze </text:span><text:span text:style-name="T58">t</text:span><text:span text:style-name="T57">ra</text:span><text:span text:style-name="T58">s</text:span><text:span text:style-name="T57">versali. </text:span><text:span text:style-name="T53"><text:line-break/><text:line-break/></text:span><text:span text:style-name="T59">Utilizzo della biotec dedicato alla modifica del patrimonio genetico.<text:line-break/></text:span><text:span text:style-name="T60">OGM= organismo geneticamente modificato </text:span><text:span text:style-name="T61">all’interno non della stessa specie, <text:s/>l’accezione è data a quelli transgenici <text:s/>(l’organismo non avrebbe mai prodotto quella proteina). <text:line-break/></text:span><text:span text:style-name="T62">Spesso all’interno del reattore uso i mutanti, questi li genero usando dei sistemi che possono portare a modifiche del DNA. </text:span><text:span text:style-name="T1"><text:line-break/><text:line-break/></text:span><text:span text:style-name="T63">BIOPROCESSO<text:line-break/></text:span><text:span text:style-name="T2">Visione generale del bioprocesso: partiamo da una richiesta del mercato (una necessità, antibiotici per morte di polmonite; vaccini per morbillo ecc) dopodiché bisogna selezionare l’organismo </text:span><text:span text:style-name="T3">(lui determinerà la scelta del reattore). </text:span><text:span text:style-name="T4">I microorganismi utilizzati nell’industria non sono MAI quelli naturali, </text:span><text:span text:style-name="T5">sono manipolati adattandoli affinché possano massimizzare la produzione o allungare i tempi, in generale per una serie di motivi che permettano che il processo sia il meno costoso. </text:span><text:span text:style-name="T6">(Il costo è comunque legato all’obiettivo che sto facendo, ad esempio se posso trovare cura al covid per sempre ci può stare che sia un po’ costoso).<text:line-break/></text:span><text:span text:style-name="T7">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8">la pressione caratteristica di questi processi è quella della delle cellule (se applico P i microorganismi esplodono perché muoiono) </text:span><text:span text:style-name="T9">quindi devo lavorare in largo eccesso con l’aria </text:span><text:span text:style-name="T11">affinché il processo riesca ad avere l’aria di cui ha bisogno </text:span><text:span text:style-name="T9">(con i processi convenzionati </text:span><text:soft-page-break/><text:span text:style-name="T9">non ho questo problema perché posso applicare la pressione). </text:span><text:span text:style-name="T10">L’aria deve essere sterile. I costi dell’alimentazione dell’aria sono elevati (pompaggio + filtrazione). </text:span><text:span text:style-name="T11">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12">Controllerò poi il processo affinché l’organismo venga mantenuto vivo. </text:span><text:span text:style-name="T14">Il n° delle sonde è tipicamente 3, 3 per ogni punto di controllo. </text:span><text:span text:style-name="T18">Meglio averne 3 perché se uno si intasa almeno ce ne sono altre 2. </text:span><text:span text:style-name="T14"><text:line-break/></text:span><text:span text:style-name="T15">Le redox sono reazioni esotermiche, nel caso degli antibiotici possiamo avere anche l’incremento di 1° all’ora. </text:span><text:span text:style-name="T16">Anche il pH è un problema a cui dobbiamo stare attenti, dobbiamo prendere come riferimento quella della cellula.</text:span><text:span text:style-name="T18"> Le sonde del pH sono degli elettrodi, questa sonda è spesso collegata a serbatoi. </text:span><text:span text:style-name="T19">Il pH deve essere costante e sonde resistenti all’ambiente acquoso, anche le sonde devono essere sterilizzate.<text:line-break/></text:span><text:span text:style-name="T18">A</text:span><text:span text:style-name="T17">nche la concentrazione di zuccheri è fondamentale, esiste </text:span><text:span text:style-name="T20">infatti </text:span><text:span text:style-name="T17">l’inibizione degli substrati. <text:line-break/></text:span><text:span text:style-name="T20">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21">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22">i, il problema dell</text:span><text:span text:style-name="T34">a</text:span><text:span text:style-name="T22"> </text:span><text:span text:style-name="T34">asepsi</text:span><text:span text:style-name="T22"> qui è enorme. </text:span><text:span text:style-name="T11"><text:line-break/><text:line-break/></text:span><text:span text:style-name="T13">Substrato: ciò che noi mettiamo al microorganismo per farlo crescere, è costituito da una serie di nutrienti, in primis il glucosio. <text:line-break/></text:span><text:span text:style-name="T21">Gli e</text:span><text:span text:style-name="T14">nzimi nascono in ambiente acquoso ma quando vengono immobilizzati da qualche parte possono essere lavorati anche in solvente. </text:span><text:span text:style-name="T23">Il </text:span><text:span text:style-name="T24">grosso</text:span><text:span text:style-name="T23"> vantaggio dell’usare l’enzima </text:span><text:span text:style-name="T24">è operare con un reattore eterogeneo e quindi opero con una catalisi classica. Fase attiva, arriva, trasforma e rilascia. </text:span><text:span text:style-name="T25"><text:line-break/><text:line-break/></text:span><text:span text:style-name="T26">Configurazione standard che c’è sempre. Ci sono sei reattori, non ci sono ricircoli.</text:span><text:span text:style-name="T27"><text:line-break/><text:line-break/></text:span><text:span text:style-name="T28">01/03/2021<text:line-break/></text:span><text:span text:style-name="T29">FLOWCHART </text:span><text:span text:style-name="T31">OF AN INDUSTRIAL FERMENTATION PROCESS</text:span><text:span text:style-name="T29">: <text:line-break/>prima parte → upstream, trattamento del substrato (mezzo della fermentazione in cui immetterò l’organismo affinché lui possa crescere sano e vitale). </text:span><text:span text:style-name="T30">I reagenti sono microorganismo, substrato e eventualmente aria. Il microorganismo è un reagente vivo che noi vogliamo mantenere vivo per raggiungere le rese che ci siamo imposti. Anche il reagente substrato (mezzo di coltura, cibo, ciò c</text:span><text:span text:style-name="T32">h</text:span><text:span text:style-name="T30">e consentirà al microorganismo di vivere) è molto complesso. </text:span><text:span text:style-name="T31">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33">Ogni volta che si fa partire il processo di produzione devo comunque sviluppare l’inocula che sta normalmente conservata (in questo esempio a </text:span><text:span text:style-name="T452">80°C ma possono essere a condizioni diverse perché la conservazione dei vari microorganismi ha T diverse), </text:span><text:span text:style-name="T453">d</text:span><text:span text:style-name="T452">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453">Abbiamo a che fare con oggetti che esistono a P e T ambiente, tutto quello che può fare danno come trattamento con solvente o con temperature vanno pensati ad hoc. Verranno studiati caso per caso. <text:line-break/></text:span><text:span text:style-name="T454">Prodotti che impattano l’umano (food, farmaceutica, cosmesi ecc). Bisogna dunque giustificare la tracciabilità del sistema e garantire un controllo di qualità rigoroso, </text:span><text:span text:style-name="T455">non ci devono essere residui di produzione o residui di substrato.<text:line-break/>Nel caso dei processi biotecnologici bisogna fare il trattamento di tutto ciò che deriva dallo scarto come ricircolo.<text:line-break/><text:line-break/></text:span><text:span text:style-name="T456">Un bioprocesso o fermentazione (bioprocesso che tiene conto </text:span><text:span text:style-name="T457">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text:span><text:soft-page-break/><text:span text:style-name="T457">dell’organismo. Esistono sostanzialmente due fasi, atopofas</text:span><text:span text:style-name="T460">e</text:span><text:span text:style-name="T457"> (fase di crescita), idio-fase (fase stazionaria della biomassa) e bisogna cercare di massimizzare la produzione. </text:span><text:span text:style-name="T458">Alla fine il successo di un bioprocesso ci sarà soltanto quando tutte queste cose potranno essere messe assieme nel modo più efficiente che ci sia. <text:line-break/></text:span><text:span text:style-name="T459"><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461">2</text:span><text:span text:style-name="T67">) avvengono processi intramolecolari e biochimici, si ottengono sostanzialmente tre prodotti:<text:line-break/>1) biomassa, organismo che si è prodotto 2) metaboliti, tutte quelle sostanze che costituiscono la cellula che si trovano all’interno </text:span><text:span text:style-name="T68">della cellula 3) macromolecole extracellulari, quelle sostanze che si trovano</text:span><text:span text:style-name="T67"> all’esterno della cellula<text:line-break/>La differenza dei processi è data dal microorganismo e dallo spettro dei prodotti finali. </text:span><text:span text:style-name="T69">Al microorganismo quello che interessa è fare proteine per poter cioè riprodursi. </text:span><text:span text:style-name="T70">Costruisco un substrato e costruisco le condizioni operative per ottenere il prodotto d’interesse. <text:line-break/></text:span><text:span text:style-name="T71">I processi biotecnologi richiedono un grande controllo perché normalmente sono processi di larga scala e che devono portare a questa resa finale, partendo spesso da materie prime che potrebbero essere molto diversi tra di loro. </text:span><text:span text:style-name="T72"><text:line-break/></text:span><text:span text:style-name="T73">Ciascuno di questi processi avrà un bioreattore sviluppato ad hoc in modo tale che la reazione possa avvenire nel modo migliore.<text:line-break/><text:line-break/></text:span><text:span text:style-name="T164">Metaboliti primari </text:span><text:span text:style-name="T74">→ metaboliti associati rigorosamente alla crescita, metaboliti come etanolo, acido acetico, acido lattico sono molecole terminali ossia il microorganismo fa tutta una serie di reazioni biochimiche che <text:s/></text:span><text:span text:style-name="T75">intanto che cresce degraderà il <text:s/>s</text:span><text:span text:style-name="T74">ubst</text:span><text:span text:style-name="T75">r</text:span><text:span text:style-name="T74">ato. </text:span><text:span text:style-name="T75">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6">il microorganismo non li usa più </text:span><text:span text:style-name="T77">e quindi questi si accumuleranno all’interno del reattore e l’obiettivo sarà quello di separarli. <text:line-break/>Acido citrico è un intermedio di un ciclo il cui prodotto terminale è CO2 e acqua, dobbiamo accumulare il prodotto (?). Interesse industriale: accumulo del prodotto. <text:line-break/></text:span><text:span text:style-name="T78">Esistono poi una serie di prodotti definiti </text:span><text:span text:style-name="T169">metaboliti secondari</text:span><text:span text:style-name="T78">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80">VANTAGGI</text:span><text:span text:style-name="T79">: <text:line-break/>-</text:span><text:span text:style-name="T80">S</text:span><text:span text:style-name="T79">i possono produrre cose che normalmente, fatte per sintesi, non si potrebbero fare perché le molecole prodotte sono così complesse che non c’è vantaggio nell’andarle a produrre chimicamente parlando. Il n° delle operazioni, </text:span><text:span text:style-name="T80">trattamenti</text:span><text:span text:style-name="T79"> e reazioni </text:span><text:span text:style-name="T80">sarebbero troppo grandi e quindi non ci sarebbe convenienza economica. </text:span><text:span text:style-name="T81"><text:line-break/>-</text:span><text:span text:style-name="T82">Stereo-specificità e regio-specificità, le reazioni</text:span><text:span text:style-name="T78"> sono stereospecifiche cioè portano ad una configurazione molecolare specifica, </text:span><text:span text:style-name="T83">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4">Se uso il microorganismo completo i passaggi li fa lei, se voglio usare l’enzima il problema è dato dal fatto che per ogni passaggio ho un enzima diverso. <text:line-break/>-</text:span><text:span text:style-name="T85">Ambiente acquoso, assenza di solventi e quindi non abbiamo il problema dell’abbattimento del solvente o separazioni.<text:line-break/>Le acque esauste verranno comunque trattate.<text:line-break/>-</text:span><text:span text:style-name="T86">Substrati rinnovabili, generalmente non tossici e non infiammabili, sono scarti </text:span><text:span text:style-name="T87">agricoli (conviene a noi per fare la fermentazione e allo stesso tempo si stanno usando scarti).<text:line-break/><text:line-break/></text:span><text:span text:style-name="T88">SVANTAGGI:<text:line-break/>-La produzione biotecnologica può essere facilmente contaminata, ci ritroveremmo con una serie di sottoprodotti </text:span><text:soft-page-break/><text:span text:style-name="T88">che non desideriamo.<text:line-break/>-Problema di separazione: molti prodotti e molto simili tra di loro.<text:line-break/>-</text:span><text:span text:style-name="T89">Per ottenere una certa resa di reazione occorrono tempi lunghi.<text:line-break/>-Sterilizzazione dell’aria.<text:line-break/>-Dover rispondere a protocolli di sicurezza, si può avere inibizione del substrato. </text:span><text:span text:style-name="T90">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91">e l’inibizione non avviene quasi mai. Nel bioreattore però è un rischio.</text:span><text:span text:style-name="T90"><text:line-break/>-</text:span><text:span text:style-name="T91">Lavorare in continuo è un problema, vogliamo accorciare i tempi per rendere più efficiente il prodotto.<text:line-break/>-I microorganismi si comportano come black box,</text:span><text:span text:style-name="T92">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93">stenibilità</text:span><text:span text:style-name="T92">.<text:line-break/></text:span><text:span text:style-name="T93">Upstream (inoculum e semina del microorganismo) + fermentazione + downstream (product ricovery</text:span><text:span text:style-name="T94">)</text:span><text:span text:style-name="T93">.<text:line-break/></text:span><text:span text:style-name="T94">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5">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6">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7">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100">CONSIDERAZIONI ECONOMICHE:</text:span><text:span text:style-name="T98"><text:line-break/></text:span><text:span text:style-name="T99">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100">Costi importanti dati da costi di areazione e agitazione, questi vengono valutati di volta in volta in base alla produzione che stiamo facendo. Se produzione areobia l’ossigeno è un costo importante così come il mixing di raffreddamento.<text:line-break/></text:span><text:span text:style-name="T101">Margine di intervento dato dal substrato, andare a scegliere substrati molto ossigenati. </text:span><text:span text:style-name="T102">Il microorganismo quello è.<text:line-break/></text:span><text:span text:style-name="T103">Passare ad una scalatura e ad una automazione più grande, altro problema è il recovery del prodotto, ci troviamo in una condizione in cui abbiamo tanti prodotti molto simili tra di loro, presenti in basse concentrazioni, e essendo </text:span><text:soft-page-break/><text:span text:style-name="T103">organiche sono labili ad una serie di condizioni. <text:line-break/></text:span><text:span text:style-name="T104">Altro problema è mantenere la </text:span><text:span text:style-name="T163">a</text:span><text:span text:style-name="T104">sepsi, sterilizzare tutto quello che deve entrare nel reattore, questo è un costo fisso. Va sterilizzato il substrato, l’aria e le apparecchiature. </text:span><text:span text:style-name="T105">Altri costi sono dati dal cooling, per minimizzare ad esempio si cerca di sterilizzare il substrato e contemporaneamente si riempe il reattore.<text:line-break/><text:line-break/></text:span><text:span text:style-name="T438">MICROORGANISMO</text:span><text:span text:style-name="T106"><text:line-break/>Va selezionato il più adatto, il più produttivo, il più resistente, dopodiché si fa mutazioni facendo in modo di generare ceppi mutanti che in natura difficilmente sopravvivrebbero,</text:span><text:span text:style-name="T109"> questo</text:span><text:span text:style-name="T106"> </text:span><text:span text:style-name="T107">perché sono stati selezionati per crescere, riprodurre e vivere con un substrato che è stato creato appositamente, non con un substrato naturale.<text:line-break/></text:span><text:span text:style-name="T108">Si mettono dentro al reattore le molecole necessarie affinché il microorganismo possa resistere. </text:span><text:span text:style-name="T109">In natura l’eccesso non si fa, non si consuma il substrato per produrre cose non necessarie in quel momento, cosa che noi invece vogliamo.<text:line-break/></text:span><text:span text:style-name="T110">Il mutante prodotto deve essere abbastanza stabile, deve essere conservato nel frigo.<text:line-break/></text:span><text:span text:style-name="T111">Prendiamo il reattore e mimiamo le condizioni di tropofase e idi</text:span><text:span text:style-name="T112">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13">Potremmo dunque trovarci nella condizione di due reattori, uno di crescita e uno di produzione, altrimenti bisogna a pensare a due substrati differenti per le due fasi diverse.<text:line-break/><text:line-break/></text:span><text:span text:style-name="T114">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5">Tanto più piccola è la cellula da duplicare e tanto è più veloce i</text:span><text:span text:style-name="T117">l</text:span><text:span text:style-name="T115"> tempo.<text:line-break/><text:line-break/></text:span><text:span text:style-name="T116">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8">La crescita degli organismi:<text:line-break/>La curva di crescita di una biomassa può essere suddivisa in molte parti, ha un andamento a massimo. <text:line-break/>Con il microorganismo inizia a svilupparsi, cresce esponenzialmente, poi decelera, </text:span><text:span text:style-name="T119">raggiunge una fase stazionaria e infine c’è la fase della morte </text:span><text:span text:style-name="T122">dell’organismo</text:span><text:span text:style-name="T119">. </text:span><text:span text:style-name="T118">Curva legata al substrato disponibile all’interno del bioreattore. <text:line-break/></text:span><text:span text:style-name="T120">La pendenza massima non coincide con la massima concentrazione di substrato. </text:span><text:span text:style-name="T121">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22">questa fase. <text:line-break/><text:line-break/></text:span><text:span text:style-name="T123">04/03/2021<text:line-break/></text:span><text:span text:style-name="T124">Alla curva di crescita è legato il problema di ciò che voglio produrre, devo capire in quale fase della curva di crescita viene prodotto il nostro organismo. </text:span><text:span text:style-name="T125">Ci sono per esempio prodotti che nascono nella fase esponenziale </text:span><text:span text:style-name="T126">oppure nella fase di decelerazione o nella fase stazionaria, in questo caso avrò vie metaboliche classiche (es per microorganismo aerobio lui farà Krebs). <text:s/>Le differenza saranno le tipologie dei prodotti che i microorganismi stanno facendo oppure la </text:span><text:soft-page-break/><text:span text:style-name="T126">concentrazione del microorganismo ma l’andamento di questi è la stessa. Corrispondono vie metaboliche parallele che vengono attivati per esempio solo nella fase stazionaria o di decelerazione, il tempo caratteristico di durata del processo è stabilito proprio dalla curva di crescita dell’organismo. </text:span><text:span text:style-name="T127">Una volta che il microorganismo raggiungerà la fase di massima concentrazione sapremo quale sarà la nostra fase d’interesse e dovremo studiare le condizioni e fare modifiche al sistema per far sì che i microorganismi transitino in queste fasi d’interesse.<text:line-break/></text:span><text:span text:style-name="T128">D</text:span><text:span text:style-name="T127">evo massimizzare il tempo di crescita esponenziale, </text:span><text:span text:style-name="T128">sia che il prodotto sia il microorganismo sia che il prodotto è un qualcosa che voglio accumulare. Se il microorganismo deve crescere in fretta automaticamente dovrà consumare il substrato. <text:line-break/><text:line-break/></text:span><text:span text:style-name="T165">Fase lag:</text:span><text:span text:style-name="T129"> non succede niente perché è la fase di acclimatazione, i microorganismi iniziano ad attivare gli enzimi, può essere lunga o corta, </text:span><text:span text:style-name="T130">voglio minimizzare questo tempo, fortemente dipendente dal rapporto </text:span><text:span text:style-name="T131">v</text:span><text:span text:style-name="T130">olume reattore/concentrazione degli organismi. Faccio in modo che <text:s/>la biomassa possa adattarsi pian piano </text:span><text:span text:style-name="T131">attraverso la scalatura.<text:line-break/></text:span><text:span text:style-name="T132">L’alimentazione dell’aria inizia nel momento in cui mettiamo il microorganismo nel reattore e finisce quando stoppiamo il processo, abbiamo costi dell’esercizio (alimentazione, sterilizzazione, agitazione → costi energetici). <text:line-break/></text:span><text:span text:style-name="T129"><text:line-break/></text:span><text:span text:style-name="T166">Transie</text:span><text:span text:style-name="T167">n</text:span><text:span text:style-name="T166">t deceleration</text:span><text:span text:style-name="T130">:</text:span><text:span text:style-name="T129"> inizia a crescere, la pendenza della curva sembra abbassarsi, la velocità diminuisce ma solo per un momento. </text:span><text:span text:style-name="T130">Abbiamo a che fare con un riarrangiamento della biomassa alle nuove condizioni. </text:span><text:span text:style-name="T132">Costi di esercizio + costi di substrato, qui il microorganismo sta crescendo. </text:span><text:span text:style-name="T134">Fase costosa.</text:span><text:span text:style-name="T132"><text:line-break/></text:span><text:span text:style-name="T133">Devo fare in modo che le fasi poco produttivi siano le più brevi possibili, vado a operare in modo tecnologico: sviluppo inoculum, semina, scaling up, per rendere corto un tempo improduttivo.<text:line-break/><text:line-break/></text:span><text:span text:style-name="T168">Fase esponenziale</text:span><text:span text:style-name="T134">: il microorganismo cresce in modo logaritmico, per noi è fantastico ma dove mi fermo?<text:line-break/>Se il mio obiettivo è la produzione del microorganismo non arriverò mai in alto </text:span><text:span text:style-name="T135">ma mi fermerò quando raggiungo la </text:span><text:span text:style-name="T134"><text:s/>velocità massima di crescita che dipende dal substrato </text:span><text:span text:style-name="T135">e </text:span><text:span text:style-name="T134">dall’affinità del microorganismo con il substrato (quanto è in grado di degradare quella sostanza). Si potrebbe andare avanti ancora un po’ ma si evita di farlo per </text:span><text:span text:style-name="T136">non ottenere una degradazione al 100% del substrato per preservare la biomassa. Quando il microorganismo cresce, inizia a colonizzare il reattore; all’interno di questo abbiamo una concentrazione di solido, cioè di microorganismo, che va progressivamente a crescere </text:span><text:span text:style-name="T137">rispetto alla concentrazione di liquido → la composizione di quel bioreattore non è costante.<text:line-break/></text:span><text:span text:style-name="T138">I microorganismi che crescono progressivamente si mangiano il substrato quindi la concentrazione di zucchero diminuisce. La soluzione di acqua e zucchero, a seconda della conc di zucchero, ha comportamenti differenti.<text:line-break/>Quindi ho diminuzione di cibo disponibile e cambiamento di domanda di ossigeno, dobbiamo alimentarne di più e garantire la distribuzione omogenea in tutto il reattore e questo, man mano che andiamo avanti, è sempre più difficile. Aumentano i costi dell’esercizio. </text:span><text:span text:style-name="T139">Si preferisce non arrivare dunque a completa degradazione del substrato</text:span><text:span text:style-name="T138">, </text:span><text:span text:style-name="T140">la stessa cosa vale nel caso delle sovrapproduzioni. <text:line-break/><text:line-break/></text:span><text:span text:style-name="T141">Domande da farci nel momento della scelta del microorganismo: <text:line-break/>1) Riuscirà a produrre ciò che mi interessa? <text:line-break/>2) </text:span><text:span text:style-name="T142">Domande riguardanti le caratteristiche desiderate dell’organismo<text:line-break/></text:span><text:span text:style-name="T143">3) </text:span><text:span text:style-name="T144">Può un microorganismo crescere su un mezzo semplice e poco costoso?</text:span><text:span text:style-name="T143"><text:line-break/>4) </text:span><text:span text:style-name="T146">Il mio microorganismo ha bisogno di essere più resistente alla contaminazione?</text:span><text:span text:style-name="T142"><text:line-break/></text:span><text:span text:style-name="T143">3 e 4 sono fondamentali per portare alla produzione industriale </text:span><text:span text:style-name="T144">una diminuzione dei</text:span><text:span text:style-name="T143"> costi. </text:span><text:span text:style-name="T145">Il 3 interviene sul substrato che rappresenta uno dei margini per poter ridurre i costi.<text:line-break/></text:span><text:span text:style-name="T146">CONTAMINAZIONE non è avvelenamento </text:span><text:span text:style-name="T147">da sostanze tossiche, per contaminante si intendono altri organismi che casualmente </text:span><text:span text:style-name="T149">(attraverso l’aria, analizzatori di ossigeno, punti di prelievo della biomassa)</text:span><text:span text:style-name="T147"> potrebbero entrare nella fermentazione, si intende </text:span><text:span text:style-name="T148">anche</text:span><text:span text:style-name="T147"> resistenza ai virus. </text:span><text:span text:style-name="T150">Pur avendo sterilizzato tutto può succedere che i microorganismi possano entrare a contatto con altri organismi. <text:line-break/><text:line-break/></text:span><text:span text:style-name="T151">Il microorganismo </text:span><text:span text:style-name="T156">dovrebbe</text:span><text:span text:style-name="T151">:<text:line-break/>- essere in grado di crescere in </text:span><text:span text:style-name="T152">un mezzo semplice</text:span><text:span text:style-name="T151"><text:line-break/>- essere in grado di crescere vigoroso, rapido e produrre il prodotto desiderato<text:line-break/>- </text:span><text:span text:style-name="T153">i suoi prodotti finali non dovrebbero essere tossici e avere materiali indes</text:span><text:span text:style-name="T154">i</text:span><text:span text:style-name="T153">derati<text:line-break/></text:span><text:soft-page-break/><text:span text:style-name="T153">- genetica e fisiologia stabile (possono morire velocemente), </text:span><text:span text:style-name="T154">la genetica è difficile che rimanga la stessa perché andando avanti con il processo è possibile ci siano mutazioni<text:line-break/>- </text:span><text:span text:style-name="T155">rende più facile da solo la separazione, </text:span><text:span text:style-name="T156">se la forma dell’organismo è una forma che lo rende facilmente recuperabile è un grandissimo vantaggio <text:line-break/>- </text:span><text:span text:style-name="T157">resistente ai predatori, non deve degradare da altri organismi <text:line-break/>- </text:span><text:span text:style-name="T158">non avere un organismo che richieda troppo aria, limite inferiore legato alla richiesta fisiologica di quell’organismo (quanto O</text:span><text:span text:style-name="T462">2 </text:span><text:span text:style-name="T158">gli serve). L’alimentazione dell’ossigeno è continua, se ne è richiesto di meno si possono abbassare i flussi e quindi costi inferiori<text:line-break/>- avere un patrimonio genetico facile da capire e da studiare e facile da modificare (andando a rafforzare l’evoluzione in una certa direzione o manipolare attraverso dei tools genetici come aprire il DNA e sopportare un informazione genetica che naturalmente non possiede)</text:span></text:p>
      <text:p text:style-name="P7"><text:span text:style-name="T65">MEZZO DI </text:span><text:span text:style-name="T447">F</text:span><text:span text:style-name="T65">ERMENTAZIONE<text:line-break/></text:span><text:span text:style-name="T66">Substrato legato più alla fonte di carbonio mentre il mezzo di fermentazione è legato anche ad un substrato un po’ più formulato (sono state aggiunte cose per la crescita dell’organismo).<text:line-break/>Fonte energetica con obiettivo produzione energetica, consente al <text:s/>microorganismo di crescere, svilupparsi e prodursi.<text:line-break/>Contiene una serie di molecole che vogliono ottimizzare l’aspetto di crescita.<text:line-break/>Si va a cercare un mezzo che sia a basso costo, molto spesso si fa riferimento a rifiuti di altre produzione, devono contenere zuccheri (se semplici come il glucosio è meglio perché così dovremo fare meno modificazioni) ma ci si può accontentare anche di cose che contengono zuccheri complessi </text:span><text:span text:style-name="T160">p</text:span><text:span text:style-name="T161">resi p</text:span><text:span text:style-name="T160">er esempio </text:span><text:span text:style-name="T161">da</text:span><text:span text:style-name="T160"> </text:span><text:span text:style-name="T66">scarti della produzione di formaggio che contengono proteine, zuccheri non monomeri </text:span><text:span text:style-name="T159">o </text:span><text:span text:style-name="T161">da</text:span><text:span text:style-name="T159"> corn steep liquor cioè residuo liquido che deriva dall'ammollamento dei chicchi di mais, il mais prodotto principalmente con obiettivo amido e olio</text:span><text:span text:style-name="T66"> → </text:span><text:span text:style-name="T159">prendo chicchi e metto dentro acqua calda acida </text:span><text:span text:style-name="T160">così cavo il germe e recupero i liquidi, l’acqua acida contiene una serie di proteine, molecole che sono i costituenti del chicco di mais; composizione buona e buona di formulazione.<text:line-break/>Scarti di melasso è una fonte di glucosio, già pronto e degradato, che contiene anche una serie di vitamine e molecole già pronte per i microorganismi. </text:span><text:span text:style-name="T161">Scarti che dunque vengono riutilizzati come mezzo di fermentazione e quindi non devono essere trattati.<text:line-break/>Il mezzo di fermentazione è uno dei margini su cui possiamo intervenire per ridurre i costi.<text:line-break/>I costi del mezzo di fermentazione dipendono da come sarà la fonte zuccherina, tanto più sarà presente la quantità di molecole utili per i microorganismi e tanto più sarà costosa. In base a ciò che produco scelgo la fonte zuccherina più adatta.<text:line-break/>La scelta del substrato dipende dall’organismo mentre la sua composizione dipende dal prodotto desiderato.<text:line-break/>Bisogna considerare la </text:span><text:span text:style-name="T439">costanza</text:span><text:span text:style-name="T161"> della composizione, nel caso degli scarti altrui avremo una </text:span><text:span text:style-name="T440">variabilità delle impurezze</text:span><text:span text:style-name="T161"> (se scarti di origine agricola come patate avranno ad esempio la buccia), un alt</text:span><text:span text:style-name="T162">r</text:span><text:span text:style-name="T161">o problema è il </text:span><text:span text:style-name="T440">contenuto elevato di acqua</text:span><text:span text:style-name="T172">,</text:span><text:span text:style-name="T440"> </text:span><text:span text:style-name="T172">il grosso della fermentazione è costituito dall’acqua ma non tutte le acque sono giuste per essere utilizzate sin da subito nel reattore, il fatto è che stiamo comprando acqua e substrato, tanto maggiore sarà il contenuto d’acqua nel materiale di partenza e tanto maggiore sarà il costo in quanto compreremo al kg → substrati ad alto contenuto d’acqua costano di più.<text:line-break/>Inoltre non è detto che l’acqua </text:span><text:span text:style-name="T173">contenuta sia sempre nella stessa quantità del materiale di partenza.<text:line-break/>Se in partenza abbiamo una costanza questo aiuta in quanto possiamo stabilire una ricetta con meno analisi.<text:line-break/>Se lo scarto è di origine agricolo inoltre è </text:span><text:span text:style-name="T441">stagionale</text:span><text:span text:style-name="T173">, es barbabietole da zucchero solo in estate, potrebbe dunque essere molto </text:span><text:span text:style-name="T441">variabile</text:span><text:span text:style-name="T173"> e quindi dopo un po’ non averne più. <text:line-break/>Dobbiamo dunque produrre sempre il substrato, anche se è il più semplice: bisogna acquistare fonti di C diversi, miscelare, in modo tale da non essere soggetti alle variabilità.<text:line-break/><text:line-break/></text:span><text:span text:style-name="T174">Il mezzo di fermentazione deve contenere </text:span><text:span text:style-name="T175">alcuni elementi chimici: carbonio, idrogeno, ossigeno, azoto, fosforo e un po’ di microelementi come zinco, ferro, cobalto e un po’ di metalli siccome stanno nei mitocondri (scambio di elettroni durante la <text:s/>respirazione). </text:span><text:span text:style-name="T176">Le percentuali </text:span><text:span text:style-name="T177">del mezzo degli elementi presenti dipendono dal microorganismo, </text:span><text:span text:style-name="T178">devo dargli ciò che gli serve per costruire se stesso </text:span><text:span text:style-name="T179">e questo lo capisco dalla composizione chimica di cui è fatto (tramite analisi idrogeno azoto <text:s/>che è un analisi per combustione). </text:span><text:span text:style-name="T180">Per quanto riguarda il contenuto del carbonio questo è uguale per tutti i microorganismi, circa il 50%. Il C sarà poi presente nei carboidrati, lipidi, acidi nucleici ecc…<text:line-break/>Partendo da questa composizione chimica siamo in grado di ricostruirlo. Nel mezzo di fermentazione non solo </text:span><text:soft-page-break/><text:span text:style-name="T180">dobbiamo avere la quantità esatta dei vari elementi ma abbiamo bisogno anche di far crescere l’organismo quindi </text:span><text:span text:style-name="T181">dovremo mettere una serie di aggiunte, se sto facendo un processo fermentativo dovrò mettere tutte quelle cose che lo porteranno nella fase di crescita o premorte ecc… <text:line-break/></text:span><text:span text:style-name="T182">Il microorganismo può crescere su terreni diversi, ad esempio uno dei modi è spezzettare terreni solidi, inocularli e farli crescere lì (dovremo ammollarli, aggiungere O2 ecc), avremo però bisogno di molto spazio </text:span><text:span text:style-name="T184">(problema di superficie)</text:span><text:span text:style-name="T182">; </text:span><text:span text:style-name="T184">i</text:span><text:span text:style-name="T182"> </text:span><text:span text:style-name="T184">m</text:span><text:span text:style-name="T183">ezzi di coltura liquidi sono preferibili perché richiedono meno spazio. </text:span><text:span text:style-name="T184"><text:line-break/>La fermentazione sommersa a substrato liquido consente i vantaggi maggiori.<text:line-break/><text:line-break/>Fonte primaria: </text:span><text:span text:style-name="T426">CARBONIO</text:span><text:span text:style-name="T184">.<text:line-break/>Lo prendo dal glucosio, i carboidrati (amidi o cellulosi) sono fantastici ma devono essere spezzettati a glucosio.</text:span><text:span text:style-name="T173"><text:line-break/></text:span><text:span text:style-name="T184">Il carboidrato in sé non si può usare, generalmente si spezzetta, all’interno del fermentatore quello che si mette è acqua.<text:line-break/>Tagli di tipo enzimatico, derivano da enzimi di organismi che sono in grado di degradare i carboidrati.<text:line-break/></text:span><text:span text:style-name="T187">Svantaggi </text:span><text:span text:style-name="T185">idrocarburi: manca l’ossigeno e </text:span><text:span text:style-name="T186">non </text:span><text:span text:style-name="T185">sono solubili in acqua. </text:span><text:span text:style-name="T187">Pro: se ho scarti di idrocarburi (scarti di raffineria) e ho mezzi per degradarli posso usarli nel fermentatori. </text:span></text:p>
      <text:p text:style-name="P8"><text:span text:style-name="T187">L’</text:span><text:span text:style-name="T171">ossigeno è molto poco solubile in acqua, i microorganismi che respirano che fanno Krebs hanno bisogno dell’ossigeno gassoso. </text:span><text:span text:style-name="T188">L’alimentazione dell’ossigeno è un costo d’esercizio (uno dei più grandi), siccome è poco solubile in acqua alimento in continuo l’ossigeno, in più quando lo sto fornendo (reazione di fermentazione è una redox in cui ossigeno uno dei reagenti, ossiderà il glucosio a CO</text:span><text:span text:style-name="T464">2</text:span><text:span text:style-name="T188"> + H</text:span><text:span text:style-name="T464">2</text:span><text:span text:style-name="T188">O), nel caso degli idrocarburi </text:span><text:span text:style-name="T189">avrò bisogno di più moli di ossigeno rispetto all’utilizzo dei carboidrati. Maggiore sviluppo di calore nel caso con idrocarburi → costi aumentano (idrocarburi meno ossidati). Gli idrocarburi devo in qualche modo nebulizzarli e renderli parzialmente disciolti, li utilizzeremo solo se sono scarti oppure per scopi ambientali. <text:line-break/></text:span><text:span text:style-name="T190">Nelle condizioni aerobi specifiche 1 g di glucosio produce 0.5 di cellule secche, è un rapporto che va mantenuto<text:line-break/><text:line-break/></text:span><text:span text:style-name="T427">AZOTO<text:line-break/></text:span><text:span text:style-name="T191">Bisogna rispettare i rapporti: nei batteri ho 12.5% <text:s/>di azoto dunque per produrre 5 g di batteri ci vogliono 625 mg di N. </text:span><text:span text:style-name="T192">Possiamo metterlo in forme diverse, in base al tipo di fermentazione. <text:line-break/>Possiamo aggiungere sali come solfato d’ammonio e così mettiamo sia zolfo che azoto. I sali sono solubili, siamo in ambiente acquoso quindi siamo in una condizione buona. </text:span><text:span text:style-name="T193">Possiamo mettere anche ammoniaca gassosa che a contatto con acqua diventa ammonio.<text:line-break/><text:line-break/></text:span><text:span text:style-name="T428">MINERALI</text:span><text:span text:style-name="T193"><text:line-break/>Sono presenti negli enzimi e in alcune parti della cellula, elementi in tracce quindi sono presenti in quantità piccole, sono metalli pesanti, quindi sono tossici e perciò non devono essere presenti in grandi quantità. Metalli come Mn, B, Zn, Cu e Mo. Il metallo aiuta a modulare l’attività enzimatica, è un modo per attivare o disattivare gli enzimi. Sono metalli piccoli e quindi sono facilmente attaccabili alla mega proteina. Ogni specie ha enzimi diversi. </text:span><text:span text:style-name="T194">Se non ci sono l’enzima non funziona e dunque l’organismo cresce male. <text:line-break/><text:line-break/></text:span><text:span text:style-name="T429">FATTORI DI CRESCITA<text:line-break/></text:span><text:span text:style-name="T194">Dobbiamo introdurli noi perché stiamo componendo il substrato, vogliamo far convincere il microorganismo che quello sia il substrato ottimale per la sua crescita. Dopodiché faremo substrati per la produzione.<text:line-break/>Abbiamo vitamine, aminoacidi e nucleotidi. Siamo in presenza di molecole che non sono strettamente necessarie per fare il microorganismo </text:span><text:span text:style-name="T195">ma che sono necessari per la sua crescita.<text:line-break/>I fattori di crescita sono </text:span><text:span text:style-name="T196">per esempio</text:span><text:span text:style-name="T195"> vitamina B, B</text:span><text:span text:style-name="T465">2</text:span><text:span text:style-name="T195">, B</text:span><text:span text:style-name="T465">6</text:span><text:span text:style-name="T195">, B</text:span><text:span text:style-name="T465">12</text:span><text:span text:style-name="T195">, nicotinammide, acido pantotenico e sono contenuti in scarti di riso, scarti di lieviti, cereali, scarti dal trattamento di carne in particolare di fegato </text:span><text:span text:style-name="T196">o liquido ottenuto dopo la penicillina. </text:span><text:span text:style-name="T193"><text:line-break/><text:line-break/></text:span><text:span text:style-name="T197">08/03/2021<text:line-break/></text:span><text:span text:style-name="T198">FERMENTATORE o BIOREATTORE, </text:span><text:span text:style-name="T199">posto in cui le cellule possono espletare le loro funzioni, va progettato ad hoc per la tipologia di processo, prodotto e del microorganismo che sto considerando. </text:span><text:span text:style-name="T200">Dobbiamo mantenere omogeneità di cibo per una biomassa che è in crescita. </text:span><text:span text:style-name="T201">Le condizioni operative devono essere mantenute in modo stringente. <text:line-break/>Siamo in presenza di cose abbastanza semplici ma la progettazione include anche tutto ciò che serve per far reagire i </text:span><text:soft-page-break/><text:span text:style-name="T201">microorganismi. Uno dei problemi e uno dei costi importanti nel caso delle produzioni biotecnologici è il mantenimento della sepsi. L’</text:span><text:span text:style-name="T233">as</text:span><text:span text:style-name="T201">epsi è la condizione per cui siamo in totale assenza di altri microorganismi, diversi da quelli che devono essere coltivati, e che deve essere mantenuta in tutto il processo. Deve essere mantenuta prima che la reazione avvenga e anche in tutte le linee e valvole dell’impianto. È possibile che rimanga un residuo di una fermentazione precedente e quindi c’è il rischio della presenza di altri microorganismi che porteranno alla chiusura della fermentazione invece a cui siamo interessati. Il bioreattore avrà bisogno di reazione, agitazione, di una serie di controllo (T, pH, concentrazione nutrienti).<text:line-break/></text:span><text:span text:style-name="T202">Considerazioni riprodotte sui vari livelli di scalatura. </text:span><text:span text:style-name="T203">Il bioreattore è il contenitore in cui il microorganismo viene alloggiato affinché faccia la reazione desiderata in assenza di totale contaminazione. La dimensione dei fermentatori può essere molto diversa, può andare da scale piccole a scale industriali molto importanti. La scala più grande è più facile da esercire perché può essere gestita automaticamente. <text:line-break/>Tre grandi categorie che dipendono dalle condizioni operative:<text:line-break/>1) Non areati e non agitati (es. botti)<text:line-break/>2) Agitato e areato (es. produzione antibiotico o produzione acido citrico)<text:line-break/>3) Areato ma non agitato, </text:span><text:span text:style-name="T204">vogliamo far crescere l’organismo in condizioni più blande, riesco a limitare e a minimizzare gli effetti di scia → effetti di agitazione possono portare a modificazioni della produzione o a mutazioni del microorganismo stesso. Rimescolamento del substrato e dell’ossigeno è lasciata ad una blanda ricircolazione del brodo di fermentazione. <text:line-break/>Effetti di scia molto pesanti tanto più complessi sono gli organismi che stiamo coltivando. Non abbattiamo completamente gli effetti di scia ma riusciamo a minimizzarli. <text:line-break/><text:line-break/></text:span><text:span text:style-name="T205">Configurazione del processo equivale ad un problema trifasico </text:span><text:span text:style-name="T206">con una complicazione </text:span><text:span text:style-name="T207">data dai</text:span><text:span text:style-name="T206"> reagenti.<text:line-break/></text:span><text:span text:style-name="T208">Di solito c’è un catalizzatore e poi ci sono i reagenti. C’è un solido, c’è un liquido e c’è un gas. </text:span><text:span text:style-name="T209">Il processo biotec declina una serie di cose: fase acquosa, parte preponderante </text:span><text:span text:style-name="T210">che include i reagenti (C, N, fattori di crescita ecc) e una serie di molecole che sono i prodotti (enzimi extra cellulari che la cellula secerne per degradare il substrato, prodotti di scarto cellulari, prodotti escreti come etanolo, acido citrico e poi una serie di ormoni)</text:span><text:span text:style-name="T209">, e non acquosa </text:span><text:span text:style-name="T211">che può essere liquida, per esempio una serie di oli, oppure può essere gassosa o addirittura solida. <text:line-break/>Uno dei grossi problemi che si incontra nelle produzioni biotecnologi è lo spumeggiamento, </text:span><text:span text:style-name="T212">la schiuma tappa per esempio i fori d’uscita dei gas. Esistono sistemi di abbattimento delle schiume</text:span><text:span text:style-name="T213"> come sistemi meccanici o l’aggiunta di oli, alcuni antischiuma vengono mangiati dal microorganismo.<text:line-break/></text:span><text:span text:style-name="T215">Tre modi per far crescere il microorganismo nel bioreattore: </text:span><text:span text:style-name="T443">batch</text:span><text:span text:style-name="T214"> (apro, metto il substrato, chiudo</text:span><text:span text:style-name="T215">), </text:span><text:span text:style-name="T442">fed-batch</text:span><text:span text:style-name="T215">, alimento il substrato poco a poco per cercare di seguire la curva di crescita oppure </text:span><text:span text:style-name="T442">continuo</text:span><text:span text:style-name="T215">, immetto il substrato e lo estraggo in modo continuo. Processo continuo nel caso fermentativo → alimento substrato in modo continuo ed estraggo in continuo dal reattore il</text:span><text:span text:style-name="T216"> brodo di fermentazione: subs</text:span><text:span text:style-name="T215">trato non reagito, microorganismo e prodotto. Il microorganismo lo inserisco solo una volta, la semina in un reattore continuo è uguale a quella del reattore batch. </text:span><text:span text:style-name="T221">Lo metto solo una volta perché n</text:span><text:span text:style-name="T220">on voglio alimentare l’inocolum fresco perché dovrei aspettare la fase lag, non è detto che il microorganismo poi si adatti subito e quindi mi troverei una popolazione di microorganismi con età molto diverse e non riuscirei più a estrarre in modo medio le cose.</text:span><text:span text:style-name="T215"><text:line-break/></text:span><text:span text:style-name="T217">Un reattore continuo viene selezionato pochissimo nei processi biotecnologici, si preferisce fed-batch per modulare il comportamento della crescita dell’organismo. </text:span><text:span text:style-name="T218">Nei reattori continui misuriamo un tempo di resistenza medio, la vera distribuzione di tempi di residenza ha un andamento a campana. Un problema del reattore continuo inoltre è dato dal garantire l’asepsi, è più difficile riuscire a mantenerlo. </text:span><text:span text:style-name="T220">Ennesimo problema: c</text:span><text:span text:style-name="T219">oncentrazione di wash-out, dopo un po</text:span><text:span text:style-name="T220">’</text:span><text:span text:style-name="T219"> all’interno del bioreattore non ho più microorganismo perché non gli abbiamo dato tempo di riprodursi perché abbiamo sempre estratto; rimane solo il microorganismo all’interno. Nelle fasi precedenti il microorganismo non riesce a seguire il flusso e quindi la concentrazione del microorganismo diminuisce. </text:span><text:span text:style-name="T221">Si gioca sul bilanciamento dei flussi nel caso dei reattori continui.<text:line-break/></text:span><text:span text:style-name="T222">La scelta del bioreattore è data anche dalle dimensioni del prodotto che voglio ottenere, per produzioni più piccoli si usano molto i processi continui (laboratorio: analisi cinetica o controllo). <text:line-break/></text:span><text:span text:style-name="T223">Vantaggio </text:span><text:span text:style-name="T224">processo continuo</text:span><text:span text:style-name="T223">: si riesce a mantenere costanti le cond operative, siamo in un caso stazionario ottimale, </text:span><text:span text:style-name="T224">ci risolve i problemi di cambiamento che avvengono nei processi di tipo batch.<text:line-break/><text:line-break/></text:span><text:span text:style-name="T225">PARAMETRI OPERATIVI: misurati e controllati. </text:span><text:span text:style-name="T226">Si parla di intervalli, piuttosto piccoli e stretti perché i tempi dei microorganismi sono piccoli. Il successo per ottenere una fermentazione di successo dipende da quanto sono bravo a </text:span><text:soft-page-break/><text:span text:style-name="T226">mantenere le cond operative. </text:span><text:span text:style-name="T227">L’accumulo va evitato. <text:line-break/>I parametri operativi che devono essere considerati sono: T,P, </text:span><text:span text:style-name="T228">formulazione del mezzo, controllo della schiuma, agitazione, pH, O</text:span><text:span text:style-name="T466">2</text:span><text:span text:style-name="T228"> e CO</text:span><text:span text:style-name="T466">2 </text:span><text:span text:style-name="T228">disciolto e analisi dei gas. Le azioni che posso fare è mettere dei sensori che siano in grado di seguire i parametri. </text:span><text:span text:style-name="T229">Devo poter registrare ciò che accade nell’impianto perché in questo modo posso risalire alla fonte di eventuali problemi. </text:span><text:span text:style-name="T230">Devo controllare anche le reazioni redox, livello enzimatico oppure la composizione della biomassa, n° delle cellule e dimensioni delle cellule. </text:span><text:span text:style-name="T231">Molto spesso le sonde sono presenti e devono essere in grado di misurare in modo corretto, devono essere in grado di dare una distribuzione all’interno del reattore in più devono essere sonde che spesso sono in ambiente acquoso con pH bassi </text:span><text:span text:style-name="T232">e quindi devono riuscire a resistere in queste condizioni. Devono essere poi lavati per bene se magari prima erano utilizzati in un altro processo di fermentazione. Gli ingressi di sonde devono riuscire a resistere a queste temperature.<text:line-break/></text:span><text:span text:style-name="T234">I costi per generare e mantenere livelli di asepsi molto alti sono importanti. </text:span><text:span text:style-name="T235">I processi aerobici sono molto più per i processi di asepsi. <text:s/></text:span></text:p>
      <text:p text:style-name="P9"><text:span text:style-name="T450">B</text:span><text:span text:style-name="T449">IOECONOMY</text:span><text:span text:style-name="T448"><text:line-break/></text:span><text:span text:style-name="T236">È l’</text:span><text:span text:style-name="T171">applicazione della biotecnologia a prodotti primari che hanno a che fare con la salute e l’industria e che siano in grado a contribuire ad un miglioramento economico. <text:line-break/></text:span><text:span text:style-name="T237">TRL del prodotto che vogliamo farci finanziare è lo sviluppo </text:span><text:span text:style-name="T238">dell’idea m</text:span><text:span text:style-name="T237">isurato da 0 a 7 (0 → ho solo l’idea, 3-4 → ho fatto alcuni esperimenti e ho ottenuto dei risultati, potrebbero essere applicati a livello industriali 7→ impianto illustrativo).<text:line-break/></text:span><text:span text:style-name="T238">Altro grande pilastro: bisogna interfacciarsi con <text:s/>biomasse rinnovabili e ottenere un processo sostenibile dal punto di vista rinnovabile e industriale. Fare in modo che la biotecnologia fosse distribuita in molti campi di produzione, arrivare ad una bioeconomy non significa sostituire subito tutt</text:span><text:span text:style-name="T239">o </text:span><text:span text:style-name="T238">ciò che è chimico </text:span><text:span text:style-name="T239">ma si intende una</text:span><text:span text:style-name="T238"> sostituzione parziale.<text:line-break/></text:span><text:span text:style-name="T239">Fare bioeconomy significa </text:span><text:span text:style-name="T240">trovare altri obiettivi per determinati materiali primi. La bioeconomy impatta sulla salute in termini di prodotti farmaceutici, biotecnologie medicali e tecnologie medicali. Impatta anche sulla produzione delle chemicals, energia, materiali e food &amp; drink. C’è anche l’impatto sulla produzione di tipo primario quindi sull’agricoltura e sulla produzione marina. <text:s/></text:span><text:span text:style-name="T241">Produrre materiali sostituivi per poter poi essere degradati in modo efficiente.<text:line-break/></text:span><text:span text:style-name="T242">Chemical interface, molecola di partenza ottenuta per processo rinnovabile. <text:line-break/></text:span><text:span text:style-name="T243">Esempio: produzione delle olefine in un modo differente.<text:line-break/>Biorefinery: produzione </text:span><text:span text:style-name="T244">autosostenuta a partire dagli scarti delle biomasse alimentari.<text:line-break/></text:span><text:span text:style-name="T245">Prodotti tipici di una bioraffineria: chemicals (prodotti a partire da processi fermentativi), biomateriali, bioenergia, controllo dell’ambiente, bioremediation delle acque domestiche e industriali con possibile riutilizzo, trattamento di acque più inquinate. </text:span><text:span text:style-name="T244"><text:line-break/></text:span><text:span text:style-name="T246">L’obiettivo è quello di diventare competitivi rispetto all’economia del petrolio (produrre tutto ciò che produrrebbe il petrolio ma con vie biotecnologiche). </text:span><text:span text:style-name="T247">Grosso sforzo: usare biomasse di SCARTO. <text:s/></text:span></text:p>
      <text:p text:style-name="P14">11/03/2021<text:line-break/>Classificazione delle cose viventi<text:line-break/>1) Procariote o eucariote<text:line-break/>2) livello <text:span text:style-name="T473">di organizzazione</text:span>: singola o multi cellula<text:line-break/>3) Tipo nutrizionale: <text:span text:style-name="T473">eterot</text:span><text:span text:style-name="T475">rof</text:span><text:span text:style-name="T473">ia e autotrofia<text:line-break/><text:line-break/></text:span><text:span text:style-name="T474">I procarioti sono cellule che non hanno il nucleo non separato dal resto della cellula, cosa che </text:span><text:span text:style-name="T477">invece</text:span><text:span text:style-name="T474"> avviene nei eucariot</text:span><text:span text:style-name="T477">i</text:span><text:span text:style-name="T474">; abbiamo diverse dimensioni, diverse ripartizioni all’interno della cellula. Gli eucarioti hanno molti organelli e questi sono separati dal resto della cellula. <text:line-break/></text:span><text:span text:style-name="T475">Organismi eterotrofi non sono in grado di utilizzare sostanze inorganiche ma hanno bisogno di sostanze organiche che derivino da altri organismi, gli autotrofi (piante) sono in grado di generare energia o molecole a par</text:span><text:span text:style-name="T476">t</text:span><text:span text:style-name="T475">ire da </text:span><text:span text:style-name="T476">(?).</text:span></text:p>
      <text:p text:style-name="P15"><text:span text:style-name="T430">Organismi viventi:</text:span><text:span text:style-name="T248"><text:line-break/>Procarioti → batteri, cianobatteri, possono essere autotrofi o eterot</text:span><text:span text:style-name="T249">r</text:span><text:span text:style-name="T248">ofi<text:line-break/>Eucarioti → protocili</text:span><text:span text:style-name="T249">sta</text:span><text:span text:style-name="T248">, funghi, muffe, piante </text:span><text:span text:style-name="T249">e animali<text:line-break/></text:span><text:span text:style-name="T250">Parete cellulare presente nelle piante, può avere composizioni differenti. Se il microorganismo ha la parete cellulare fatta in un modo piuttosto che nell’altro fa sì che riusciremo a suddividere i batteri in grandi positivi o no. <text:line-break/></text:span><text:soft-page-break/><text:span text:style-name="T251">Organismo unicellulare cresce rapidamente ed è più facile da gestire rispetto ad un organismo multi cellulare.<text:line-break/></text:span><text:span text:style-name="T252">Archia → organismi che vivono in condizioni particolari come grande concentrazioni di ioni o zolfo o a pressione del fondale marino, sono in grado di sopravvivere e riprodursi in condizioni estreme.<text:line-break/><text:line-break/></text:span><text:span text:style-name="T253">Le cellule sono la base unitaria della vita, una cellula deriva da una cellula già esistente. Le cellule sono tipicamente piccole </text:span><text:span text:style-name="T254">perché hanno messo in atto una particolare strategia di sopravvivenza: le cellule devono interagire con l’ambiente, assorbire nutrienti, assorbire e scambiare gas, espellere i prodotti di scarto.<text:line-break/></text:span><text:span text:style-name="T255">Perché i nutrienti possano essere assorbiti e i gas scambiati in modo adeguato la cellula ha bisogno di una grande superficie. Tanto più grande è la dimensione della cellula e tanto più lenta sarà la diffusione (gas da esterno all’interno, prodotti di scarto da interno all’esterno) e quindi lo scambio di gas. <text:line-break/>Rapporto superficie volume → più diametro è piccolo e migliore è questo rapporto.<text:line-break/><text:line-break/>Le cellule sono dei sistemi complessi caratterizzati da una serie di capacità: hanno una grandissima capacità di adattarsi in funzione delle condizione esterne e quindi in funzione della disponibilità della materia e energia, hanno adattabilità a condizioni più critiche.<text:line-break/></text:span><text:span text:style-name="T256">Metabolismo: catabolismo in grado di degradare prodotti assorbiti dall’ambiente generando così energia in modo tale da poi effettuare l’anabolismo.<text:line-break/></text:span><text:span text:style-name="T257">Possono avere dimensioni e complessità diverse, possono riprodursi in modo diverso o per mitosi o asessualmente, hanno tutti un patrimonio genetico e quindi sono in grado di trasmettere alla progenie le caratteristiche cellulari.</text:span></text:p>
      <text:p text:style-name="P10"><text:span text:style-name="T258"><text:line-break/></text:span><text:span text:style-name="T257">Caratteristiche comuni in tutte le cellule: <text:line-break/></text:span><text:span text:style-name="T259">1) M</text:span><text:span text:style-name="T257">embrana citoplasmatica,<text:line-break/></text:span><text:span text:style-name="T259">2) Citoplasma, macromolecole utilizzate dalla cellula per fare energia<text:line-break/>3) Ribosomi, fanno avvenire sintesi delle proteine<text:line-break/>4) DNA, controlla funzioni cellulari<text:line-break/>I virus non sono cellule, non hanno queste quattro caratteristiche → virus considerati a parte, microrganismi non cellulari.<text:line-break/><text:line-break/></text:span><text:span text:style-name="T260">Procarioti molto più piccoli degli eucarioti. Gli eucarioti sono circondati da una membrana cellulare fatta di lipidi.<text:line-break/>Fonte utile per pulire reattori → degradiamo lipidi ad esempio con un detergente ad hoc. </text:span><text:span text:style-name="T261"><text:line-break/></text:span><text:span text:style-name="T262">L’organizzazione delle cellule segue una struttura gerarchiale, gli atomi sono legati da legami covalenti (legami forti), DNA costituto da questi monomeri legati a loro volta da legami covalenti, amminoacidi legati da leg covalenti, proteine legati da amminoaci</text:span><text:span text:style-name="T263">di</text:span><text:span text:style-name="T262"> legati da leg covalenti </text:span><text:span text:style-name="T263">e così via. </text:span><text:span text:style-name="T262"><text:line-break/></text:span><text:span text:style-name="T263">Le macromolecole sono però legate tra di loro da leg non covalenti, spesso da legami idrogeno o da interazioni Van der Walls. Per rompere le singole unità dunque faccio più fatica rispetto al rompere le macromolecole.<text:line-break/><text:line-break/></text:span><text:span text:style-name="T264">Cloroplasti avviene reazione di fotosintesi → nelle cellule delle piante<text:line-break/>Le cellule procarioti sono le più semplici, nucleo cilindrico qui mentre per gli eucarioti filamento a al</text:span><text:span text:style-name="T265">f</text:span><text:span text:style-name="T264">a elica.<text:line-break/></text:span><text:span text:style-name="T265">Non ci sono organelli ma tutto quanto è disperso all’interno del citoplasma.<text:line-break/></text:span><text:span text:style-name="T266">I flagelli servono a muoversi e possono avere forme diverse. Fimbrie hanno obiettivo interazioni con l’esterno, sono utilizzate nella formazione dei biofilm.<text:line-break/><text:line-break/></text:span><text:span text:style-name="T267">I procarioti pur essendo più piccoli degli eucarioti funzionano bene, sono in grado di colonizzare ambienti in tempi minori </text:span><text:span text:style-name="T268">a causa della velocità elevata e quindi riescono ad adattarsi meglio.<text:line-break/></text:span><text:span text:style-name="T269">Originariamente pare che per primi si siano generati i procarioti ancestrali, da loro sono derivate cose diverse, una via è andata verso i batteri, un’altra per i cianobatteri e ad un certo punto sono comparsi i mitocondri, organelli degli eucarioti in cui avviene la respirazione. I mitocondri hanno un loro patrimonio genetico, è dunque un organismo all’interno di un altro organismo. Una teoria evolutiva quindi afferma che siamo partiti da procarioti, questi hanno generato una serie di cose + i mitocondri. Si pensava che i mitocondri fossero procarioti sembianti con altri procarioti generando i eucarioti ancestrali.</text:span></text:p>
      <text:p text:style-name="P11"/>
      <text:p text:style-name="P12"><text:span text:style-name="T270">MICRORGANISMO<text:line-break/></text:span><text:span text:style-name="T271">Possono essere </text:span><text:span text:style-name="T444">buoni</text:span><text:span text:style-name="T271">, utilizzati a scopo produttivo, sono in grado di conservare alimenti, di produrre molecole, </text:span><text:soft-page-break/><text:span text:style-name="T271">vanno ad impattare con prodotti come alimenti, bevande e farmaci. Possono essere </text:span><text:span text:style-name="T444">brutti</text:span><text:span text:style-name="T271"> perché i microrganismi sono in grado di degradare sostanze che per loro sono substrati ma </text:span><text:span text:style-name="T272">che</text:span><text:span text:style-name="T271"> per noi sono ad esempio cibo </text:span><text:span text:style-name="T272">o bevande </text:span><text:span text:style-name="T271">(irrancidimento del latte). </text:span><text:span text:style-name="T272">Infine possono essere anche </text:span><text:span text:style-name="T445">cattivi</text:span><text:span text:style-name="T272">, possono causare malattie e infezioni, </text:span><text:span text:style-name="T273">si possono avere effetti di intossicazione (tossine che i batteri generano durante il loro colonizzare) oppure problemi legati alla produzione metabolica di certi batteri che danno luogo a effetti collaterali se per esempio ingeriti </text:span><text:span text:style-name="T274">oppure messi a contatto con il nostro corpo (cosmetici). <text:line-break/><text:line-break/></text:span><text:span text:style-name="T275">15/03/2021<text:line-break/></text:span><text:span text:style-name="T276">Tre pacchetti: batteri, archea (procarioti), eucarioti (funghi).<text:line-break/></text:span><text:span text:style-name="T277">Gli archea sono molto simili ai batteri ma si differenziano, sono quelli che si possono trovare in condizioni estremi. <text:line-break/>Arche e batteri vengono utilizzati nei bioprocessi, sono procarioti quindi hanno una cellula semplice in cui il loro patrimonio genetico è conservato in un cromosoma circolare, non racchiuso da una membrana. Hanno una parete cellulare (gli eucarioti non l’hanno) costituita da peptidoglicano che ha una funzione protettiva, è rigida. <text:line-break/></text:span><text:span text:style-name="T278">In funzione di come è fatta la parete gli organismi saranno più o meno sensibili agli antibiotici, gli antibiotici sono un modo per andare a controllare la crescita di batteri non voluti.<text:line-break/><text:line-break/></text:span><text:span text:style-name="T279">NOMENCLATURA E CLASSIFICAZION</text:span><text:span text:style-name="T281">E:</text:span><text:span text:style-name="T280">Il nome scientifico è scritto o in </text:span><text:span text:style-name="T446">italico</text:span><text:span text:style-name="T280"> o </text:span><text:span text:style-name="T170">sottolineato</text:span><text:span text:style-name="T280">, si usa molto il latino.<text:line-break/><text:line-break/></text:span><text:span text:style-name="T281">ARCHEA<text:line-break/>Sono procarioti, simili ai batteri ma con caratteristiche diverse. Non hanno moreina nella parete cellulare. <text:line-break/></text:span><text:span text:style-name="T282">Sono <text:s/>molto adattabili, si possono trovare in ambienti estremamente difficili da colonizzare. La fisiologia e la natura degli archea fa sì che siano classificati in: </text:span><text:span text:style-name="T431">metanogeni</text:span><text:span text:style-name="T282">, procarioti in grado di produrre metano, </text:span><text:span text:style-name="T431">alofile estremi</text:span><text:span text:style-name="T282">, procarioti in grado di vivere in concentrazione elevate di sale (le conc saline vengono utilizzate spesso per distruggere i batteri a fine processo</text:span><text:span text:style-name="T283">), </text:span><text:span text:style-name="T432">termofili estremi</text:span><text:span text:style-name="T284">, procarioti che vivono ad alte temperature </text:span><text:span text:style-name="T285">(si trovano in prossimità dei vulcani).</text:span><text:span text:style-name="T283"><text:line-break/>La loro possibilità di sopravvivenza deriva da come è strutturata la loro parete.<text:line-break/><text:line-break/></text:span><text:span text:style-name="T285">BATTERI <text:line-break/>Noi utilizzeremo dal punto di vista industriale la serie dei proto-batteri, gli actinobatteri, i cianobatteri e i batteri sulfurei. </text:span><text:span text:style-name="T286">I batteri si suddividono per fissione binaria. La produzione di energia può essere affrontata in modo diversi: fotosintesi, utilizzando molecole organiche e usando molecole inorganiche.<text:line-break/></text:span><text:span text:style-name="T287">I batteri vengono identificati in funzione:<text:line-break/>- </text:span><text:span text:style-name="T292">F</text:span><text:span text:style-name="T287">orma → <text:s/>cocci </text:span><text:span text:style-name="T288">(sfere)</text:span><text:span text:style-name="T287">, bacilli </text:span><text:span text:style-name="T288">(bastoncelli)</text:span><text:span text:style-name="T287">, </text:span><text:span text:style-name="T288">spirali (elicoidali) </text:span><text:span text:style-name="T290">o anche forme inusuali come stella e rettangolari</text:span><text:span text:style-name="T287"><text:line-break/>- </text:span><text:span text:style-name="T292">A</text:span><text:span text:style-name="T287">rrangiamento → single, appaiate, catene, clusters; </text:span><text:span text:style-name="T289">soprattutto i bacilli si possono arrangiare </text:span><text:span text:style-name="T287"><text:line-break/>- </text:span><text:span text:style-name="T292">D</text:span><text:span text:style-name="T287">imensione → </text:span><text:span text:style-name="T292">alla fine di un processo devo fare separazione, il fatto che i batteri siano piccoli significa anche che il peso della massa è bassa, ho un problema </text:span><text:span text:style-name="T293">e dunque devo scegliere se fare un</text:span><text:span text:style-name="T292"> </text:span><text:span text:style-name="T293">processo a membrana, centrifugazione o filtrazione, dipende dalle dimensione dell’organismo</text:span><text:span text:style-name="T287"><text:line-break/>- Gram positivi vs gram negativi → se batterio può essere controllato tramite uso di antibiotici<text:line-break/>- </text:span><text:span text:style-name="T292">A</text:span><text:span text:style-name="T287">erobici vs anaerobici <text:line-break/>- </text:span><text:span text:style-name="T292">H</text:span><text:span text:style-name="T291">abitat → </text:span><text:span text:style-name="T294">devo conoscere T, P, pH e conc salina del substrato,</text:span><text:span text:style-name="T295"> sceglierò il microorganismo con l’habitat con condizioni più normali in quanto più facili da gestire. </text:span><text:span text:style-name="T296">Conoscere l’habitat ci consente di scegliere l’organismo migliore. </text:span><text:span text:style-name="T297">Abbiamo i psicrofili con T&lt;20°C, mesofili con T a 40-50°C e termofili con T &gt; 50°C.<text:line-break/>Acidofili pH&lt;5 e alcalofili per pH &gt; 9-10</text:span><text:span text:style-name="T298"><text:line-break/><text:line-break/></text:span><text:span text:style-name="T433">TEST DI GRAM</text:span><text:span text:style-name="T299"><text:line-break/>Gram per identificare le tipologie di batteri li colorò con il cristal violetto, </text:span><text:span text:style-name="T300">un indicatore, dopodiché ha fatto un trattamento con ioduro in modo da fissare il cristal e </text:span><text:span text:style-name="T302">dopo l’applicazione dell’acetone </text:span><text:span text:style-name="T300">noto che il colore rimase </text:span><text:span text:style-name="T302">in alcuni batteri e in altri invece no (</text:span><text:span text:style-name="T301">posso ricolorare </text:span><text:span text:style-name="T302">questi</text:span><text:span text:style-name="T301"> batteri.</text:span><text:span text:style-name="T302">).</text:span><text:span text:style-name="T300"> Quindi scopri che c’è una correlazione tra </text:span><text:span text:style-name="T302">alcuni </text:span><text:span text:style-name="T300">batteri e la soluzione di cristal violetto, la parete cellulare una volta entrata in contatto con l’indicatore non tor</text:span><text:span text:style-name="T301">na</text:span><text:span text:style-name="T302">va</text:span><text:span text:style-name="T301"> indietro. <text:line-break/></text:span><text:span text:style-name="T302">I batteri gram positivi hanno una parete cellulare molto compatta e che non consente, una volta che ho fatto i legami, al solvente (l’acetone) di rimuovere le molecole che danno quel colore. <text:line-break/>I batteri gram positivi hanno un acido teicoico attaccato al peptidoglicano, costituente della parete cellulare. <text:s/><text:line-break/></text:span><text:soft-page-break/><text:span text:style-name="T302">L’acido teicoico fa in modo che la superficie dell’organismo sia molto più compatta e quindi più difficile da eradicare. </text:span><text:span text:style-name="T303">Il test di gram serve a capire quali batteri sono sensibili alla penicillina, infatti la penicillina g andava a influenzare direttamente la parete, fingeva di essere un amminoacido e quindi il microrganismo utilizzava in modo indifferenziato l’amminoacido corretto o la penicillina, se usavano quest’ultima la parete avrebbe presentato poi dei buchi e dunque il microrganismo moriva. I gram negativi alcuni sono sensibili alla penicillina, altri no.<text:line-break/>Il gram positivo poi può essere digerito dal lisozima, quest’ultimo è uno dei modi per aprire i microrganismi, si addizionano a fine produzione in modo che la parete venga degradata, viene usato anche per fare asepsi. </text:span><text:span text:style-name="T304">I gram negativi invece non possono essere digeriti.<text:line-break/>I gram + hanno pochi lipidi rispetto ai gram -.<text:line-break/><text:line-break/></text:span><text:span text:style-name="T305">I prot</text:span><text:span text:style-name="T306">eo</text:span><text:span text:style-name="T305">batteri</text:span><text:span text:style-name="T306"> sono <text:s/>tutti gram - , includono una serie di batteri che possono avere fenomeni patogeni. </text:span><text:span text:style-name="T307">Ci sono un sacco di metabolismi diversi. Se ne usano principalmente 3: <text:s/>acetobatter, gluconobatter, <text:s/>entrambi utilizzati per la produzione di acido acetico e zymomonas, quelli che sono maggiormente proposti come produttori di etanolo prendendo il posto del lievito. I zymomonas riescono a produrre molto alcool ma inoltre sono più resistenti all’alcool che producono. La produzione dell’etanolo ha infatti il problema dell’inibizione al prodotto, troppo prodotto può portare alla morte della biomassa che lo sta producendo, è proprio il caso dei lieviti. </text:span><text:span text:style-name="T308"><text:line-break/>Il gluconobatter si ferma all’acido acetico e non continua fino a produrre CO</text:span><text:span text:style-name="T467">2</text:span><text:span text:style-name="T308">. Può anche essere utilizzato per ossidare il glucosio a acido gluconico, viene utilizzato come conservante negli alimenti oppure nei mangimi perché stimolano i processi di crescita negli animali. <text:line-break/></text:span><text:span text:style-name="T309">I cianobatteri sono batteri fotosintetici, sono in grado di fissare l’azoto, sono coltivati proprio in biomassa.<text:line-break/></text:span><text:span text:style-name="T310">I firmicutes sono in grado di tollerare grandi quantità di acqua e </text:span><text:span text:style-name="T311">sale/</text:span><text:span text:style-name="T310">zucchero, ottimi per fare i processi in salamoia.<text:line-break/></text:span><text:span text:style-name="T311">Sono batteri Gram +, teoricamente dovrebbero essere come Gram – ma avendo caratteristiche simili ai Gram + li classifichiamo come tali. All’interno di questa categoria abbiamo i lattobacilli, utilizzati nell’industria casearia. </text:span><text:span text:style-name="T309"><text:line-break/><text:line-break/></text:span><text:span text:style-name="T312">Spore<text:line-break/>Le spore consentono all’organismo di resistere, sono una forma di difesa, per questo sono molto difficili da eliminare. Fare l'asepsi sulle spore è molto difficile, bisogna operare con sistemi di disinfezione.<text:line-break/></text:span><text:span text:style-name="T313">Alcune specie sono in grado di uccidere le larve degli insetti, sono dunque coltivati e pensati come pesticidi degli animali per preservare le coltivazioni da insetti infestanti con un sistema insetticida naturale.<text:line-break/></text:span><text:span text:style-name="T314">Non sono sensibili alla presenza dell’ossigeno, possono essere coltivati con la loro presenza senza avere effetti coll</text:span><text:span text:style-name="T315">a</text:span><text:span text:style-name="T314">terali. Pur </text:span><text:span text:style-name="T315">e</text:span><text:span text:style-name="T314">ssendo anaerobi ciò li consente.<text:line-break/><text:line-break/></text:span><text:span text:style-name="T315">La fermentazione lattica viene usata per produrre un sito, l’acido lattico, che però non è l’obbiettivo finale della produzione casearia ma è in mezzo, l’acido porta alla coagulazione delle proteine. La produzione dell’acido lattico è in situ una produzione in grado di portare alla coagulazione delle proteine, si aggregano agli ioni calcio e danno il caglio, base di partenza per la produzione dei formaggi. In questo modo si preservano le proteine del latte. <text:line-break/>L’acido lattico se non salato è tossico per l’essere umano. <text:line-break/></text:span><text:span text:style-name="T316">Enzimi diversi → fermentazioni diverse → prodotti diversi<text:line-break/><text:line-break/></text:span><text:span text:style-name="T322">B</text:span><text:span text:style-name="T317">atteri lattici omo fermentativi, producono solo l’acido lattico.</text:span></text:p>
      <text:p text:style-name="P13"><text:span text:style-name="T316">B</text:span><text:span text:style-name="T171">atteri lattici etero fermentativi, arrivano al processo di crescita e sviluppo attraverso una fermentazione che non produce solo acido lattico ma che per esempio produce CO</text:span><text:span text:style-name="T463">2</text:span><text:span text:style-name="T171"> o etanolo, le vie produttive che può prendere sono un po’ diverse.<text:line-break/></text:span><text:span text:style-name="T318">I batteri lattici in funzione della loro natura danno luogo alla fine della fermentazione a enantiomeri diversi.<text:line-break/></text:span><text:span text:style-name="T319">Gli enzimi sono in grado di riconoscere solo uno dei due isomeri. Dal punto di vista applicativo spesso è richiesto solo uno dei due isomeri. </text:span><text:span text:style-name="T320">Con un processo fermentativo posso andare a selezionare l’isomero, grandissimo vantaggio delle funzioni biotec: </text:span><text:span text:style-name="T434">scegliendo il microrganismo giusto posso non selezionare i prodotti ma addirittura selezionare la configurazione della molecola d’interesse</text:span><text:span text:style-name="T321">.<text:line-break/><text:line-break/></text:span><text:span text:style-name="T323">I coriono batteri e i propioni batteri, entrambi usati nella produzione di amminoacidi. </text:span><text:span text:style-name="T324">I secondi sono anche in grado di produrre acido propionico, </text:span><text:span text:style-name="T325">questo</text:span><text:span text:style-name="T324"> viene usato nella produzione casearia, porta al sapore di gruviera.<text:line-break/></text:span><text:span text:style-name="T326">Le ife e i filamenti sono fondamentali per la sopravvivenza dei batteri (o hanno scopo di assorbimento o di riproduzione), questi filamenti però durante la fase di produzione e in particolare durante la fase di agitazione </text:span><text:soft-page-break/><text:span text:style-name="T327">recano problemi in quanto la turbina tende a strappare i filamenti → bisogna operare con l’agitazione, posto che l’obiettivo sia la crescita del microrganismo, in modo tale da evitare la perdita dei filamenti.<text:line-break/>La presenza <text:s/>delle ife rendono più difficile la distribuzione dei nutrimenti.<text:line-break/></text:span><text:span text:style-name="T328">La separazione del microrganismo rispetto al substrato e al liquido di coltura è facilitato dalle ife, abbiamo organismi agglomerati che danno massa. </text:span><text:span text:style-name="T329">Le ife vengono a svilupparsi durante la crescita, </text:span><text:span text:style-name="T331">alla fine</text:span><text:span text:style-name="T330"> sarà presente in quantità maggiore e </text:span><text:span text:style-name="T331">dunque man mano che procedo con il processo aumenta la viscosità del sistema e va sempre di più verso un andamento non newtoniano perciò dovrò aumentano l’agitazione, dal punto di vista energetico costa di più. <text:line-break/><text:line-break/></text:span><text:span text:style-name="T332">FUNGHI E LIEVITO<text:line-break/>Le loro cellule sono eucariote, separazione del nucleo con membrana nucleare, complessità cellulare <text:s/>a causa della presenza degli organelli, membrana cellulare, costituita principalmente da lipidi che separa con il fuori.<text:line-break/></text:span><text:span text:style-name="T333">La via aerobia </text:span><text:span text:style-name="T334">consente una grande quantità di vettore energetico. Nel caso dei funghi si inizia ad andare in questa direzione; i batteri sono tendenzialmente anaerobi. Alcuni funghi sono anaerobi ma facoltativi cioè se possono scegliere scelgo la via aerobia ma se sono in assenza di ossigeno scelgo quella anaerobia. <text:line-break/></text:span><text:span text:style-name="T335">Sono chemioeterotrofi, hanno l’obiettivo di degradare. Anche i lieviti hanno questo scopo (?) ma viene usato anche per la produzione dell’etanolo, bevande alcoliche, pane, alcaloidi (sostanze farmaceutiche) ecc…<text:line-break/></text:span><text:span text:style-name="T336">Sostanzialmente la loro parete cellulare contiene titina (?) e crescono portando alla formazione di filamenti. Si riproducono per gemmazione, quando cellula figlia ha raggiunto dei livelli di dimensione sufficienti si separa e diventa una cellula a se stante. <text:line-break/></text:span><text:span text:style-name="T337">La massa di ife è micelio. <text:s/></text:span><text:span text:style-name="T334"><text:line-break/></text:span><text:span text:style-name="T338">Lieviti sono funghi unicellulari, si dividono per fissione simmetrica.<text:line-break/>Sono più facili da separare, costi minori di centrifugazione. </text:span><text:span text:style-name="T339">Generalmente i lieviti non hanno effetti patogeni, portano il loro patrimonio genetico è noto ed è quindi modificabile.<text:line-break/></text:span><text:span text:style-name="T340">19/03/2021<text:line-break/></text:span><text:span text:style-name="T341">Organismi che in modo semplice possono essere cresciuti e utilizzati per fare altri prodotti.<text:line-break/>I lieviti vengono classificati a parte perché unicellulari ma sono comunque funghi. I funghi invece sono sistemi multicellulari. <text:line-break/>Sono eucarioti, hanno cellule più grandi, nucleo in un filamento circolare e separato da una membrana nucleare, sono cellule complesse perché caratterizzate da una serie di organelli (non presenti nei procarioti quali batteri e archia). </text:span><text:span text:style-name="T342">La loro membrana cellulare è fatta di lipidi.</text:span></text:p>
      <text:p text:style-name="P16"><text:span text:style-name="T342">Sono molto adattabili e il più delle volte sono dei degradatori, hanno lo scopo di degradare in natura le sostanze organiche, fa di loro degli organismi <text:s/>facili da crescere, sono adattabili a tipi di substrati diversi tra di loro.<text:line-break/></text:span><text:span text:style-name="T343">I funghi sono o aerobi, hanno bisogno dell’ossigeno, o spesso aerobi facoltativi (tipico dei lieviti).<text:line-break/>La cellula è più complessa, </text:span><text:span text:style-name="T344">il metabolismo di tipo aerobio comporta una grande produzione di ATP che è il vettore energetico quindi </text:span><text:span text:style-name="T345">per mantenere vive, sane e vitali cellule così complesse c’è necessità di operare aerobio, <text:s/>soltanto chi è aerobio è in grado di disporre di un apporto energetico per mantenere le cellule vitali.<text:line-break/>I lieviti sono cellule eucariote, preferenzialmente operano aerobio ma non obbligatoriamente, se scelgono la via dell’a</text:span><text:span text:style-name="T346">na</text:span><text:span text:style-name="T345">erobio avremo</text:span><text:span text:style-name="T346"> </text:span><text:span text:style-name="T345">prodotti diversi </text:span><text:span text:style-name="T346">ma anche velocità di crescita diverse. <text:s/>Sono chemioeterotrofi, hanno bisogno di assorbire carbonio dall’ambiente.<text:line-break/></text:span><text:span text:style-name="T347">Rappresentativi di queste categorie ci sono i </text:span><text:span text:style-name="T348">Rh</text:span><text:span text:style-name="T347">izopus, </text:span><text:span text:style-name="T348">prodotti per essere prodotti loro stessi in modo tale da avere estrazione di enzimi o proteine dall’organismo prodotto.<text:line-break/></text:span><text:span text:style-name="T349">Lieviti si riproducono in maniera asessuata tipicamente ma hanno anche modo di riprodursi in modo sessuato, la scelta di una via rispetto all’altra dipendono molto dalle condizioni operative esterne.<text:line-break/></text:span><text:span text:style-name="T350">Nei funghi imperfetti, ossia funghi noti solo nella forma asessuata, troviamo l’Aspergillus, produce aflatossine (problema importante nel caso della conservazione</text:span><text:span text:style-name="T351">), vengono però utilizzati come produttori di acido citrico.<text:line-break/>L’aspergillus è in grado di dare ife e </text:span><text:span text:style-name="T352">questo</text:span><text:span text:style-name="T351"> possono essere vegetative (servono alla riproduzione) o di assorbimento, </text:span><text:span text:style-name="T352">esse sono fondamentali per la crescita dell’organismo e quindi se vengono strappate a seguito <text:s/>dell’agitazione è un problema ma dall’altra parte le ife sono un problema durante la riproduzione. Analogamente per il Penicillium, </text:span><text:span text:style-name="T353">che è l’altra entità utilizzata nella produzione di antibiotici, viene utilizzato perché attualmente le penicilline, </text:span><text:span text:style-name="T354">prime molecole con capacità antibiotica </text:span><text:span text:style-name="T353">non hanno più attività biologica cioè non sono più in grado di </text:span><text:span text:style-name="T355">combattere le malattie ma sono dei meravigliosi sintoni, molecole che possono essere utilizzate come mattoni di partenza per la produzione di nuovi farmaci. <text:line-break/>Ci sono due tipi di Aspergillus, c’è quello niger che produce acido nitrico e anche gluconico a partire da zuccheri, e c’è quello </text:span><text:span text:style-name="T356">oryzae</text:span><text:span text:style-name="T355"> utilizzato per la fermentazione del riso o della soia (portano alla produzione di salsa di soia, riso fermentato </text:span><text:soft-page-break/><text:span text:style-name="T355">ecc).<text:line-break/></text:span><text:span text:style-name="T356">Ho </text:span><text:span text:style-name="T357">diverse</text:span><text:span text:style-name="T356"> categorie anche per il Penicillium, quello notatum veniva utilizzato inizialmente, esso però produce troppe ife e quindi è più difficile da gestire nei reattori e quindi venne sostituito dal crysogentum che può essere coltivato nei reattori sommersi, </text:span><text:span text:style-name="T357">ho il camemberti che fa la crosta <text:s/>tipica del Camembert.<text:line-break/>Lieviti funghi unicellulari, si dividono per fissione in modo simmetrico. Sono molto utilizzati in biotec perché facili da crescere, non sono particolarmente patogeni, crescono abbastanza bene anche su substrati di scarto, sono in <text:s/>grado di arrivare a range di pH anche abbastanza alti.<text:line-break/></text:span><text:span text:style-name="T358">Tabella con organismo e prodotto principale. Si va dagli antibiotici agli acidi organici, c’è il settore enzima, il trattamento cibo, invecchiamento dei formaggi molli, produzione di insaccati, piuttosto che una serie di steroidi.<text:line-break/></text:span><text:span text:style-name="T356"><text:line-break/></text:span><text:span text:style-name="T359">CICLO PRODUTTIVO<text:line-break/>Importantissimo conoscerlo in modo da poterlo poi governare per fare in modo che sia il più efficiente possibile.<text:line-break/></text:span><text:span text:style-name="T360">Capire anche le condizioni operative che ottimizzano il ciclo.<text:line-break/>Lieviti hanno produzione o asessuata o sessuata; il fatto che venga scelta una o l’altra via dipendono dalle condizioni </text:span><text:span text:style-name="T361">(T, P, substrato, concentrazioni ecc)</text:span><text:span text:style-name="T360"> esterne → noi </text:span><text:span text:style-name="T362">applichiamo cond per far sì che scelgano la via asessuata così in questo modo eviteremo mutazioni (conservare il patrimonio genetico è fondamentale </text:span><text:span text:style-name="T363">e soprattutto l’organismo che ho è già stato modificato per massimizzare il processo</text:span><text:span text:style-name="T362">). <text:line-break/></text:span><text:span text:style-name="T364">Il fatto che si modifichi un po’ il patrimonio genetico significa che cambierà un po’ la distribuzione dei prodotti, </text:span><text:span text:style-name="T365">se si tratta ad esempio solo di una mancanza leggera di proteina non è un problema così grande, se invece quello che sto producendo è qualcosa che voglio mangiare devo riformulare e andare a bilanciare le cose.</text:span><text:span text:style-name="T362"><text:line-break/><text:line-break/></text:span><text:span text:style-name="T365">ALGHE <text:line-break/></text:span><text:span text:style-name="T366">Categoria di prodotti che ha commercio e che viene utilizzata nei processi biotecnologici.<text:line-break/>Sono eucariote, hanno una parete cellulare costituita da cellulosa, sono organismi fotosintetici quindi sono in grado di produrre ossigeno e sostanze organiche, esistono tipologie diverse caratterizzate da colori diversi (verdi, rosse, marroni) la cui natura dipende dalla loro profondità marina (dalle radiazioni che li raggiunge). <text:line-break/>Anche nel caso delle alghe c’è possibilità di riproduzione sessuata e asessuata, alghe vengono utilizzate con obiettivo estrazione. Le alghe brune che hanno nella loro parete cellulosa e acido alginico vengono coltivati con obbiettivo di recupero di algina che è un polimero oppure recupero della clorofilla e xantofilla. <text:line-break/>Le alghe rosse hanno la parete costituita da cellulosa, all’interno della <text:s/>cellula è presente il carragenano <text:s/>e l’agar, due polimeri utilizzati in produzione farmaceutiche e cosmesi. Agar è un gel bianco che può es</text:span><text:span text:style-name="T369">s</text:span><text:span text:style-name="T366">ere usata come base di crescita e di sviluppo, il carragenano è molto utilizzato per produzione alimentari (fantastico modulatore di viscosità → marmellate, zuppe ecc).<text:line-break/></text:span><text:span text:style-name="T367">Le alghe verdi, un prodotto che viene recuperato è la clorofilla e una serie di polimeri di zuccheri.<text:line-break/><text:line-break/>BACILLARIOPHYTA<text:line-break/>Vengono utilizzati per produzioni biotec. Contengono clorofilla, carotene, xantofilla. Diatom</text:span><text:span text:style-name="T368">ee </text:span><text:span text:style-name="T367">in grado di stoccare, hanno capacità assorbenti.<text:line-break/><text:line-break/></text:span><text:span text:style-name="T451">COMPONENTI MEZZO DI FERMENTAZIONE</text:span><text:span text:style-name="T368"><text:line-break/><text:line-break/></text:span><text:span text:style-name="T369">CARBOIDRATI<text:line-break/></text:span><text:span text:style-name="T370">Zuccheri complessi sono quelli che abbiamo a disposizione ma una volta mangiati verranno scomposti in zuccheri semplici.<text:line-break/></text:span><text:span text:style-name="T371">Zuccheri semplici costituiti da atomi di carbonio e da un certo numero di gruppi OH, attraverso legami covalent</text:span><text:span text:style-name="T372">i <text:s text:c="2"/></text:span></text:p>
      <text:list xml:id="list3887885108" text:style-name="L1">
        <text:list-item>
          <text:p text:style-name="P17">Monosaccaridi</text:p>
        </text:list-item>
        <text:list-item>
          <text:p text:style-name="P17">Disaccaridi</text:p>
        </text:list-item>
        <text:list-item>
          <text:p text:style-name="P17">Oligosaccaridi</text:p>
        </text:list-item>
        <text:list-item>
          <text:p text:style-name="P17">Polisaccaridi</text:p>
        </text:list-item>
      </text:list>
      <text:p text:style-name="P18"><text:span text:style-name="T370">I</text:span><text:span text:style-name="T371">l glucosi</text:span><text:span text:style-name="T372">o è uno zucchero sempre coinvolto, ciclo di krebs e poi degradato a C e acqua.<text:line-break/></text:span><text:span text:style-name="T373">Monosaccaridi legati da legami covalenti, possono essere divisi in unità disaccaride che a loro volta possono essere suddivisi in polisaccaridi.<text:line-break/>In base alla natura del gruppo CO classifico i monosaccaridi: aldoso (aldeide), chetoso (chetone).<text:line-break/></text:span><text:soft-page-break/><text:span text:style-name="T373">Molecola costituita da molecole <text:s/>di C e da un <text:s/>certo numero di gruppi ossidrili. Le molecole sono in grado di ciclizzare, formazione di un anello (molecola si dispone in forma ciclica). Il gusto dolce dipende dalla disposizione spaziale del gruppo OH. <text:s/></text:span><text:span text:style-name="T374">Carbonio centrale chirale con disposizioni diverse dei gruppi funzionali </text:span><text:span text:style-name="T377">(isomeri).</text:span><text:span text:style-name="T374"> </text:span><text:span text:style-name="T375">Noi usiamo molecole che possono stare nel buco dell’enzima, devo guardare dimensione e soprattutto geometria.<text:line-break/></text:span><text:span text:style-name="T376">Stereoisomeri → molecole con stessi legami e composizione ma differente arrangiamento spaziale: abbiamo proprietà chimico-fisiche diverse. Se devo separare due stereoisomeri lo posso fare perché le loro proprietà sono diverse, nel caso degli isomeri lo posso fare solo se metto in pratica metodi affinati (perché loro hanno stesse proprietà quindi non posso usare T di fusione, ebollizione ecc). <text:line-break/></text:span><text:span text:style-name="T377">Principalmente tutte le molecole biologiche sono chirali.<text:line-break/></text:span><text:span text:style-name="T378">Molecole classificate tramite operatori di simmetria: </text:span><text:span text:style-name="T379">attraverso la tipologia di simmetria.<text:line-break/>Si considera molecola, immagine speculare e poi si applicano gli operatori di simmetria: riflessione, rotazione e traslazione, <text:s/></text:span><text:span text:style-name="T380">si va a vedere se senza uscire dal piano <text:s/>le due strutture delle due immagini speculari si sovrappongono, se non lo fanno sono due isomeri e quindi lì c’è un carbonio chirale </text:span><text:span text:style-name="T381">(C con 4 costituenti diversi)</text:span><text:span text:style-name="T380">.<text:line-break/></text:span><text:span text:style-name="T381">Amminoacido: </text:span><text:span text:style-name="T435">la funzione amminica e la funzione carbossilica devono stare sullo stesso lato del</text:span><text:span text:style-name="T436">lo stesso</text:span><text:span text:style-name="T435"> carbonio</text:span><text:span text:style-name="T381">, altrimenti non è un amminoacido.<text:line-break/></text:span><text:span text:style-name="T382">Le due forme di un oggetto chirale sono detti enantiomeri, stessa composizione, stesse proprietà chimico-fisica ma struttura geometrica <text:s/>diversa. </text:span><text:span text:style-name="T383">Miscela racemica: miscela che contiene entrambi gli enantiomeri in percentuale 50-50.<text:line-break/>La separazione dei due enantiomeri si chiama risoluzione.<text:line-break/></text:span><text:span text:style-name="T384">Configurazione R e S → </text:span><text:span text:style-name="T385">nomenclatura + o , stabilisce da che parte può ruotare la luce polare.<text:line-break/></text:span><text:span text:style-name="T386">Ci sono anche i diastereoisomeri, </text:span><text:span text:style-name="T387">sono due stereoisome</text:span><text:span text:style-name="T388">r</text:span><text:span text:style-name="T387">i che non sono l’uno l’immagine speculare dell’altro, contengono più di un stereocentro. Possono avere configurazione uguale S,S R,R oppure configurazione diversa S,R → </text:span><text:span text:style-name="T389">mesocomposto</text:span><text:span text:style-name="T387">.<text:line-break/><text:line-break/></text:span><text:span text:style-name="T390">Nel caso di una reazione di tipo biotec indirizziamo la sintesi verso uno degli eniantomeri.<text:line-break/></text:span><text:span text:style-name="T391">Eniantomeri non <text:s/>possono essere separati, quando si è in loro presenza li si fa reagire con una molecola purificata che a sua volta contiene un carbonio simmetrico, questo tipo di addotto (non è un composto stabile) genererà un diastereoisomero R,R e uno S,R; questi due possono essere separati. Siccome ho generato un addotto posso rimuovere la molecola con cui ho fatto reagire i due eniantomeri. </text:span><text:span text:style-name="T392">Se il prodotto finale non è tossico lo si può usare come substrato, se questo ultimo step viene fatto tramite biochimica uno dei due eniantomeri non viene prodotto.<text:line-break/></text:span><text:span text:style-name="T393">La sintesi enzimatica porta ad un eccesso enantiomerico del 100%. <text:line-break/></text:span><text:span text:style-name="T394">Gli umani riescono a distinguere gli stereoisomeri tramite </text:span><text:span text:style-name="T395">l’</text:span><text:span text:style-name="T394">odore </text:span><text:span text:style-name="T395">e il </text:span><text:span text:style-name="T394">sapore.<text:line-break/></text:span><text:span text:style-name="T396">Stereochimica dei carboidrati complicata, </text:span><text:span text:style-name="T397">i monosaccaridi sono suddivisi in zuccheri con 5 atomi di C o 6 atomi di C e poi in aldosi e chetosi. </text:span><text:span text:style-name="T398">Il n° degli stereoisomeri corrisponde a 2</text:span><text:span text:style-name="T469">n</text:span><text:span text:style-name="T398"> con n=n° stereocentri.<text:line-break/><text:line-break/>Monosaccaridi: C</text:span><text:span text:style-name="T468">n</text:span><text:span text:style-name="T398">H</text:span><text:span text:style-name="T468">2n</text:span><text:span text:style-name="T398">O</text:span><text:span text:style-name="T468">n</text:span><text:span text:style-name="T398"> <text:line-break/>Gli zuccheri in funzione della loro struttura possono ciclizzare e dar luogo ad anelli chiusi. Il glucosio è spesso rappresentato nella sua versione ciclizzata. Una volta ciclizzata vengono distinti in </text:span><text:span text:style-name="T399">anomeri </text:span><text:span text:style-name="T398">alpha e beta, in base a dove si </text:span><text:span text:style-name="T399">piazza</text:span><text:span text:style-name="T398"> </text:span><text:span text:style-name="T399">il gruppo OH sul C1. Gli anelli a sei possono assumere configurazioni diverse come a sedia e a barca.<text:line-break/>Tutti i monosaccaridi e i disaccaridi sono definiti zuccheri riducenti, possono essere trattati con delle soluzioni di di Tollen, Fehling e Benedict in base al reattivo e possono dare luogo a redox. È un modo per riconoscere la concentrazione di zuccheri utilizzati dalle cellule nei substrati che vengono selezionati con questo scopo. Si definisce il potere riducente, questo dipenda dalla presenza di monosaccaridi aldosi o chetosi, questo va a determinare la disponibilità degli zuccheri semplici </text:span><text:span text:style-name="T400">sul substrato</text:span><text:span text:style-name="T399">. </text:span><text:span text:style-name="T400">Questo è legato anche al costo del substrato perché tanto ho più bisogno di zuccheri e tanto sarà più costoso il substrato. </text:span><text:span text:style-name="T401">Esempi monosaccaridi: fruttosio, produzione totalmente enzimatica senza intervento del microorganismo, galattopiranosio che sta <text:s/>nelle membrane del cervello.<text:line-break/><text:line-break/>Disaccaridi: sono tutti legati da un legame glicosidico, è un legame <text:s/>covalente che porta alla polimerizzazione con eliminazione di molecola d’acqua (?). Per poter ricavare i zuccheri semplici dai dimeri bisogna operare con interventi che hanno bisogno di una spesa energetica più alta. Esempi: saccarosio, lo zucchero comune che contiene glucosio e fruttosio, lattosio, zucchero tipico del latte che contiene galattosio e glucosio.<text:line-break/><text:line-break/>Polisaccaridi: </text:span><text:span text:style-name="T402">macromolecole costituite da monomeri </text:span><text:span text:style-name="T404">di </text:span><text:span text:style-name="T402">glucosio, costituenti principali dei vari substrati che andiamo a cercare come fonte di C. </text:span><text:span text:style-name="T403">Amido costituito da due macromolecole, uno è l’amilasoio(20%) e uno è l’amilopeptina (80%). Il primo è un polimero lineare legato da legami alpha, è un polimero solubile proprio perché è lineare e semplice, la sua </text:span><text:soft-page-break/><text:span text:style-name="T403">degradazione </text:span><text:span text:style-name="T404">porta al maltosio e poi successivamente se questo dimero rotto porta al glucosio. <text:line-break/>L’amilopeptina è anche lei un poliglucosio ma ramificato </text:span><text:span text:style-name="T405">circa ogni 20-25 unità con <text:s/>legami delle ramificazioni di tipo alpha-1,6. Queste ramificazioni fa sì che l’amilopeptina sia insolubile </text:span><text:span text:style-name="T406">in acqua.</text:span><text:span text:style-name="T405"><text:line-break/>L’amilopeptina spesso è nella parte più esterna, in qualche modo con il fatto che ha ramificazione funge da protezione verso l’amido. </text:span><text:span text:style-name="T406">Ciò che è meno solubile sta nella parte più interna. Ciò che è più facilmente degradabile viene protetto da ciò che lo è un po’ meno in modo tale che la riserva sia protetta da eventuale degradazione. <text:line-break/>La degradazione enzimatica è molto complessa nel caso degli amidi </text:span><text:span text:style-name="T407">e della cellulosa, serve un intero team di enzimi che vadano ad attaccare le molecole in punti diversi → punto di vista economico costoso, meglio procedere per via chimica.<text:line-break/>Un altro polisaccaride usato per stoccare riserve energetica è il glicogeno, simile alla amilopeptina perché ha una catena lineare con una serie di legami laterali, il glicogeno viene stoccato nei muscoli ed è una delle fonti che può essere degradato in maniera rapida in caso di necessità, se non viene degradato successivamente si trasforma in lipide.<text:line-break/></text:span><text:span text:style-name="T408">Il glicogeno è la prima fonte energetica in caso di richiesta da parte delle cellule, in particolare negli umani.<text:line-break/>Poi abbiamo la cellulosa, lunga catena lineare legata da legami beta e quindi non siamo in grado di degradarlo (il nostro corpo ha perso la capacità di sintetizzare l’enzima in grado di degradare i legami beta 1-4). <text:s/>Le cellulose possono a loro volta impacchettarsi all’interno delle cellule, addirittura in arrangiamenti cristallini.<text:line-break/><text:line-break/></text:span><text:span text:style-name="T409">MEZZO DI FERMENTAZIONE <text:line-break/></text:span><text:span text:style-name="T410">Q</text:span><text:span text:style-name="T409">uella sostanza/insieme di sostanza che costituiranno l’ambiente ideale dal punto di vista nutrizionale per lo sviluppo dell’organismo selezionato e che stiamo facendo crescere. Nel caso di sviluppo e crescita è il mezzo ideale, nel caso di produzione </text:span><text:span text:style-name="T410">invece forse no. (?) <text:line-break/>È uno dei componenti principali perché sarà la fonte di C organico che servirà all’organismo, a seconda della tipologia di materiale di partenza e a seconda di quel che vogliamo produrre può rappresentare un costo importante. Può essere materiale di scarto (e quindi si abbassano i costi) però ha un po’ di limiti: può contenere elevato contenuto di acqua (vogliamo 1 kg di substrato ma da un commerciante abbiamo più acqua in quel kg vuol dire che non stiamo guadagnando), può essere molto variabile, se derivata da prodotti agricoli può essere soggetta a stagionalità.<text:line-break/>Esistono mezzi semplici, contengono ciò che è fondamentale per la crescita C,H, N fosforo, ed esistono mezzi più complessi, a livello di produzione industriali in cui oltre agli elementi chimici abbiamo i fattori di crescita, vitamine, un po’ di amminoacidi e tutto quello che va a favorire la crescita e lo sviluppo dell’organismo selezionato.<text:line-break/>I mezzi liquidi sono preferibili rispetto a quelli solidi perché più facili da gestire, una fermentazione a substrato liquido richiederà meno spazio a pari produzione rispetto a fermentazione con substrato solido.<text:line-break/>Tanto più puro è il mezzo di <text:s/>partenza che stiamo considerando e tanto migliore sarà il risultato, in termini di purezza e costi (se non ha impurezze verrà trattato dii meno e comporterò all'abbattimento di costi). I fattori di crescita sono sostanzialmente vitamine.<text:line-break/></text:span><text:span text:style-name="T411">Dal punto di vista industriale non è importante quanto la materia prima sia la migliore o la più gradita da parte dell’organismo piuttosto si preferisce andare a vedere i costi della materia prima, non si sceglie la migliore ma quella che più o meno ci consente risultati ragionevoli ma a costi minori. </text:span><text:span text:style-name="T437">Scelta dettata dall’economia.</text:span><text:span text:style-name="T411"><text:line-break/>Si sceglie un mezzo di fermentazione che derivi già da un trattamento di materie che contiene carboidrati, come amidi piuttosto che cellulose, per esempio trattamento di piante, cereali che avevano uno scopo produttivo diverso dal nostro.<text:line-break/>In questo caso si prendono cereali, mais, orzo, riso ecc e si trattano con l’obbiettivo di estrarre le molecole che sono all’interno, in questa operazione di pretrattamento si fa un’opera di degradazione </text:span><text:span text:style-name="T412">degli </text:span><text:span text:style-name="T411">eventuali</text:span><text:span text:style-name="T412"> amidi</text:span><text:span text:style-name="T411"> <text:s/></text:span><text:span text:style-name="T412">e cellulose presenti </text:span><text:span text:style-name="T411">per poter rompere il ricco ed estrarre ciò che è contenuto.</text:span><text:span text:style-name="T412"> A seguito di questa operazione</text:span><text:span text:style-name="T411"> </text:span><text:span text:style-name="T412">rimane sempre del liquame, ricchissimo di zuccheri perché la capsula che proteggeva </text:span><text:span text:style-name="T413">il germe </text:span><text:span text:style-name="T412">che conteneva l’olio è costituito appunto da cellulos</text:span><text:span text:style-name="T413">a.<text:line-break/>All’interno del liquido generato sono dunque contenuti tutti i carboidrati, addirittura già in parte degradati in monomeri e dimeri → buonissimo materiale di partenza su cui poi costruire il mezzo di fermentazione.<text:line-break/>Esempio: corn st</text:span><text:span text:style-name="T420">eep</text:span><text:span text:style-name="T413"> liquor, liquido che si ottiene dopo la separazione della parte solida a seguito del trattamento di mais per rompere i chicchi che verranno macinati e da cui si potrà estrarre l’olio.<text:line-break/></text:span><text:span text:style-name="T414">Prendere mais → sticking, ammollamento in acqua e acido per degradare parte produttiva → sviluppo batteri <text:s/>lattici che degradano parte dei polisaccaridi, abbassano il pH → viene indebolita la parte protettiva del germe (parte più importante delle piante, dal germe si genera una nuova pianta e quindi è ben protetto), ciò che lo protegge è a sua volta nutrimento una volta che questo cresce. Batteri lattici: degradativi e allo stesso tempo il mai stesso genera enzimi degradativi che porta alla degradazione della capsula. In questo modo i chicchi di mais sono facilmente separabili, si separa prima il solido ottenendo il liquido che contiene i polisaccaridi. <text:line-break/>Derivando da un trattamento di prodotto agricolo il corn stick liquor conterrà anche vitamine, azoto, fattori di crescita e </text:span><text:soft-page-break/><text:span text:style-name="T414">tutta una serie di altre sostanze utili.</text:span><text:span text:style-name="T412"> </text:span><text:span text:style-name="T415">Il corn stick liquor è già un po’ sterilizzante perché ho bassi livelli di pH e quindi più di tanto non si genereranno organismi non voluti. I melassi hanno una composizione ottimale (sono anche i più costosi) sia dal punto di vista di C che di tutti gli altri elementi utili.<text:line-break/></text:span><text:span text:style-name="T416">Proprietà: fonte di C </text:span><text:span text:style-name="T417">possibilmente disponibile</text:span><text:span text:style-name="T416">, non troppo stagionale, non deve essere troppo lontana dal sito </text:span><text:span text:style-name="T417">che dovrà utilizzarlo </text:span><text:span text:style-name="T416">per evitare costi di trasporto, dovrà essere stoccata </text:span><text:span text:style-name="T417">senza troppi problemi di degradazione dovuta all’attacco di altri organismi, non dovrà contenere grandi quantità d</text:span><text:span text:style-name="T418">i </text:span><text:span text:style-name="T417">impurezze (trattamenti di purificazione), dovrà in qualche modo essere un po’ uniforme.<text:line-break/></text:span><text:span text:style-name="T419">Lo scarto è ottimo perché ti permette di risparmiare perché si prende la spazzatura di un altro processo, ma allo stesso tempo ci possono essere tante impurezze, che sia poco variabile, la stagionatura, deve essere SEMPRE disponibile ecc… C’è il rischio che comunque i costi per far sì che lo scarto diventi ottimo siano elevati a causa di tutti quei processi fatti ad esempio per purificarlo.<text:line-break/>In più ci sono anche i vincoli della legge perché alcuni scarti non possono essere riutilizzati.</text:span></text:p>
      <text:p text:style-name="P19"><text:span text:style-name="T419">S</text:span><text:span text:style-name="T171">olitamente si scelgono </text:span><text:span text:style-name="T420">dunque </text:span><text:span text:style-name="T171">scarti da più produzioni </text:span><text:span text:style-name="T420">in modo tale da poter avere la stessa composizione finale ma da materiali di partenza diversi.<text:line-break/>Se ci sono dentro dei precursori che ci aiutano con il prodotto finale lo scarto risulta ancora più importante.<text:line-break/><text:line-break/>Farmamedia deriva dall'essiccazione </text:span><text:span text:style-name="T421">degli embrioni del cotone oppure scarti di distillazione, come di cereali fermentati per il whisky lo scarto che rimane è ricco di azoto e C e quindi può essere riutilizzato come materiale di partenza per produrre mezzi di fermentazione. Altrimenti c’è anche il trattamento di soia, questa viene utilizzata principalmente per fare l’olio di soia oppure per produrre margarina, quello che resta è il soya bean meal che ha un buon contenuto di N e C, può essere anche utilizzato come base di partenza di produzioni biotec; non è ricco quanto il corn steep liquor e la parte di C non è così tanto disponibile per cui non è tanto usato.</text:span><text:span text:style-name="T422"> C’è anche il melasso, sicuramente uno dei <text:s/>mezzi di fermentazione migliori perché contiene una serie di vitamine, fattori di crescita che fa sì che sia una base di partenza quasi pronta.<text:line-break/><text:line-break/></text:span><text:span text:style-name="T425">Bisogna controllare l’acqua,</text:span><text:span text:style-name="T423"> regolare pH, regolare minerali, eventualmente depurare da sostanze e standardizzare il calcio.<text:line-break/>Si possono utilizzare altre fonti di C, proteine <text:s/></text:span><text:span text:style-name="T424">e</text:span><text:span text:style-name="T423"> fattori di crescit</text:span><text:span text:style-name="T424">a</text:span><text:span text:style-name="T423">: possono essere essere utilizzati gli scarti dalla produzione delle noccioline oppure viene utilizzato il blood meal, scarti di sangue essiccati, trattati con vapore, drenata via la parte liquida e la parte solida viene pressata, quest’ultima ha un colore cioccolato che però contiene l’80% di proteine quindi può essere utilizzato per fermentazione dell’organismo.<text:line-break/><text:line-break/></text:span><text:span text:style-name="T425">Un’altra cosa che può essere utilizzata come base di partenza è il sulfite liquor, liquido che deriva dalla separazione delle fibre di cellulosa ottenute per trattamento di materiali lino cellulosi dall’industria della carta, questa deve degradare la cellulosa perché servono dimensioni di un certo tipo. Una volta ottenute le fibre di cellulosa delle dimensioni volute rimane un liquido, fortemente acido, che può essere separato. Dopo opportuna neutralizzazione è una buona base di partenza come mezzo fermentativo perché contiene molti monosaccaridi.<text:line-break/><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729fcf"/>
      <style:paragraph-properties fo:margin-left="-0.499cm" fo:margin-right="-0.499cm" fo:margin-top="0cm" fo:margin-bottom="0.282cm" style:contextual-spacing="false" fo:line-height="108%" fo:text-align="start" style:justify-single-word="false" fo:orphans="2" fo:widows="2" fo:text-indent="0cm" style:auto-text-indent="false" fo:background-color="transparent" style:writing-mode="lr-tb"/>
      <style:text-properties fo:font-size="13pt" fo:font-weight="bold" officeooo:rsid="00e3b4d3" style:font-size-asian="13pt" style:font-weight-asian="bold" style:font-size-complex="13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34</meta:editing-cycles>
    <meta:creation-date>2021-02-22T11:22:00</meta:creation-date>
    <dc:date>2021-03-20T13:03:13.405000000</dc:date>
    <meta:editing-duration>PT3H45M32S</meta:editing-duration>
    <meta:generator>LibreOffice/7.1.0.3$Windows_x86 LibreOffice_project/f6099ecf3d29644b5008cc8f48f42f4a40986e4c</meta:generator>
    <meta:document-statistic meta:table-count="0" meta:image-count="0" meta:object-count="0" meta:page-count="19" meta:paragraph-count="25" meta:word-count="12840" meta:character-count="85176" meta:non-whitespace-character-count="72138"/>
    <meta:user-defined meta:name="AppVersion">16.0000</meta:user-defined>
    <meta:template xlink:type="simple" xlink:actuate="onRequest" xlink:title="Normal.dotm" xlink:href=""/>
  </office:meta>
</office:document-meta>
</file>